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ales-y-videos-afectados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Nombre de la lección</text:p>
          </table:table-cell>
          <table:table-cell office:value-type="string" calcext:value-type="string">
            <text:p>Canal del que lo han tomado</text:p>
          </table:table-cell>
          <table:table-cell office:value-type="string" calcext:value-type="string">
            <text:p>URL del vídeo original</text:p>
          </table:table-cell>
          <table:table-cell office:value-type="string" calcext:value-type="string">
            <text:p>Nombre del curso donde lo han metido</text:p>
          </table:table-cell>
          <table:table-cell office:value-type="string" calcext:value-type="string">
            <text:p>URL del curso donde lo han metido</text:p>
          </table:table-cell>
          <table:table-cell office:value-type="string" calcext:value-type="string">
            <text:p>CursoId</text:p>
          </table:table-cell>
          <table:table-cell office:value-type="string" calcext:value-type="string">
            <text:p>LeccionId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s observables</text:p>
          </table:table-cell>
          <table:table-cell office:value-type="string" calcext:value-type="string">
            <text:p>10 Minutos Programando</text:p>
          </table:table-cell>
          <table:table-cell office:value-type="string" calcext:value-type="string">
            <text:p>https://www.youtube.com/watch?v=ct6q_ao2q5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69" calcext:value-type="float">
            <text:p>1007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se de datos versus hojas de cálculo</text:p>
          </table:table-cell>
          <table:table-cell office:value-type="string" calcext:value-type="string">
            <text:p>365 Data Science</text:p>
          </table:table-cell>
          <table:table-cell office:value-type="string" calcext:value-type="string">
            <text:p>https://www.youtube.com/watch?v=x4Xt0M1mHbc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8665" calcext:value-type="float">
            <text:p>1086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Node.js</text:p>
          </table:table-cell>
          <table:table-cell office:value-type="string" calcext:value-type="string">
            <text:p>404 Not Found</text:p>
          </table:table-cell>
          <table:table-cell office:value-type="string" calcext:value-type="string">
            <text:p>https://www.youtube.com/watch?v=czFj5zoI5uc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270" calcext:value-type="float">
            <text:p>1562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 Ion-card</text:p>
          </table:table-cell>
          <table:table-cell office:value-type="string" calcext:value-type="string">
            <text:p>A Promagar</text:p>
          </table:table-cell>
          <table:table-cell office:value-type="string" calcext:value-type="string">
            <text:p>https://www.youtube.com/watch?v=SkrIdgN6c1g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0" calcext:value-type="float">
            <text:p>1434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servidores web</text:p>
          </table:table-cell>
          <table:table-cell office:value-type="string" calcext:value-type="string">
            <text:p>Abel OS</text:p>
          </table:table-cell>
          <table:table-cell office:value-type="string" calcext:value-type="string">
            <text:p>https://www.youtube.com/watch?v=_A3IWqnhlaM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4" calcext:value-type="float">
            <text:p>918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ados de Independencia de Pruebas</text:p>
          </table:table-cell>
          <table:table-cell office:value-type="string" calcext:value-type="string">
            <text:p>Abiztar</text:p>
          </table:table-cell>
          <table:table-cell office:value-type="string" calcext:value-type="string">
            <text:p>https://www.youtube.com/watch?v=41hhlji8SN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37" calcext:value-type="float">
            <text:p>986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básicos de programación y lenguaje C#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https://www.youtube.com/watch?v=rr5nZq61WIE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1" calcext:value-type="float">
            <text:p>1529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Introducción a Go</text:p>
          </table:table-cell>
          <table:table-cell office:value-type="string" calcext:value-type="string">
            <text:p>Abstractio Naturae</text:p>
          </table:table-cell>
          <table:table-cell office:value-type="string" calcext:value-type="string">
            <text:p>https://www.youtube.com/watch?v=Gwb5z31-H-4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029" calcext:value-type="float">
            <text:p>1430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: función plot()</text:p>
          </table:table-cell>
          <table:table-cell office:value-type="string" calcext:value-type="string">
            <text:p>Academatica</text:p>
          </table:table-cell>
          <table:table-cell office:value-type="string" calcext:value-type="string">
            <text:p>https://www.youtube.com/watch?v=J_gNWxRG2J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6" calcext:value-type="float">
            <text:p>1011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: función points</text:p>
          </table:table-cell>
          <table:table-cell office:value-type="string" calcext:value-type="string">
            <text:p>Academatica</text:p>
          </table:table-cell>
          <table:table-cell office:value-type="string" calcext:value-type="string">
            <text:p>https://www.youtube.com/watch?v=tVreUxYjPQ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7" calcext:value-type="float">
            <text:p>1011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 de burbujas</text:p>
          </table:table-cell>
          <table:table-cell office:value-type="string" calcext:value-type="string">
            <text:p>Academatica</text:p>
          </table:table-cell>
          <table:table-cell office:value-type="string" calcext:value-type="string">
            <text:p>https://www.youtube.com/watch?v=RlhvZ-90Pm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8" calcext:value-type="float">
            <text:p>1011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 de girasol</text:p>
          </table:table-cell>
          <table:table-cell office:value-type="string" calcext:value-type="string">
            <text:p>Academatica</text:p>
          </table:table-cell>
          <table:table-cell office:value-type="string" calcext:value-type="string">
            <text:p>https://www.youtube.com/watch?v=AgjOjJs3TX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9" calcext:value-type="float">
            <text:p>1011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: función jitter</text:p>
          </table:table-cell>
          <table:table-cell office:value-type="string" calcext:value-type="string">
            <text:p>Academatica</text:p>
          </table:table-cell>
          <table:table-cell office:value-type="string" calcext:value-type="string">
            <text:p>https://www.youtube.com/watch?v=SRa8MkpxUj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201" calcext:value-type="float">
            <text:p>1012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SH</text:p>
          </table:table-cell>
          <table:table-cell office:value-type="string" calcext:value-type="string">
            <text:p>Academia de Hostinger</text:p>
          </table:table-cell>
          <table:table-cell office:value-type="string" calcext:value-type="string">
            <text:p>https://www.youtube.com/watch?v=uoTh2zmiLGU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8" calcext:value-type="float">
            <text:p>1402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damentos de un proyecto</text:p>
          </table:table-cell>
          <table:table-cell office:value-type="string" calcext:value-type="string">
            <text:p>AcademiaEBC</text:p>
          </table:table-cell>
          <table:table-cell office:value-type="string" calcext:value-type="string">
            <text:p>https://www.youtube.com/watch?v=_7v1Wq6tGOY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3" calcext:value-type="float">
            <text:p>1143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alcular porcentajes</text:p>
          </table:table-cell>
          <table:table-cell office:value-type="string" calcext:value-type="string">
            <text:p>Acadevor</text:p>
          </table:table-cell>
          <table:table-cell office:value-type="string" calcext:value-type="string">
            <text:p>https://www.youtube.com/watch?v=7v-9Jpse_Cw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54" calcext:value-type="float">
            <text:p>1053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piedades particulares de una tabl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www.youtube.com/watch?v=wv1D1yXAEzk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46" calcext:value-type="float">
            <text:p>1449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empresas</text:p>
          </table:table-cell>
          <table:table-cell office:value-type="string" calcext:value-type="string">
            <text:p>Actividades económicas</text:p>
          </table:table-cell>
          <table:table-cell office:value-type="string" calcext:value-type="string">
            <text:p>https://www.youtube.com/watch?v=a475QKk-aIs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86660" calcext:value-type="float">
            <text:p>866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s cookies</text:p>
          </table:table-cell>
          <table:table-cell office:value-type="string" calcext:value-type="string">
            <text:p>Ada Lovecode - Didacticode</text:p>
          </table:table-cell>
          <table:table-cell office:value-type="string" calcext:value-type="string">
            <text:p>https://www.youtube.com/watch?v=1PVH9EU_3R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9" calcext:value-type="float">
            <text:p>996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okies en Javascript</text:p>
          </table:table-cell>
          <table:table-cell office:value-type="string" calcext:value-type="string">
            <text:p>Ada Lovecode - Didacticode</text:p>
          </table:table-cell>
          <table:table-cell office:value-type="string" calcext:value-type="string">
            <text:p>https://www.youtube.com/watch?v=k7pteU48rpc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30" calcext:value-type="float">
            <text:p>996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ilar aplicaciones en Access</text:p>
          </table:table-cell>
          <table:table-cell office:value-type="string" calcext:value-type="string">
            <text:p>Adamaris Carolina Rivas Herrera</text:p>
          </table:table-cell>
          <table:table-cell office:value-type="string" calcext:value-type="string">
            <text:p>https://www.youtube.com/watch?v=4L9c1yY8ID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62" calcext:value-type="float">
            <text:p>1449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optimizar los modelos de datos</text:p>
          </table:table-cell>
          <table:table-cell office:value-type="string" calcext:value-type="string">
            <text:p>AddKw</text:p>
          </table:table-cell>
          <table:table-cell office:value-type="string" calcext:value-type="string">
            <text:p>https://www.youtube.com/watch?v=UWg3uy9_mfE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90" calcext:value-type="float">
            <text:p>1052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columnas calculadas</text:p>
          </table:table-cell>
          <table:table-cell office:value-type="string" calcext:value-type="string">
            <text:p>AddKw</text:p>
          </table:table-cell>
          <table:table-cell office:value-type="string" calcext:value-type="string">
            <text:p>https://www.youtube.com/watch?v=FIGEG64BzhY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93" calcext:value-type="float">
            <text:p>1052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medidas calculadas</text:p>
          </table:table-cell>
          <table:table-cell office:value-type="string" calcext:value-type="string">
            <text:p>AddKw</text:p>
          </table:table-cell>
          <table:table-cell office:value-type="string" calcext:value-type="string">
            <text:p>https://www.youtube.com/watch?v=6DYfm3h6UD4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4" calcext:value-type="float">
            <text:p>1053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explorar los datos de tiempo</text:p>
          </table:table-cell>
          <table:table-cell office:value-type="string" calcext:value-type="string">
            <text:p>AddKw</text:p>
          </table:table-cell>
          <table:table-cell office:value-type="string" calcext:value-type="string">
            <text:p>https://www.youtube.com/watch?v=Nx2r8gCoVvg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5" calcext:value-type="float">
            <text:p>1053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lazar HTML con CSS</text:p>
          </table:table-cell>
          <table:table-cell office:value-type="string" calcext:value-type="string">
            <text:p>Adrian Gallardo - Desarrollador WEB</text:p>
          </table:table-cell>
          <table:table-cell office:value-type="string" calcext:value-type="string">
            <text:p>https://www.youtube.com/watch?v=qROhR9k7ID4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2" calcext:value-type="float">
            <text:p>1527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cuenta en Shopify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8ZntGaeDH94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02002" calcext:value-type="float">
            <text:p>1020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Shopify?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_GNiqgIorcs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02305" calcext:value-type="float">
            <text:p>1023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campañas de anuncios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FabniprAJgk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46277" calcext:value-type="float">
            <text:p>1462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render el comercio electrónico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tuG6f6BIdVc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17" calcext:value-type="float">
            <text:p>1599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la pasarela de pago de Shopify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U7zJ4IzdwkU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0" calcext:value-type="float">
            <text:p>1599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productos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b0p8As8SQ_o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2" calcext:value-type="float">
            <text:p>1599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Order by</text:p>
          </table:table-cell>
          <table:table-cell office:value-type="string" calcext:value-type="string">
            <text:p>Aguilar Systems MX</text:p>
          </table:table-cell>
          <table:table-cell office:value-type="string" calcext:value-type="string">
            <text:p>https://www.youtube.com/watch?v=cPKuDi3joiY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2" calcext:value-type="float">
            <text:p>1014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Top</text:p>
          </table:table-cell>
          <table:table-cell office:value-type="string" calcext:value-type="string">
            <text:p>Aguilar Systems MX</text:p>
          </table:table-cell>
          <table:table-cell office:value-type="string" calcext:value-type="string">
            <text:p>https://www.youtube.com/watch?v=THaKrmiVkFY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3" calcext:value-type="float">
            <text:p>1014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like</text:p>
          </table:table-cell>
          <table:table-cell office:value-type="string" calcext:value-type="string">
            <text:p>Aguilar Systems MX</text:p>
          </table:table-cell>
          <table:table-cell office:value-type="string" calcext:value-type="string">
            <text:p>https://www.youtube.com/watch?v=zzn7AvMyyx0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5" calcext:value-type="float">
            <text:p>1014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ausula Group by</text:p>
          </table:table-cell>
          <table:table-cell office:value-type="string" calcext:value-type="string">
            <text:p>Aguilar Systems MX</text:p>
          </table:table-cell>
          <table:table-cell office:value-type="string" calcext:value-type="string">
            <text:p>https://www.youtube.com/watch?v=P3q_EaC7Yhs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9" calcext:value-type="float">
            <text:p>1014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Having</text:p>
          </table:table-cell>
          <table:table-cell office:value-type="string" calcext:value-type="string">
            <text:p>Aguilar Systems MX</text:p>
          </table:table-cell>
          <table:table-cell office:value-type="string" calcext:value-type="string">
            <text:p>https://www.youtube.com/watch?v=OOx9SENJj2A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0" calcext:value-type="float">
            <text:p>1014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Visual Studio 2019 Community</text:p>
          </table:table-cell>
          <table:table-cell office:value-type="string" calcext:value-type="string">
            <text:p>Alberto Picazo</text:p>
          </table:table-cell>
          <table:table-cell office:value-type="string" calcext:value-type="string">
            <text:p>https://www.youtube.com/watch?v=K7utKxEvvrY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2317" calcext:value-type="float">
            <text:p>1023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rivadas con Matlab</text:p>
          </table:table-cell>
          <table:table-cell office:value-type="string" calcext:value-type="string">
            <text:p>Alejandro Duarte</text:p>
          </table:table-cell>
          <table:table-cell office:value-type="string" calcext:value-type="string">
            <text:p>https://www.youtube.com/watch?v=sPKiUwax_H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9" calcext:value-type="float">
            <text:p>1015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gramas</text:p>
          </table:table-cell>
          <table:table-cell office:value-type="string" calcext:value-type="string">
            <text:p>Alejandro Esqueda</text:p>
          </table:table-cell>
          <table:table-cell office:value-type="string" calcext:value-type="string">
            <text:p>https://www.youtube.com/watch?v=y6Fxn9z1l4w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10476" calcext:value-type="float">
            <text:p>1104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seño de paneles de control de administrador</text:p>
          </table:table-cell>
          <table:table-cell office:value-type="string" calcext:value-type="string">
            <text:p>Alejandro Nes WEB</text:p>
          </table:table-cell>
          <table:table-cell office:value-type="string" calcext:value-type="string">
            <text:p>https://www.youtube.com/watch?v=wqUu3BXump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11" calcext:value-type="float">
            <text:p>159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servidores webs</text:p>
          </table:table-cell>
          <table:table-cell office:value-type="string" calcext:value-type="string">
            <text:p>Alejandro Nes WEB</text:p>
          </table:table-cell>
          <table:table-cell office:value-type="string" calcext:value-type="string">
            <text:p>https://www.youtube.com/watch?v=a4EUpiPcfW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0" calcext:value-type="float">
            <text:p>1431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Count</text:p>
          </table:table-cell>
          <table:table-cell office:value-type="string" calcext:value-type="string">
            <text:p>Alexander Tutoriales</text:p>
          </table:table-cell>
          <table:table-cell office:value-type="string" calcext:value-type="string">
            <text:p>https://www.youtube.com/watch?v=z7MJRrNm8c0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2" calcext:value-type="float">
            <text:p>1014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ria del lenguaje de programación Javascript</text:p>
          </table:table-cell>
          <table:table-cell office:value-type="string" calcext:value-type="string">
            <text:p>Alexandra Gomez</text:p>
          </table:table-cell>
          <table:table-cell office:value-type="string" calcext:value-type="string">
            <text:p>https://www.youtube.com/watch?v=3bAQzReTFB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01" calcext:value-type="float">
            <text:p>996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encia, Especificidad y Cascada</text:p>
          </table:table-cell>
          <table:table-cell office:value-type="string" calcext:value-type="string">
            <text:p>AlexCG Design</text:p>
          </table:table-cell>
          <table:table-cell office:value-type="string" calcext:value-type="string">
            <text:p>https://www.youtube.com/watch?v=tfeC1VQxNmU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1" calcext:value-type="float">
            <text:p>1527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lantillas Integradas</text:p>
          </table:table-cell>
          <table:table-cell office:value-type="string" calcext:value-type="string">
            <text:p>Alondra De La Cruz</text:p>
          </table:table-cell>
          <table:table-cell office:value-type="string" calcext:value-type="string">
            <text:p>https://www.youtube.com/watch?v=mgXcy2hcvFU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10" calcext:value-type="float">
            <text:p>1081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o de 3 capas</text:p>
          </table:table-cell>
          <table:table-cell office:value-type="string" calcext:value-type="string">
            <text:p>Alonso Eduardo Caballero Quezada / ReYDeS</text:p>
          </table:table-cell>
          <table:table-cell office:value-type="string" calcext:value-type="string">
            <text:p>https://www.youtube.com/watch?v=m_JmhYYjdAA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89" calcext:value-type="float">
            <text:p>1402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ategias para recuperación después de un error</text:p>
          </table:table-cell>
          <table:table-cell office:value-type="string" calcext:value-type="string">
            <text:p>Andres Masis</text:p>
          </table:table-cell>
          <table:table-cell office:value-type="string" calcext:value-type="string">
            <text:p>https://www.youtube.com/watch?v=lR3caUQ9bL4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61308" calcext:value-type="float">
            <text:p>1613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duct Owner</text:p>
          </table:table-cell>
          <table:table-cell office:value-type="string" calcext:value-type="string">
            <text:p>AngelDiazMaroto</text:p>
          </table:table-cell>
          <table:table-cell office:value-type="string" calcext:value-type="string">
            <text:p>https://www.youtube.com/watch?v=ZqrT1Yaqun4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5" calcext:value-type="float">
            <text:p>1143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beceras en HTTP</text:p>
          </table:table-cell>
          <table:table-cell office:value-type="string" calcext:value-type="string">
            <text:p>Angelica Fernandez</text:p>
          </table:table-cell>
          <table:table-cell office:value-type="string" calcext:value-type="string">
            <text:p>https://www.youtube.com/watch?v=koJuYKjldTo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5" calcext:value-type="float">
            <text:p>1402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modelos de automóviles en 3D</text:p>
          </table:table-cell>
          <table:table-cell office:value-type="string" calcext:value-type="string">
            <text:p>Antartic Games</text:p>
          </table:table-cell>
          <table:table-cell office:value-type="string" calcext:value-type="string">
            <text:p>https://www.youtube.com/watch?v=f5qDc2MnwtI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8" calcext:value-type="float">
            <text:p>1529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 simulación </text:p>
          </table:table-cell>
          <table:table-cell office:value-type="string" calcext:value-type="string">
            <text:p>Antonio Hoyos Chaverra</text:p>
          </table:table-cell>
          <table:table-cell office:value-type="string" calcext:value-type="string">
            <text:p>https://www.youtube.com/watch?v=WcWEXC8bmag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081" calcext:value-type="float">
            <text:p>950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básicas Oracle</text:p>
          </table:table-cell>
          <table:table-cell office:value-type="string" calcext:value-type="string">
            <text:p>Antonio Vega</text:p>
          </table:table-cell>
          <table:table-cell office:value-type="string" calcext:value-type="string">
            <text:p>https://www.youtube.com/watch?v=Nhi0Y3q8200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53285" calcext:value-type="float">
            <text:p>532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exión de scripts en Unity</text:p>
          </table:table-cell>
          <table:table-cell office:value-type="string" calcext:value-type="string">
            <text:p>Antony Morsas</text:p>
          </table:table-cell>
          <table:table-cell office:value-type="string" calcext:value-type="string">
            <text:p>https://www.youtube.com/watch?v=obOGP_BTkEQ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2" calcext:value-type="float">
            <text:p>1529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cutar páginas web desde un servidor web local </text:p>
          </table:table-cell>
          <table:table-cell office:value-type="string" calcext:value-type="string">
            <text:p>AoiTsuki Blog</text:p>
          </table:table-cell>
          <table:table-cell office:value-type="string" calcext:value-type="string">
            <text:p>https://www.youtube.com/watch?v=9bRLtoUe79M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2" calcext:value-type="float">
            <text:p>918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oup by</text:p>
          </table:table-cell>
          <table:table-cell office:value-type="string" calcext:value-type="string">
            <text:p>Apasoft Training</text:p>
          </table:table-cell>
          <table:table-cell office:value-type="string" calcext:value-type="string">
            <text:p>https://www.youtube.com/watch?v=1D8KZUh8Lyk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62" calcext:value-type="float">
            <text:p>1515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lave Foreanea</text:p>
          </table:table-cell>
          <table:table-cell office:value-type="string" calcext:value-type="string">
            <text:p>Apasoft Training</text:p>
          </table:table-cell>
          <table:table-cell office:value-type="string" calcext:value-type="string">
            <text:p>https://www.youtube.com/watch?v=4BMl4dViNVo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78" calcext:value-type="float">
            <text:p>1515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ditar informe en access</text:p>
          </table:table-cell>
          <table:table-cell office:value-type="string" calcext:value-type="string">
            <text:p>Aplicaciones Office</text:p>
          </table:table-cell>
          <table:table-cell office:value-type="string" calcext:value-type="string">
            <text:p>https://www.youtube.com/watch?v=TmX72Lbwwe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02" calcext:value-type="float">
            <text:p>1081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matemáticas</text:p>
          </table:table-cell>
          <table:table-cell office:value-type="string" calcext:value-type="string">
            <text:p>Apps con Swift</text:p>
          </table:table-cell>
          <table:table-cell office:value-type="string" calcext:value-type="string">
            <text:p>https://www.youtube.com/watch?v=NmLnvJptNFw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9" calcext:value-type="float">
            <text:p>1021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lógicas</text:p>
          </table:table-cell>
          <table:table-cell office:value-type="string" calcext:value-type="string">
            <text:p>Apps con Swift</text:p>
          </table:table-cell>
          <table:table-cell office:value-type="string" calcext:value-type="string">
            <text:p>https://www.youtube.com/watch?v=Yv6GsXcF5Zw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0" calcext:value-type="float">
            <text:p>1021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de Drawers en Ionic</text:p>
          </table:table-cell>
          <table:table-cell office:value-type="string" calcext:value-type="string">
            <text:p>Aprende Angular</text:p>
          </table:table-cell>
          <table:table-cell office:value-type="string" calcext:value-type="string">
            <text:p>https://www.youtube.com/watch?v=JaDBsjhTVD0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7" calcext:value-type="float">
            <text:p>1434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impacto de las Tics en las empresas</text:p>
          </table:table-cell>
          <table:table-cell office:value-type="string" calcext:value-type="string">
            <text:p>Aprendiz de Mercadotecnia</text:p>
          </table:table-cell>
          <table:table-cell office:value-type="string" calcext:value-type="string">
            <text:p>https://www.youtube.com/watch?v=z0YO1PAtn1A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03" calcext:value-type="float">
            <text:p>1466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ugins para membresías y contenido restringido</text:p>
          </table:table-cell>
          <table:table-cell office:value-type="string" calcext:value-type="string">
            <text:p>AQP Hosting A1</text:p>
          </table:table-cell>
          <table:table-cell office:value-type="string" calcext:value-type="string">
            <text:p>https://www.youtube.com/watch?v=iceIUWMFQP8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2" calcext:value-type="float">
            <text:p>1591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las redes inalámbricas </text:p>
          </table:table-cell>
          <table:table-cell office:value-type="string" calcext:value-type="string">
            <text:p>AREATECNOLOGIA</text:p>
          </table:table-cell>
          <table:table-cell office:value-type="string" calcext:value-type="string">
            <text:p>https://www.youtube.com/watch?v=XK5W1nq3WnY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2" calcext:value-type="float">
            <text:p>928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<text:s/>conceptos básicos Go</text:p>
          </table:table-cell>
          <table:table-cell office:value-type="string" calcext:value-type="string">
            <text:p>Arnau Gómez</text:p>
          </table:table-cell>
          <table:table-cell office:value-type="string" calcext:value-type="string">
            <text:p>https://www.youtube.com/watch?v=LxoZMMBWD7Q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19" calcext:value-type="float">
            <text:p>831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compuestos: Arreglos</text:p>
          </table:table-cell>
          <table:table-cell office:value-type="string" calcext:value-type="string">
            <text:p>Arnau Gómez</text:p>
          </table:table-cell>
          <table:table-cell office:value-type="string" calcext:value-type="string">
            <text:p>https://www.youtube.com/watch?v=6NnzJzRhtl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11" calcext:value-type="float">
            <text:p>1431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nteros en Go</text:p>
          </table:table-cell>
          <table:table-cell office:value-type="string" calcext:value-type="string">
            <text:p>Arnau Gómez</text:p>
          </table:table-cell>
          <table:table-cell office:value-type="string" calcext:value-type="string">
            <text:p>https://www.youtube.com/watch?v=D2InfdKMgl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13" calcext:value-type="float">
            <text:p>1431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rámetros y valores de retorno</text:p>
          </table:table-cell>
          <table:table-cell office:value-type="string" calcext:value-type="string">
            <text:p>Arturo Chapa</text:p>
          </table:table-cell>
          <table:table-cell office:value-type="string" calcext:value-type="string">
            <text:p>https://www.youtube.com/watch?v=sWLSaikhtzU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5" calcext:value-type="float">
            <text:p>1633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cursividad en Go</text:p>
          </table:table-cell>
          <table:table-cell office:value-type="string" calcext:value-type="string">
            <text:p>ARUMALS</text:p>
          </table:table-cell>
          <table:table-cell office:value-type="string" calcext:value-type="string">
            <text:p>https://www.youtube.com/watch?v=8uMwPuy2T2w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2" calcext:value-type="float">
            <text:p>1431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consulta simple</text:p>
          </table:table-cell>
          <table:table-cell office:value-type="string" calcext:value-type="string">
            <text:p>aulaclic</text:p>
          </table:table-cell>
          <table:table-cell office:value-type="string" calcext:value-type="string">
            <text:p>https://www.youtube.com/watch?v=SMXjo5BOa5M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4" calcext:value-type="float">
            <text:p>1080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tablas </text:p>
          </table:table-cell>
          <table:table-cell office:value-type="string" calcext:value-type="string">
            <text:p>aulaclic</text:p>
          </table:table-cell>
          <table:table-cell office:value-type="string" calcext:value-type="string">
            <text:p>https://www.youtube.com/watch?v=TyV3S4Y4yWU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28" calcext:value-type="float">
            <text:p>1081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multi-tablas en Access</text:p>
          </table:table-cell>
          <table:table-cell office:value-type="string" calcext:value-type="string">
            <text:p>aulaclic</text:p>
          </table:table-cell>
          <table:table-cell office:value-type="string" calcext:value-type="string">
            <text:p>https://www.youtube.com/watch?v=OHrcy9X5JsY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8" calcext:value-type="float">
            <text:p>1081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actualización</text:p>
          </table:table-cell>
          <table:table-cell office:value-type="string" calcext:value-type="string">
            <text:p>aulaclic</text:p>
          </table:table-cell>
          <table:table-cell office:value-type="string" calcext:value-type="string">
            <text:p>https://www.youtube.com/watch?v=lKsi_HD9j4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02" calcext:value-type="float">
            <text:p>1082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consultas en Access</text:p>
          </table:table-cell>
          <table:table-cell office:value-type="string" calcext:value-type="string">
            <text:p>aulaclic</text:p>
          </table:table-cell>
          <table:table-cell office:value-type="string" calcext:value-type="string">
            <text:p>https://www.youtube.com/watch?v=cl5_kYw2Ej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51" calcext:value-type="float">
            <text:p>1449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osicionar elementos y centrarlos</text:p>
          </table:table-cell>
          <table:table-cell office:value-type="string" calcext:value-type="string">
            <text:p>Aulaideal</text:p>
          </table:table-cell>
          <table:table-cell office:value-type="string" calcext:value-type="string">
            <text:p>https://www.youtube.com/watch?v=1V1kJKeYTp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201" calcext:value-type="float">
            <text:p>1442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calabilidad y rendimiento</text:p>
          </table:table-cell>
          <table:table-cell office:value-type="string" calcext:value-type="string">
            <text:p>Aulaideal</text:p>
          </table:table-cell>
          <table:table-cell office:value-type="string" calcext:value-type="string">
            <text:p>https://www.youtube.com/watch?v=vsAfkUvqZZ4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13" calcext:value-type="float">
            <text:p>1593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Power BI?</text:p>
          </table:table-cell>
          <table:table-cell office:value-type="string" calcext:value-type="string">
            <text:p>Avante Formación</text:p>
          </table:table-cell>
          <table:table-cell office:value-type="string" calcext:value-type="string">
            <text:p>https://www.youtube.com/watch?v=3UEI5ovGx4E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40" calcext:value-type="float">
            <text:p>1052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nú de opciones Ionic</text:p>
          </table:table-cell>
          <table:table-cell office:value-type="string" calcext:value-type="string">
            <text:p>AxolotechAcademy</text:p>
          </table:table-cell>
          <table:table-cell office:value-type="string" calcext:value-type="string">
            <text:p>https://www.youtube.com/watch?v=JeO0zLyQ8Wk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6" calcext:value-type="float">
            <text:p>1434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rso de Drupal 8 | Cap 6 | Gestionar presentación de contenidos</text:p>
          </table:table-cell>
          <table:table-cell office:value-type="string" calcext:value-type="string">
            <text:p>B4N1</text:p>
          </table:table-cell>
          <table:table-cell office:value-type="string" calcext:value-type="string">
            <text:p>https://www.youtube.com/watch?v=AF9RVLdXCII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12" calcext:value-type="float">
            <text:p>833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s de Ionic</text:p>
          </table:table-cell>
          <table:table-cell office:value-type="string" calcext:value-type="string">
            <text:p>Baljeet Singh</text:p>
          </table:table-cell>
          <table:table-cell office:value-type="string" calcext:value-type="string">
            <text:p>https://www.youtube.com/watch?v=0srvlUshgtI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14" calcext:value-type="float">
            <text:p>1434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Entidad-Relación</text:p>
          </table:table-cell>
          <table:table-cell office:value-type="string" calcext:value-type="string">
            <text:p>Base de Datos Para todos</text:p>
          </table:table-cell>
          <table:table-cell office:value-type="string" calcext:value-type="string">
            <text:p>https://www.youtube.com/watch?v=oXrC8HJKrco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53284" calcext:value-type="float">
            <text:p>532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digo en lenguaje C vs código en lenguaje maquina </text:p>
          </table:table-cell>
          <table:table-cell office:value-type="string" calcext:value-type="string">
            <text:p>Ben Eater</text:p>
          </table:table-cell>
          <table:table-cell office:value-type="string" calcext:value-type="string">
            <text:p>https://www.youtube.com/watch?v=yOyaJXpAYZQ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93406" calcext:value-type="float">
            <text:p>934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fundizando los tipos de pruebas</text:p>
          </table:table-cell>
          <table:table-cell office:value-type="string" calcext:value-type="string">
            <text:p>Berenice Mendoza</text:p>
          </table:table-cell>
          <table:table-cell office:value-type="string" calcext:value-type="string">
            <text:p>https://www.youtube.com/watch?v=rOc_v1Uii9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0" calcext:value-type="float">
            <text:p>1392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es relacionales</text:p>
          </table:table-cell>
          <table:table-cell office:value-type="string" calcext:value-type="string">
            <text:p>BI-Talent</text:p>
          </table:table-cell>
          <table:table-cell office:value-type="string" calcext:value-type="string">
            <text:p>https://www.youtube.com/watch?v=2stSFi0A3Ns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95" calcext:value-type="float">
            <text:p>1517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básica de un documento HTML</text:p>
          </table:table-cell>
          <table:table-cell office:value-type="string" calcext:value-type="string">
            <text:p>Bifrost Diseño y Desarrollo Web</text:p>
          </table:table-cell>
          <table:table-cell office:value-type="string" calcext:value-type="string">
            <text:p>https://www.youtube.com/watch?v=0FYaJJ-bBz8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0" calcext:value-type="float">
            <text:p>1584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solución de problemas y conflictos de plugins</text:p>
          </table:table-cell>
          <table:table-cell office:value-type="string" calcext:value-type="string">
            <text:p>BigMasterWeb</text:p>
          </table:table-cell>
          <table:table-cell office:value-type="string" calcext:value-type="string">
            <text:p>https://www.youtube.com/watch?v=HdQyGmksBg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1" calcext:value-type="float">
            <text:p>1591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programación orientada a objetos</text:p>
          </table:table-cell>
          <table:table-cell office:value-type="string" calcext:value-type="string">
            <text:p>BitBoss</text:p>
          </table:table-cell>
          <table:table-cell office:value-type="string" calcext:value-type="string">
            <text:p>https://www.youtube.com/watch?v=SI7O81GMG2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18" calcext:value-type="float">
            <text:p>996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icación de los principios fundamentales de la POO</text:p>
          </table:table-cell>
          <table:table-cell office:value-type="string" calcext:value-type="string">
            <text:p>BitBoss</text:p>
          </table:table-cell>
          <table:table-cell office:value-type="string" calcext:value-type="string">
            <text:p>https://www.youtube.com/watch?v=SI7O81GMG2A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631" calcext:value-type="float">
            <text:p>1066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ode.js</text:p>
          </table:table-cell>
          <table:table-cell office:value-type="string" calcext:value-type="string">
            <text:p>Bitech Studio</text:p>
          </table:table-cell>
          <table:table-cell office:value-type="string" calcext:value-type="string">
            <text:p>https://www.youtube.com/watch?v=xJzzu7MVZXw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266" calcext:value-type="float">
            <text:p>1562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02 - Curso GO (GOLang) – De 0 a 100 - Elegir IDE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0skayP8J2l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22" calcext:value-type="float">
            <text:p>831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05 - Curso GO (GOLang) – De 0 a 100 - Variables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C60ga854HO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26" calcext:value-type="float">
            <text:p>831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15 - Curso GO (GOLang) – De 0 a 100 - Estructuras de control: if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ZUY7h7NCc3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36" calcext:value-type="float">
            <text:p>831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17 - Curso GO (GOLang) – De 0 a 100 - Estructuras de control: switch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P9oAMtf_t3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38" calcext:value-type="float">
            <text:p>831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33 - Curso GO (GOLang) – De 0 a 100 - Panic y Recover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x-Epx0twtZ4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54" calcext:value-type="float">
            <text:p>831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41 - Curso GO (GOLang) – De 0 a 100 - Manejo de Errores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wGMAA5dabY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62" calcext:value-type="float">
            <text:p>831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de inicio Go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VTFyy1xSTP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33" calcext:value-type="float">
            <text:p>1431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un servidor web en Go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Z21_2Zy1lO4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9" calcext:value-type="float">
            <text:p>1431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tecnología de la información</text:p>
          </table:table-cell>
          <table:table-cell office:value-type="string" calcext:value-type="string">
            <text:p>Blog de tecnología y cultura</text:p>
          </table:table-cell>
          <table:table-cell office:value-type="string" calcext:value-type="string">
            <text:p>https://www.youtube.com/watch?v=CykW7S4h05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598" calcext:value-type="float">
            <text:p>1465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figurando servicios y componentes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WgJx-kfTLTQ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58" calcext:value-type="float">
            <text:p>1007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iminando elementos de Firebase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pI3JSZhaCdI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63" calcext:value-type="float">
            <text:p>1007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ditando elementos de Firebase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Nt3wJUbENCE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83" calcext:value-type="float">
            <text:p>1057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alación de Ionic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duekybtjLck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06" calcext:value-type="float">
            <text:p>1434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tones Material Design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X4cEHPX2iaw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25" calcext:value-type="float">
            <text:p>913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ndamentos de Node.js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mG4U9t5nWG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271" calcext:value-type="float">
            <text:p>1562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ortaciones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eyFlEH6cwFQ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17" calcext:value-type="float">
            <text:p>1563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Is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sB6Vc3gze3w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21" calcext:value-type="float">
            <text:p>1563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rmalización de bases de datos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D_Alt-GY-x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61305" calcext:value-type="float">
            <text:p>1613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Min-Max</text:p>
          </table:table-cell>
          <table:table-cell office:value-type="string" calcext:value-type="string">
            <text:p>Brain GM</text:p>
          </table:table-cell>
          <table:table-cell office:value-type="string" calcext:value-type="string">
            <text:p>https://www.youtube.com/watch?v=RyB5ssFHGLs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4" calcext:value-type="float">
            <text:p>1014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interfaz de usuario en Unity</text:p>
          </table:table-cell>
          <table:table-cell office:value-type="string" calcext:value-type="string">
            <text:p>BravePixelG</text:p>
          </table:table-cell>
          <table:table-cell office:value-type="string" calcext:value-type="string">
            <text:p>https://www.youtube.com/watch?v=a0SV0CZ13Qs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899" calcext:value-type="float">
            <text:p>1528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inteligencia artificial</text:p>
          </table:table-cell>
          <table:table-cell office:value-type="string" calcext:value-type="string">
            <text:p>BravePixelG</text:p>
          </table:table-cell>
          <table:table-cell office:value-type="string" calcext:value-type="string">
            <text:p>https://www.youtube.com/watch?v=2cDXDUotpYI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16" calcext:value-type="float">
            <text:p>1529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fectos de partículas en Unity</text:p>
          </table:table-cell>
          <table:table-cell office:value-type="string" calcext:value-type="string">
            <text:p>ButterGames</text:p>
          </table:table-cell>
          <table:table-cell office:value-type="string" calcext:value-type="string">
            <text:p>https://www.youtube.com/watch?v=hq985sM9WOw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13" calcext:value-type="float">
            <text:p>1529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previo de una plantilla Bootstrap</text:p>
          </table:table-cell>
          <table:table-cell office:value-type="string" calcext:value-type="string">
            <text:p>Byspel Tech - Programación de Software</text:p>
          </table:table-cell>
          <table:table-cell office:value-type="string" calcext:value-type="string">
            <text:p>https://www.youtube.com/watch?v=wZOPylWWhFI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6" calcext:value-type="float">
            <text:p>918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rutas y navegación</text:p>
          </table:table-cell>
          <table:table-cell office:value-type="string" calcext:value-type="string">
            <text:p>campusMVP.es</text:p>
          </table:table-cell>
          <table:table-cell office:value-type="string" calcext:value-type="string">
            <text:p>https://www.youtube.com/watch?v=TbaQ42y8moc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07" calcext:value-type="float">
            <text:p>1593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resiones aritméticas</text:p>
          </table:table-cell>
          <table:table-cell office:value-type="string" calcext:value-type="string">
            <text:p>Carlos Alberto Cañón Romero</text:p>
          </table:table-cell>
          <table:table-cell office:value-type="string" calcext:value-type="string">
            <text:p>https://www.youtube.com/watch?v=jRfJ4j7Eh7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59" calcext:value-type="float">
            <text:p>1515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es lógicos</text:p>
          </table:table-cell>
          <table:table-cell office:value-type="string" calcext:value-type="string">
            <text:p>Carlos Alberto Cañón Romero</text:p>
          </table:table-cell>
          <table:table-cell office:value-type="string" calcext:value-type="string">
            <text:p>https://www.youtube.com/watch?v=FvkfzPPFx9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61" calcext:value-type="float">
            <text:p>1515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ivacion Esquema HR</text:p>
          </table:table-cell>
          <table:table-cell office:value-type="string" calcext:value-type="string">
            <text:p>Carlos Alberto Cañón Romero</text:p>
          </table:table-cell>
          <table:table-cell office:value-type="string" calcext:value-type="string">
            <text:p>https://www.youtube.com/watch?v=EfbN7_1Sfes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61" calcext:value-type="float">
            <text:p>1517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 del servicio (inicio y parada)</text:p>
          </table:table-cell>
          <table:table-cell office:value-type="string" calcext:value-type="string">
            <text:p>Carlos Alberto Cañón Romero</text:p>
          </table:table-cell>
          <table:table-cell office:value-type="string" calcext:value-type="string">
            <text:p>https://www.youtube.com/watch?v=j9Ru_a_O0J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3" calcext:value-type="float">
            <text:p>1402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labras de colores</text:p>
          </table:table-cell>
          <table:table-cell office:value-type="string" calcext:value-type="string">
            <text:p>Carlos Alfaro</text:p>
          </table:table-cell>
          <table:table-cell office:value-type="string" calcext:value-type="string">
            <text:p>https://www.youtube.com/watch?v=zMY226yoS_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5" calcext:value-type="float">
            <text:p>1527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GB y RBGA</text:p>
          </table:table-cell>
          <table:table-cell office:value-type="string" calcext:value-type="string">
            <text:p>Carlos Alfaro</text:p>
          </table:table-cell>
          <table:table-cell office:value-type="string" calcext:value-type="string">
            <text:p>https://www.youtube.com/watch?v=HCa_Cjdy65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6" calcext:value-type="float">
            <text:p>1527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xadecimales</text:p>
          </table:table-cell>
          <table:table-cell office:value-type="string" calcext:value-type="string">
            <text:p>Carlos Alfaro</text:p>
          </table:table-cell>
          <table:table-cell office:value-type="string" calcext:value-type="string">
            <text:p>https://www.youtube.com/watch?v=p4LWgnLjsf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7" calcext:value-type="float">
            <text:p>1527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SL Y HSLA</text:p>
          </table:table-cell>
          <table:table-cell office:value-type="string" calcext:value-type="string">
            <text:p>Carlos Alfaro</text:p>
          </table:table-cell>
          <table:table-cell office:value-type="string" calcext:value-type="string">
            <text:p>https://www.youtube.com/watch?v=lfFLJTaCXWM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8" calcext:value-type="float">
            <text:p>1527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timizar la experiencia del usuario</text:p>
          </table:table-cell>
          <table:table-cell office:value-type="string" calcext:value-type="string">
            <text:p>Carlos Enrique | Shopify Developer</text:p>
          </table:table-cell>
          <table:table-cell office:value-type="string" calcext:value-type="string">
            <text:p>https://www.youtube.com/watch?v=6hIRVndTemM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42" calcext:value-type="float">
            <text:p>1599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ideo game development (Desarrollo de videojuegos)</text:p>
          </table:table-cell>
          <table:table-cell office:value-type="string" calcext:value-type="string">
            <text:p>Carlos Gonzalez Morcillo</text:p>
          </table:table-cell>
          <table:table-cell office:value-type="string" calcext:value-type="string">
            <text:p>https://www.youtube.com/watch?v=SEP-ccVfsrk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10" calcext:value-type="float">
            <text:p>929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Visual Studio Code</text:p>
          </table:table-cell>
          <table:table-cell office:value-type="string" calcext:value-type="string">
            <text:p>Carlos Master Web</text:p>
          </table:table-cell>
          <table:table-cell office:value-type="string" calcext:value-type="string">
            <text:p>https://www.youtube.com/watch?v=h_c4pvAtqI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48" calcext:value-type="float">
            <text:p>1007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Git</text:p>
          </table:table-cell>
          <table:table-cell office:value-type="string" calcext:value-type="string">
            <text:p>Carlos Master Web</text:p>
          </table:table-cell>
          <table:table-cell office:value-type="string" calcext:value-type="string">
            <text:p>https://www.youtube.com/watch?v=WcYTcttEf50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3" calcext:value-type="float">
            <text:p>1032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ejo de llaves en Access</text:p>
          </table:table-cell>
          <table:table-cell office:value-type="string" calcext:value-type="string">
            <text:p>Carlos Mojica</text:p>
          </table:table-cell>
          <table:table-cell office:value-type="string" calcext:value-type="string">
            <text:p>https://www.youtube.com/watch?v=AfaMZ_Q4Zp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47" calcext:value-type="float">
            <text:p>1449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es para consultas y automatización</text:p>
          </table:table-cell>
          <table:table-cell office:value-type="string" calcext:value-type="string">
            <text:p>Carlos Pineda Clases de Computación y Programación</text:p>
          </table:table-cell>
          <table:table-cell office:value-type="string" calcext:value-type="string">
            <text:p>https://www.youtube.com/watch?v=4XWtUuSkU-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40" calcext:value-type="float">
            <text:p>1081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contraseñas seguras y autenticación en dos pasos</text:p>
          </table:table-cell>
          <table:table-cell office:value-type="string" calcext:value-type="string">
            <text:p>Carlos SEO</text:p>
          </table:table-cell>
          <table:table-cell office:value-type="string" calcext:value-type="string">
            <text:p>https://www.youtube.com/watch?v=QE686Bl0MuI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0" calcext:value-type="float">
            <text:p>1591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Generales del manejo de prueba de softwares</text:p>
          </table:table-cell>
          <table:table-cell office:value-type="string" calcext:value-type="string">
            <text:p>Catch Exception Canal</text:p>
          </table:table-cell>
          <table:table-cell office:value-type="string" calcext:value-type="string">
            <text:p>https://www.youtube.com/watch?v=TEf8vJMyhs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4" calcext:value-type="float">
            <text:p>1392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de Integración</text:p>
          </table:table-cell>
          <table:table-cell office:value-type="string" calcext:value-type="string">
            <text:p>Catch Exception Canal</text:p>
          </table:table-cell>
          <table:table-cell office:value-type="string" calcext:value-type="string">
            <text:p>https://www.youtube.com/watch?v=lnx5-s53CwI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2" calcext:value-type="float">
            <text:p>1392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cluir y vincular Materialize CSS en un proyecto web</text:p>
          </table:table-cell>
          <table:table-cell office:value-type="string" calcext:value-type="string">
            <text:p>cazzcode</text:p>
          </table:table-cell>
          <table:table-cell office:value-type="string" calcext:value-type="string">
            <text:p>https://www.youtube.com/watch?v=5GzoBsD32fU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3" calcext:value-type="float">
            <text:p>1584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volución histórica de la gestión de proyectos</text:p>
          </table:table-cell>
          <table:table-cell office:value-type="string" calcext:value-type="string">
            <text:p>CEC - IAEN</text:p>
          </table:table-cell>
          <table:table-cell office:value-type="string" calcext:value-type="string">
            <text:p>https://www.youtube.com/watch?v=MlyrriEzx3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298" calcext:value-type="float">
            <text:p>1142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fluencia de la organización en la gestión de proyectos</text:p>
          </table:table-cell>
          <table:table-cell office:value-type="string" calcext:value-type="string">
            <text:p>CEC - IAEN</text:p>
          </table:table-cell>
          <table:table-cell office:value-type="string" calcext:value-type="string">
            <text:p>https://www.youtube.com/watch?v=HYy-9LR5gUI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4" calcext:value-type="float">
            <text:p>1143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dministrador de servidores</text:p>
          </table:table-cell>
          <table:table-cell office:value-type="string" calcext:value-type="string">
            <text:p>CECyT Digital Harbor</text:p>
          </table:table-cell>
          <table:table-cell office:value-type="string" calcext:value-type="string">
            <text:p>https://www.youtube.com/watch?v=ImnGRlIf4as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4" calcext:value-type="float">
            <text:p>1402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arrollar el plan para la dirección del proyecto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1W9FbdYhXrw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7" calcext:value-type="float">
            <text:p>1143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l alcance del proyecto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zlYkvC58iy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2" calcext:value-type="float">
            <text:p>1143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r el alcance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_OuVzHNGjIA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3" calcext:value-type="float">
            <text:p>1143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ificar la gestión del alcance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5HY4qLALPWQ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4" calcext:value-type="float">
            <text:p>1143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 la calidad del proyecto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YdQECHVm29I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5" calcext:value-type="float">
            <text:p>1143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ertificación PMP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3gNPZMOyCF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2" calcext:value-type="float">
            <text:p>1143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mera macro</text:p>
          </table:table-cell>
          <table:table-cell office:value-type="string" calcext:value-type="string">
            <text:p>CETCT Tlapa</text:p>
          </table:table-cell>
          <table:table-cell office:value-type="string" calcext:value-type="string">
            <text:p>https://www.youtube.com/watch?v=0uDQ-CP4uVI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2" calcext:value-type="float">
            <text:p>1081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Qué son las excepciones y su importancia</text:p>
          </table:table-cell>
          <table:table-cell office:value-type="string" calcext:value-type="string">
            <text:p>Charly Cimino</text:p>
          </table:table-cell>
          <table:table-cell office:value-type="string" calcext:value-type="string">
            <text:p>https://www.youtube.com/watch?v=njd0bZiQDm0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725" calcext:value-type="float">
            <text:p>1067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ción de amperio</text:p>
          </table:table-cell>
          <table:table-cell office:value-type="string" calcext:value-type="string">
            <text:p>Charly Labs</text:p>
          </table:table-cell>
          <table:table-cell office:value-type="string" calcext:value-type="string">
            <text:p>https://www.youtube.com/watch?v=YTX2Trvrmpw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5" calcext:value-type="float">
            <text:p>928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y estructura del protocolo HTTP</text:p>
          </table:table-cell>
          <table:table-cell office:value-type="string" calcext:value-type="string">
            <text:p>Clarkode</text:p>
          </table:table-cell>
          <table:table-cell office:value-type="string" calcext:value-type="string">
            <text:p>https://www.youtube.com/watch?v=VtJDucHz9S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2" calcext:value-type="float">
            <text:p>1402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eliminación</text:p>
          </table:table-cell>
          <table:table-cell office:value-type="string" calcext:value-type="string">
            <text:p>Clases Virtuales</text:p>
          </table:table-cell>
          <table:table-cell office:value-type="string" calcext:value-type="string">
            <text:p>https://www.youtube.com/watch?v=sJfkMI9bH3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00" calcext:value-type="float">
            <text:p>1082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osting gratuito</text:p>
          </table:table-cell>
          <table:table-cell office:value-type="string" calcext:value-type="string">
            <text:p>CMSyMas</text:p>
          </table:table-cell>
          <table:table-cell office:value-type="string" calcext:value-type="string">
            <text:p>https://www.youtube.com/watch?v=tAJeP7NkQl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2" calcext:value-type="float">
            <text:p>918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con parámetros</text:p>
          </table:table-cell>
          <table:table-cell office:value-type="string" calcext:value-type="string">
            <text:p>Code Hive</text:p>
          </table:table-cell>
          <table:table-cell office:value-type="string" calcext:value-type="string">
            <text:p>https://www.youtube.com/watch?v=e3EyqGnb6XM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17" calcext:value-type="float">
            <text:p>996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ción orientada a objetos en JavaScript</text:p>
          </table:table-cell>
          <table:table-cell office:value-type="string" calcext:value-type="string">
            <text:p>Code Hive</text:p>
          </table:table-cell>
          <table:table-cell office:value-type="string" calcext:value-type="string">
            <text:p>https://www.youtube.com/watch?v=Rrxv7eGQEGw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19" calcext:value-type="float">
            <text:p>996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ágenes, Pixeles y RGB</text:p>
          </table:table-cell>
          <table:table-cell office:value-type="string" calcext:value-type="string">
            <text:p>Code.org</text:p>
          </table:table-cell>
          <table:table-cell office:value-type="string" calcext:value-type="string">
            <text:p>https://www.youtube.com/watch?v=15aqFQQVBWU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105" calcext:value-type="float">
            <text:p>951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odo el mundo debería saber programar</text:p>
          </table:table-cell>
          <table:table-cell office:value-type="string" calcext:value-type="string">
            <text:p>Code.org</text:p>
          </table:table-cell>
          <table:table-cell office:value-type="string" calcext:value-type="string">
            <text:p>https://www.youtube.com/watch?v=dU1xS07N-FA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49" calcext:value-type="float">
            <text:p>1092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ción de Grid </text:p>
          </table:table-cell>
          <table:table-cell office:value-type="string" calcext:value-type="string">
            <text:p>CodeLag</text:p>
          </table:table-cell>
          <table:table-cell office:value-type="string" calcext:value-type="string">
            <text:p>https://www.youtube.com/watch?v=vtoCPKQuVUw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19" calcext:value-type="float">
            <text:p>913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s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49Td6B-_-Fg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51" calcext:value-type="float">
            <text:p>1007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rectiva NGLF/Else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_BnyzMF5VVI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75" calcext:value-type="float">
            <text:p>1057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outing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DiZ08Tzihq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78" calcext:value-type="float">
            <text:p>1057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outerLink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ZDEWs5rhfHI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79" calcext:value-type="float">
            <text:p>1057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cios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Lez9ZAEAYsM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80" calcext:value-type="float">
            <text:p>1057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utas dinámicas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fCFsE4nL6Z0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82" calcext:value-type="float">
            <text:p>1057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egración de Bootstrap en un proyecto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IZxsjf5nIlg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78" calcext:value-type="float">
            <text:p>1592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formularios dinámicos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DupxC_fvEOY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09" calcext:value-type="float">
            <text:p>1593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las clases de offset para desplazar columnas horizontalmente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RZ1FAemjxBI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21" calcext:value-type="float">
            <text:p>913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la etiqueta &lt;blockquote&gt; para resaltar y enfatizar párrafos de texto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VV-0wFT3fvg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31" calcext:value-type="float">
            <text:p>913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las clases de Materialize para cambiar la tipografía y los colores en el diseño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G6B6Qw0IyJ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4" calcext:value-type="float">
            <text:p>1584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configuración de la rejilla principal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miLlEj-vZ9c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5" calcext:value-type="float">
            <text:p>1584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clases push y pull para cambiar el orden de las columnas en dispositivos específicos.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vwVNtk_Xq0w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1" calcext:value-type="float">
            <text:p>1584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ineaciones de Texto, Objetos y Contenido Flotante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hR1nCykpq6o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3" calcext:value-type="float">
            <text:p>1584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clases adicionales para personalizar y modificar las clases "row" y "container"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RIscekHH5M8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4" calcext:value-type="float">
            <text:p>1584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licación de efectos de profundidad y sombras en elementos utilizando las clases de Materialize CS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FPSho9T1meY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5" calcext:value-type="float">
            <text:p>1584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las clases de Materialize CSS para hacer que las imágenes sean adaptables y responsiva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V-qXzCTdrCw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6" calcext:value-type="float">
            <text:p>1584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las clases de Materialize CSS para estilizar y diseñar tabla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rM5dr-wYh-Y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8" calcext:value-type="float">
            <text:p>1584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lementación de contenido colapsable utilizando las clases de Materialize CS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HH0cnOzSeHU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50" calcext:value-type="float">
            <text:p>1584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tilización de tooltips para proporcionar información adicional sobre elemento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gm2W7P40sAs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51" calcext:value-type="float">
            <text:p>1584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os de autenticación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bwTkh58mv9E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399" calcext:value-type="float">
            <text:p>1013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: Cadena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fECrNsyl-4Y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6" calcext:value-type="float">
            <text:p>1014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cUwtCd84-ow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6" calcext:value-type="float">
            <text:p>1014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lamar a funciones desde otra función</text:p>
          </table:table-cell>
          <table:table-cell office:value-type="string" calcext:value-type="string">
            <text:p>Codificandolo</text:p>
          </table:table-cell>
          <table:table-cell office:value-type="string" calcext:value-type="string">
            <text:p>https://www.youtube.com/watch?v=p5O9aU3_5_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2" calcext:value-type="float">
            <text:p>997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ilos de textos</text:p>
          </table:table-cell>
          <table:table-cell office:value-type="string" calcext:value-type="string">
            <text:p>Código AV</text:p>
          </table:table-cell>
          <table:table-cell office:value-type="string" calcext:value-type="string">
            <text:p>https://www.youtube.com/watch?v=mxphnL5t75c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7" calcext:value-type="float">
            <text:p>1527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s de sitios webs con funcionalidades asíncronas</text:p>
          </table:table-cell>
          <table:table-cell office:value-type="string" calcext:value-type="string">
            <text:p>Código con Juan</text:p>
          </table:table-cell>
          <table:table-cell office:value-type="string" calcext:value-type="string">
            <text:p>https://www.youtube.com/watch?v=SH3OAAh1fG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5" calcext:value-type="float">
            <text:p>996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es cloud o en la nube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Lju2-YcsdO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92" calcext:value-type="float">
            <text:p>1617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s de línea de comandos para el control del servicio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itDrFPM3Kdw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93" calcext:value-type="float">
            <text:p>1617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web services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nslghYXw4cg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99" calcext:value-type="float">
            <text:p>1617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 un Servidor web en Visual Studio Code paso a paso con Live Server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HIFPUGVFEf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802" calcext:value-type="float">
            <text:p>1618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eb Server Video Streaming con Raspberry Pi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fCTc1sBQwi8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804" calcext:value-type="float">
            <text:p>1618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ipulación Slider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Z74MYeWnsDM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85579" calcext:value-type="float">
            <text:p>855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ack layout práctica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95xETIpAf1g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85582" calcext:value-type="float">
            <text:p>855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Xamarin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iUKChj6mb_o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593" calcext:value-type="float">
            <text:p>1565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Xamarin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DX2EzxBZml8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594" calcext:value-type="float">
            <text:p>1565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Xamarin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2lpq7mEpx_I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597" calcext:value-type="float">
            <text:p>1565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torno de desarrollo 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oggj94z6tsQ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0" calcext:value-type="float">
            <text:p>1566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mera aplicacion con Xamarin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TFDxeMET7Nw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1" calcext:value-type="float">
            <text:p>1566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XAML vs Código C#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BHu1OZkRlxw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2" calcext:value-type="float">
            <text:p>1566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ata binding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UDZ-QqEHOIk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3" calcext:value-type="float">
            <text:p>1566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inding Context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Y3iIIIFFwQU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4" calcext:value-type="float">
            <text:p>1566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ack Layout en XAML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tczmLUCt0Jw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5" calcext:value-type="float">
            <text:p>1566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id en XAML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uhISG2QhgbA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6" calcext:value-type="float">
            <text:p>1566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rectiva NgFor</text:p>
          </table:table-cell>
          <table:table-cell office:value-type="string" calcext:value-type="string">
            <text:p>Código JS</text:p>
          </table:table-cell>
          <table:table-cell office:value-type="string" calcext:value-type="string">
            <text:p>https://www.youtube.com/watch?v=m2l9rsAHp8Q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77" calcext:value-type="float">
            <text:p>1057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s bases de datos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yoeV4Ex8C8U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1" calcext:value-type="float">
            <text:p>1013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se de datos relacionales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MRmmPJId5-k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5" calcext:value-type="float">
            <text:p>1013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entidad-relación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u2bXiPJf9oQ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6" calcext:value-type="float">
            <text:p>1013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ado de base de datos (sin normalizar)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te-i37IIFeU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7" calcext:value-type="float">
            <text:p>10136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ormalización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bO18omSzeR4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8" calcext:value-type="float">
            <text:p>1013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enguaje SQL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dnP8_0PJmvM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93" calcext:value-type="float">
            <text:p>1013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ormalización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bO18omSzeR4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94" calcext:value-type="float">
            <text:p>1517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versión de tipos de datos en Go 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CIIbEzXoPJI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01" calcext:value-type="float">
            <text:p>1431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py en Go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uwLGPDHrWu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14" calcext:value-type="float">
            <text:p>1431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s 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L1_Jr0gIbF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37" calcext:value-type="float">
            <text:p>1431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o get: Manejador de paquetes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0rKjgjZRsg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4" calcext:value-type="float">
            <text:p>1431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ción de paquetes en Go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TKT3oN-Ffv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5" calcext:value-type="float">
            <text:p>1431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ir archivos en Go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mxxpz5iDSW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6" calcext:value-type="float">
            <text:p>1431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cutar páginas Webs en servidores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S0MW45jXjV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60" calcext:value-type="float">
            <text:p>1431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étodos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quA5nX8mce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222" calcext:value-type="float">
            <text:p>1432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atributos de instancia y métodos de acceso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nvxV5dWqhcs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22" calcext:value-type="float">
            <text:p>1612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Ruby rails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fGIqJ6YnWl4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29" calcext:value-type="float">
            <text:p>1612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ción orientada a objetos (POO)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Nka4JSBgf7I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4" calcext:value-type="float">
            <text:p>1633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étodos y propiedades para manipular strings en Swift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lSp03bDKzo8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8" calcext:value-type="float">
            <text:p>1633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con diccionario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vMOq3B8HAZI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62" calcext:value-type="float">
            <text:p>1633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bases de datos con chatGPT y SQL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raSALoU2NT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96" calcext:value-type="float">
            <text:p>1617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base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NhLv3WHI_BI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59" calcext:value-type="float">
            <text:p>1040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ull request y revisión de código en Github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Zqft6yNRuNs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399" calcext:value-type="float">
            <text:p>1633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sh y Pop</text:p>
          </table:table-cell>
          <table:table-cell office:value-type="string" calcext:value-type="string">
            <text:p>CodigoInteractivo</text:p>
          </table:table-cell>
          <table:table-cell office:value-type="string" calcext:value-type="string">
            <text:p>https://www.youtube.com/watch?v=eiTjrfWokzs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4" calcext:value-type="float">
            <text:p>1434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rder</text:p>
          </table:table-cell>
          <table:table-cell office:value-type="string" calcext:value-type="string">
            <text:p>CodigoMentor</text:p>
          </table:table-cell>
          <table:table-cell office:value-type="string" calcext:value-type="string">
            <text:p>https://www.youtube.com/watch?v=5i--7rnEmzI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0" calcext:value-type="float">
            <text:p>1527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</text:p>
          </table:table-cell>
          <table:table-cell office:value-type="string" calcext:value-type="string">
            <text:p>Códigos de Programación - MR</text:p>
          </table:table-cell>
          <table:table-cell office:value-type="string" calcext:value-type="string">
            <text:p>https://www.youtube.com/watch?v=ATBGLm7wC2w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4" calcext:value-type="float">
            <text:p>1013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spaldo y restauración</text:p>
          </table:table-cell>
          <table:table-cell office:value-type="string" calcext:value-type="string">
            <text:p>Códigos de Programación - MR</text:p>
          </table:table-cell>
          <table:table-cell office:value-type="string" calcext:value-type="string">
            <text:p>https://www.youtube.com/watch?v=RhFsROl6lWA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5" calcext:value-type="float">
            <text:p>1013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consultas</text:p>
          </table:table-cell>
          <table:table-cell office:value-type="string" calcext:value-type="string">
            <text:p>Códigos de Programación - MR</text:p>
          </table:table-cell>
          <table:table-cell office:value-type="string" calcext:value-type="string">
            <text:p>https://www.youtube.com/watch?v=gudGtEa_Pw0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9" calcext:value-type="float">
            <text:p>1013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multitablas</text:p>
          </table:table-cell>
          <table:table-cell office:value-type="string" calcext:value-type="string">
            <text:p>Códigos de Programación - MR</text:p>
          </table:table-cell>
          <table:table-cell office:value-type="string" calcext:value-type="string">
            <text:p>https://www.youtube.com/watch?v=E9m_ii37pNY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90" calcext:value-type="float">
            <text:p>1013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istas, procedimientos almacenados y Triggers en MySQL</text:p>
          </table:table-cell>
          <table:table-cell office:value-type="string" calcext:value-type="string">
            <text:p>Códigos de Programación - MR</text:p>
          </table:table-cell>
          <table:table-cell office:value-type="string" calcext:value-type="string">
            <text:p>https://www.youtube.com/watch?v=peFOijUfGO4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91" calcext:value-type="float">
            <text:p>1013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</text:p>
          </table:table-cell>
          <table:table-cell office:value-type="string" calcext:value-type="string">
            <text:p>CodingTube</text:p>
          </table:table-cell>
          <table:table-cell office:value-type="string" calcext:value-type="string">
            <text:p>https://www.youtube.com/watch?v=10hVKeSwx8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16" calcext:value-type="float">
            <text:p>996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sistente de búsqueda</text:p>
          </table:table-cell>
          <table:table-cell office:value-type="string" calcext:value-type="string">
            <text:p>COMPUTACIÓN E INFORMÁTICA</text:p>
          </table:table-cell>
          <table:table-cell office:value-type="string" calcext:value-type="string">
            <text:p>https://www.youtube.com/watch?v=YZfLOSSvQSY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93" calcext:value-type="float">
            <text:p>1081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corrido por el Museo de la Historia de la Computación en Mountain View, California</text:p>
          </table:table-cell>
          <table:table-cell office:value-type="string" calcext:value-type="string">
            <text:p>Computer History Museum</text:p>
          </table:table-cell>
          <table:table-cell office:value-type="string" calcext:value-type="string">
            <text:p>https://www.youtube.com/watch?v=m13Jrk-cUmo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6" calcext:value-type="float">
            <text:p>928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Swift?</text:p>
          </table:table-cell>
          <table:table-cell office:value-type="string" calcext:value-type="string">
            <text:p>ComputerHoy.com</text:p>
          </table:table-cell>
          <table:table-cell office:value-type="string" calcext:value-type="string">
            <text:p>https://www.youtube.com/watch?v=Hz4XiQCIcj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2" calcext:value-type="float">
            <text:p>1021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ria de Unity</text:p>
          </table:table-cell>
          <table:table-cell office:value-type="string" calcext:value-type="string">
            <text:p>ComputerHoy.com</text:p>
          </table:table-cell>
          <table:table-cell office:value-type="string" calcext:value-type="string">
            <text:p>https://www.youtube.com/watch?v=1SXyHcrgSgc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897" calcext:value-type="float">
            <text:p>1528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uring &amp; The Halting Problem</text:p>
          </table:table-cell>
          <table:table-cell office:value-type="string" calcext:value-type="string">
            <text:p>Computerphile</text:p>
          </table:table-cell>
          <table:table-cell office:value-type="string" calcext:value-type="string">
            <text:p>https://www.youtube.com/watch?v=macM_MtS_w4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079" calcext:value-type="float">
            <text:p>950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SCII, UTF-8, y Unicode</text:p>
          </table:table-cell>
          <table:table-cell office:value-type="string" calcext:value-type="string">
            <text:p>Computerphile</text:p>
          </table:table-cell>
          <table:table-cell office:value-type="string" calcext:value-type="string">
            <text:p>https://www.youtube.com/watch?v=MijmeoH9LT4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4" calcext:value-type="float">
            <text:p>928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 el interior de una CPU</text:p>
          </table:table-cell>
          <table:table-cell office:value-type="string" calcext:value-type="string">
            <text:p>Computerphile</text:p>
          </table:table-cell>
          <table:table-cell office:value-type="string" calcext:value-type="string">
            <text:p>https://www.youtube.com/watch?v=IAkj32VPcUE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0" calcext:value-type="float">
            <text:p>929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aprender a programar</text:p>
          </table:table-cell>
          <table:table-cell office:value-type="string" calcext:value-type="string">
            <text:p>Concatenare Conoscenza</text:p>
          </table:table-cell>
          <table:table-cell office:value-type="string" calcext:value-type="string">
            <text:p>https://www.youtube.com/watch?v=28JKwGTiyMI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25" calcext:value-type="float">
            <text:p>1545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 administrativo</text:p>
          </table:table-cell>
          <table:table-cell office:value-type="string" calcext:value-type="string">
            <text:p>Conduce Tu Empresa</text:p>
          </table:table-cell>
          <table:table-cell office:value-type="string" calcext:value-type="string">
            <text:p>https://www.youtube.com/watch?v=J76ECjWVRxE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86665" calcext:value-type="float">
            <text:p>866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empresarial</text:p>
          </table:table-cell>
          <table:table-cell office:value-type="string" calcext:value-type="string">
            <text:p>Conociendo Más</text:p>
          </table:table-cell>
          <table:table-cell office:value-type="string" calcext:value-type="string">
            <text:p>https://www.youtube.com/watch?v=xtc6cqg49EA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05" calcext:value-type="float">
            <text:p>1466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C#</text:p>
          </table:table-cell>
          <table:table-cell office:value-type="string" calcext:value-type="string">
            <text:p>Coverity, Inc.</text:p>
          </table:table-cell>
          <table:table-cell office:value-type="string" calcext:value-type="string">
            <text:p>https://www.youtube.com/watch?v=KghBX_T_ow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7" calcext:value-type="float">
            <text:p>1001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presentación de números y letras con binarios </text:p>
          </table:table-cell>
          <table:table-cell office:value-type="string" calcext:value-type="string">
            <text:p>CrashCourse</text:p>
          </table:table-cell>
          <table:table-cell office:value-type="string" calcext:value-type="string">
            <text:p>https://www.youtube.com/watch?v=1GSjbWt0c9M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1" calcext:value-type="float">
            <text:p>928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unidad central de procesamiento (CPU)</text:p>
          </table:table-cell>
          <table:table-cell office:value-type="string" calcext:value-type="string">
            <text:p>CrashCourse</text:p>
          </table:table-cell>
          <table:table-cell office:value-type="string" calcext:value-type="string">
            <text:p>https://www.youtube.com/watch?v=FZGugFqdr60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7" calcext:value-type="float">
            <text:p>928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ertas lógicas y Lógica booleana</text:p>
          </table:table-cell>
          <table:table-cell office:value-type="string" calcext:value-type="string">
            <text:p>CrashCourse</text:p>
          </table:table-cell>
          <table:table-cell office:value-type="string" calcext:value-type="string">
            <text:p>https://www.youtube.com/watch?v=gI-qXk7XojA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9" calcext:value-type="float">
            <text:p>928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moria y Almacenamiento</text:p>
          </table:table-cell>
          <table:table-cell office:value-type="string" calcext:value-type="string">
            <text:p>CrashCourse</text:p>
          </table:table-cell>
          <table:table-cell office:value-type="string" calcext:value-type="string">
            <text:p>https://www.youtube.com/watch?v=TQCr9RV7twk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3" calcext:value-type="float">
            <text:p>929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ata management (Administración de datos)</text:p>
          </table:table-cell>
          <table:table-cell office:value-type="string" calcext:value-type="string">
            <text:p>Credenciales Alternativas TEC</text:p>
          </table:table-cell>
          <table:table-cell office:value-type="string" calcext:value-type="string">
            <text:p>https://www.youtube.com/watch?v=OlLgrSoaT9w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13" calcext:value-type="float">
            <text:p>929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l Scrum</text:p>
          </table:table-cell>
          <table:table-cell office:value-type="string" calcext:value-type="string">
            <text:p>Cristian Henao</text:p>
          </table:table-cell>
          <table:table-cell office:value-type="string" calcext:value-type="string">
            <text:p>https://www.youtube.com/watch?v=HhC75IonpOU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4" calcext:value-type="float">
            <text:p>1143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geniería de requisitos</text:p>
          </table:table-cell>
          <table:table-cell office:value-type="string" calcext:value-type="string">
            <text:p>Cristian Mejia</text:p>
          </table:table-cell>
          <table:table-cell office:value-type="string" calcext:value-type="string">
            <text:p>https://www.youtube.com/watch?v=tyPfteOOKXg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5" calcext:value-type="float">
            <text:p>1004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FTP</text:p>
          </table:table-cell>
          <table:table-cell office:value-type="string" calcext:value-type="string">
            <text:p>CRISTIAN VARON</text:p>
          </table:table-cell>
          <table:table-cell office:value-type="string" calcext:value-type="string">
            <text:p>https://www.youtube.com/watch?v=e4Q85MWaYJ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58" calcext:value-type="float">
            <text:p>918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l reparto de carga</text:p>
          </table:table-cell>
          <table:table-cell office:value-type="string" calcext:value-type="string">
            <text:p>CRN Desarrollo Informático y Comunicaciones</text:p>
          </table:table-cell>
          <table:table-cell office:value-type="string" calcext:value-type="string">
            <text:p>https://www.youtube.com/watch?v=oCsdbl6CW1A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2" calcext:value-type="float">
            <text:p>1402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electricidad</text:p>
          </table:table-cell>
          <table:table-cell office:value-type="string" calcext:value-type="string">
            <text:p>CuriosaMente</text:p>
          </table:table-cell>
          <table:table-cell office:value-type="string" calcext:value-type="string">
            <text:p>https://www.youtube.com/watch?v=8mSokZu2Vf0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4" calcext:value-type="float">
            <text:p>928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 de datos anexados</text:p>
          </table:table-cell>
          <table:table-cell office:value-type="string" calcext:value-type="string">
            <text:p>Cursos Editorial Luis Bonilla</text:p>
          </table:table-cell>
          <table:table-cell office:value-type="string" calcext:value-type="string">
            <text:p>https://www.youtube.com/watch?v=Et_d7sPDH4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23" calcext:value-type="float">
            <text:p>1081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lantillas en Go para generar páginas dinámicas</text:p>
          </table:table-cell>
          <table:table-cell office:value-type="string" calcext:value-type="string">
            <text:p>CURSOS EN LINEA</text:p>
          </table:table-cell>
          <table:table-cell office:value-type="string" calcext:value-type="string">
            <text:p>https://www.youtube.com/watch?v=dRMr7m4vlM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61688" calcext:value-type="float">
            <text:p>1616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administración</text:p>
          </table:table-cell>
          <table:table-cell office:value-type="string" calcext:value-type="string">
            <text:p>CURSOS FACILITOS</text:p>
          </table:table-cell>
          <table:table-cell office:value-type="string" calcext:value-type="string">
            <text:p>https://www.youtube.com/watch?v=sZKw0RvughA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86661" calcext:value-type="float">
            <text:p>866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control</text:p>
          </table:table-cell>
          <table:table-cell office:value-type="string" calcext:value-type="string">
            <text:p>CURSOS FACILITOS</text:p>
          </table:table-cell>
          <table:table-cell office:value-type="string" calcext:value-type="string">
            <text:p>https://www.youtube.com/watch?v=YKhUXmfzYZs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86663" calcext:value-type="float">
            <text:p>866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ategias del comercio electrónico y ventas</text:p>
          </table:table-cell>
          <table:table-cell office:value-type="string" calcext:value-type="string">
            <text:p>Cyberclick • Marketing Digital</text:p>
          </table:table-cell>
          <table:table-cell office:value-type="string" calcext:value-type="string">
            <text:p>https://www.youtube.com/watch?v=iNcx5W_3rsM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02309" calcext:value-type="float">
            <text:p>1023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uditorías de seguridad periódicas</text:p>
          </table:table-cell>
          <table:table-cell office:value-type="string" calcext:value-type="string">
            <text:p>CyberSeguridadBinaria</text:p>
          </table:table-cell>
          <table:table-cell office:value-type="string" calcext:value-type="string">
            <text:p>https://www.youtube.com/watch?v=rPRkv2odD-c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9" calcext:value-type="float">
            <text:p>1591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es de almacenamiento de información electrónica</text:p>
          </table:table-cell>
          <table:table-cell office:value-type="string" calcext:value-type="string">
            <text:p>Dane Hartman</text:p>
          </table:table-cell>
          <table:table-cell office:value-type="string" calcext:value-type="string">
            <text:p>https://www.youtube.com/watch?v=HRmfXA4EUBs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1" calcext:value-type="float">
            <text:p>929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laces de navegación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uADlr3LMvc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197" calcext:value-type="float">
            <text:p>1441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lores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bJiXCOmHylM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7" calcext:value-type="float">
            <text:p>1592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ertas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BJ1VLe5DEIc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8" calcext:value-type="float">
            <text:p>1592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 básico: Botones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qNLSSNgo8k4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1" calcext:value-type="float">
            <text:p>1592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upación de botones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hxDkp4ZApIw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2" calcext:value-type="float">
            <text:p>1592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rra de navegación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dHkQMz33Go4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4" calcext:value-type="float">
            <text:p>1592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ales y diálogos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G0FYHtsQgaA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6" calcext:value-type="float">
            <text:p>1592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rusel 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T-viClZTZKc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7" calcext:value-type="float">
            <text:p>1592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lices en Go</text:p>
          </table:table-cell>
          <table:table-cell office:value-type="string" calcext:value-type="string">
            <text:p>Daniel del futuro</text:p>
          </table:table-cell>
          <table:table-cell office:value-type="string" calcext:value-type="string">
            <text:p>https://www.youtube.com/watch?v=HPqyNdhKnx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12" calcext:value-type="float">
            <text:p>1431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ork y Pull request en Github</text:p>
          </table:table-cell>
          <table:table-cell office:value-type="string" calcext:value-type="string">
            <text:p>Daniel del futuro</text:p>
          </table:table-cell>
          <table:table-cell office:value-type="string" calcext:value-type="string">
            <text:p>https://www.youtube.com/watch?v=xl3nxfbGkzY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11" calcext:value-type="float">
            <text:p>103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Angular y creación de nuevo proyecto</text:p>
          </table:table-cell>
          <table:table-cell office:value-type="string" calcext:value-type="string">
            <text:p>Daniel Meoño Guevara</text:p>
          </table:table-cell>
          <table:table-cell office:value-type="string" calcext:value-type="string">
            <text:p>https://www.youtube.com/watch?v=TE5LzcSyKWg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50" calcext:value-type="float">
            <text:p>1007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 de diagrama de casos de usos</text:p>
          </table:table-cell>
          <table:table-cell office:value-type="string" calcext:value-type="string">
            <text:p>Daniel R. Anccasi</text:p>
          </table:table-cell>
          <table:table-cell office:value-type="string" calcext:value-type="string">
            <text:p>https://www.youtube.com/watch?v=ZmdVeF0iQJw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7" calcext:value-type="float">
            <text:p>1004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 de diagrama de clases</text:p>
          </table:table-cell>
          <table:table-cell office:value-type="string" calcext:value-type="string">
            <text:p>Daniel R. Anccasi</text:p>
          </table:table-cell>
          <table:table-cell office:value-type="string" calcext:value-type="string">
            <text:p>https://www.youtube.com/watch?v=NM7i89tF3Ks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8" calcext:value-type="float">
            <text:p>1004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mpleo de la declaración elsif para manejar múltiples condiciones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ot3vGS1gsrI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589" calcext:value-type="float">
            <text:p>1065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a clase?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jT_7ShLUEec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637" calcext:value-type="float">
            <text:p>1066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ción de clases en Ruby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zfqxRlHqPOg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18" calcext:value-type="float">
            <text:p>1612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Cómo crear un Objeto?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a9thlTG5-FU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19" calcext:value-type="float">
            <text:p>1612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con cadena de texto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SQIH3ZU0bg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7" calcext:value-type="float">
            <text:p>1633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ntencia If, else en C#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cwAuDAWh4cc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8" calcext:value-type="float">
            <text:p>1001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Switch-Case en C#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UE6B-VU2B8g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0" calcext:value-type="float">
            <text:p>1001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while en C#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3VKdy0Xuc9M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2" calcext:value-type="float">
            <text:p>1001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do while en C#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B8nbCUTMJ0w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3" calcext:value-type="float">
            <text:p>1001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for en C#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FE-vf4hwsw8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4" calcext:value-type="float">
            <text:p>1001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esentación de Power BI Mobile</text:p>
          </table:table-cell>
          <table:table-cell office:value-type="string" calcext:value-type="string">
            <text:p>DAT206x</text:p>
          </table:table-cell>
          <table:table-cell office:value-type="string" calcext:value-type="string">
            <text:p>https://www.youtube.com/watch?v=Yr8UuZFsjmk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47" calcext:value-type="float">
            <text:p>1053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quetes</text:p>
          </table:table-cell>
          <table:table-cell office:value-type="string" calcext:value-type="string">
            <text:p>Datademia</text:p>
          </table:table-cell>
          <table:table-cell office:value-type="string" calcext:value-type="string">
            <text:p>https://www.youtube.com/watch?v=oC3LxzMi0t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88" calcext:value-type="float">
            <text:p>1011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mulación de Monte Carlo</text:p>
          </table:table-cell>
          <table:table-cell office:value-type="string" calcext:value-type="string">
            <text:p>dataminingincae</text:p>
          </table:table-cell>
          <table:table-cell office:value-type="string" calcext:value-type="string">
            <text:p>https://www.youtube.com/watch?v=PH6q9D8iy2E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082" calcext:value-type="float">
            <text:p>950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instalar Power BI Desktop</text:p>
          </table:table-cell>
          <table:table-cell office:value-type="string" calcext:value-type="string">
            <text:p>datdata</text:p>
          </table:table-cell>
          <table:table-cell office:value-type="string" calcext:value-type="string">
            <text:p>https://www.youtube.com/watch?v=Ri7GiZL6vtQ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41" calcext:value-type="float">
            <text:p>1052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rsonalizar Xcode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LcgImN4s7VU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4" calcext:value-type="float">
            <text:p>1021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ring literales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jqHa3vBDZtU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6" calcext:value-type="float">
            <text:p>1021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ring literales multilíneas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pG6izwIdx1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8" calcext:value-type="float">
            <text:p>1021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acteres especiales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bUQ6GmBaaX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9" calcext:value-type="float">
            <text:p>1021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icializar string vacío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TnR1zvhqq1g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0" calcext:value-type="float">
            <text:p>1021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utabilidad de los Strings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klZ9EbWMWG4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1" calcext:value-type="float">
            <text:p>1021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abajando con caracteres 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rAZtyGOcaHg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2" calcext:value-type="float">
            <text:p>1021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iciar nuestro primer repositorio</text:p>
          </table:table-cell>
          <table:table-cell office:value-type="string" calcext:value-type="string">
            <text:p>David Guevara</text:p>
          </table:table-cell>
          <table:table-cell office:value-type="string" calcext:value-type="string">
            <text:p>https://www.youtube.com/watch?v=BZlov_au1j8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56" calcext:value-type="float">
            <text:p>1040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adros combinados y subformularios</text:p>
          </table:table-cell>
          <table:table-cell office:value-type="string" calcext:value-type="string">
            <text:p>David Toscano</text:p>
          </table:table-cell>
          <table:table-cell office:value-type="string" calcext:value-type="string">
            <text:p>https://www.youtube.com/watch?v=ZWXZhGLkfS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44" calcext:value-type="float">
            <text:p>1081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acción</text:p>
          </table:table-cell>
          <table:table-cell office:value-type="string" calcext:value-type="string">
            <text:p>David Toscano</text:p>
          </table:table-cell>
          <table:table-cell office:value-type="string" calcext:value-type="string">
            <text:p>https://www.youtube.com/watch?v=dxj-7DTxOb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97" calcext:value-type="float">
            <text:p>1081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tantes</text:p>
          </table:table-cell>
          <table:table-cell office:value-type="string" calcext:value-type="string">
            <text:p>De Programación y Tecnología</text:p>
          </table:table-cell>
          <table:table-cell office:value-type="string" calcext:value-type="string">
            <text:p>https://www.youtube.com/watch?v=b77JwfHhido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16" calcext:value-type="float">
            <text:p>1545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s</text:p>
          </table:table-cell>
          <table:table-cell office:value-type="string" calcext:value-type="string">
            <text:p>De Programación y Tecnología</text:p>
          </table:table-cell>
          <table:table-cell office:value-type="string" calcext:value-type="string">
            <text:p>https://www.youtube.com/watch?v=gdrh2ZeI4F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22" calcext:value-type="float">
            <text:p>1545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avedad y colliders en Unit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GQwlFWkXmRk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66" calcext:value-type="float">
            <text:p>1648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manejar los colliders en Unit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zsjxnV5GC9g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67" calcext:value-type="float">
            <text:p>16486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ejo de colliders desde un script C#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zsjxnV5GC9g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68" calcext:value-type="float">
            <text:p>1648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manejar triggers en Unit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mgcjjwsTZPU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69" calcext:value-type="float">
            <text:p>1648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lliders y rigidbod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Ol6z6UeywGs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0" calcext:value-type="float">
            <text:p>1648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oint effector 2D elementos de explosión magneto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7XUSEWfRNP8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1" calcext:value-type="float">
            <text:p>1648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Joint hinge 2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SVM_XY5lKA0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2" calcext:value-type="float">
            <text:p>1648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ísica de personajes en 3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WI3SK6jCvjI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3" calcext:value-type="float">
            <text:p>1648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de Unity addexplosionforce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nZWzcDEy3Eg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4" calcext:value-type="float">
            <text:p>1648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addforce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oMZv61L9gEw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5" calcext:value-type="float">
            <text:p>1648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aycast de Unit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Ts49b6inHdo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6" calcext:value-type="float">
            <text:p>1648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ísica debug en Unit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qqdmFBU0Rxw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7" calcext:value-type="float">
            <text:p>1648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un proyecto en Unity 3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OR9z44cPzQk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0" calcext:value-type="float">
            <text:p>1648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neración de partícula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c4FOfys98oo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1" calcext:value-type="float">
            <text:p>1648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humo en 3D a partir de herramientas gráfica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QPSwSZ5fTE0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2" calcext:value-type="float">
            <text:p>1648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oner elemento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b5Nu4gn4Fwk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3" calcext:value-type="float">
            <text:p>1648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oner flipbook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2Pbit_FTsmQ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4" calcext:value-type="float">
            <text:p>1648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llider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bEUyjWlPsDg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5" calcext:value-type="float">
            <text:p>1648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o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YwzOQi-txjo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6" calcext:value-type="float">
            <text:p>1648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igger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yOChleHCWJY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7" calcext:value-type="float">
            <text:p>1648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arrollo de juegos artificiale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Oil-lu87AmI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8" calcext:value-type="float">
            <text:p>1648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arrollo de explosión en visual effect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5G85wIhOxrc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9" calcext:value-type="float">
            <text:p>1648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la cola del cohete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vGoaUYoIwno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0" calcext:value-type="float">
            <text:p>1648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agua 2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Ld8gO8t-Bj0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1" calcext:value-type="float">
            <text:p>1648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hader graph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AGS2OohLZ6I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2" calcext:value-type="float">
            <text:p>1648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la textura agua shader 2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XjbmuI4KI1A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3" calcext:value-type="float">
            <text:p>1648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upo de nodo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neG526WGJi8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4" calcext:value-type="float">
            <text:p>1648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vimiento de agua 2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gZMdvbQvl8o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5" calcext:value-type="float">
            <text:p>1648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bine shader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jw0JpU3If0Y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6" calcext:value-type="float">
            <text:p>1648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vimiento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cKDBSBN2qaE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7" calcext:value-type="float">
            <text:p>1648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rpadeo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RonSk8AOw9A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8" calcext:value-type="float">
            <text:p>1648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ar Automóvil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TCeJcihBkZE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9" calcext:value-type="float">
            <text:p>1529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egración de APIs y servicios externos</text:p>
          </table:table-cell>
          <table:table-cell office:value-type="string" calcext:value-type="string">
            <text:p>DecodeCMS</text:p>
          </table:table-cell>
          <table:table-cell office:value-type="string" calcext:value-type="string">
            <text:p>https://www.youtube.com/watch?v=q17B-PEH7O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4" calcext:value-type="float">
            <text:p>1591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o Crear Cinemáticas</text:p>
          </table:table-cell>
          <table:table-cell office:value-type="string" calcext:value-type="string">
            <text:p>DédaloLab</text:p>
          </table:table-cell>
          <table:table-cell office:value-type="string" calcext:value-type="string">
            <text:p>https://www.youtube.com/watch?v=Pw5qrNcIa2o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12" calcext:value-type="float">
            <text:p>1529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frado de vistas</text:p>
          </table:table-cell>
          <table:table-cell office:value-type="string" calcext:value-type="string">
            <text:p>deividcoptero Programación</text:p>
          </table:table-cell>
          <table:table-cell office:value-type="string" calcext:value-type="string">
            <text:p>https://www.youtube.com/watch?v=R4C-VZ5ZT0w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1" calcext:value-type="float">
            <text:p>1014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pdate y delete con vistas</text:p>
          </table:table-cell>
          <table:table-cell office:value-type="string" calcext:value-type="string">
            <text:p>deividcoptero Programación</text:p>
          </table:table-cell>
          <table:table-cell office:value-type="string" calcext:value-type="string">
            <text:p>https://www.youtube.com/watch?v=Sq1O1BwSn1g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3" calcext:value-type="float">
            <text:p>1014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Case</text:p>
          </table:table-cell>
          <table:table-cell office:value-type="string" calcext:value-type="string">
            <text:p>deividcoptero Programación</text:p>
          </table:table-cell>
          <table:table-cell office:value-type="string" calcext:value-type="string">
            <text:p>https://www.youtube.com/watch?v=anaEKG-1-_A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4" calcext:value-type="float">
            <text:p>1014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If</text:p>
          </table:table-cell>
          <table:table-cell office:value-type="string" calcext:value-type="string">
            <text:p>deividcoptero Programación</text:p>
          </table:table-cell>
          <table:table-cell office:value-type="string" calcext:value-type="string">
            <text:p>https://www.youtube.com/watch?v=JZIEevYaY0s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5" calcext:value-type="float">
            <text:p>1014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cedimientos almacenados (teoría)</text:p>
          </table:table-cell>
          <table:table-cell office:value-type="string" calcext:value-type="string">
            <text:p>deividcoptero Programación</text:p>
          </table:table-cell>
          <table:table-cell office:value-type="string" calcext:value-type="string">
            <text:p>https://www.youtube.com/watch?v=nx3y3VAEFjU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7" calcext:value-type="float">
            <text:p>1014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variables</text:p>
          </table:table-cell>
          <table:table-cell office:value-type="string" calcext:value-type="string">
            <text:p>Denis Abarca</text:p>
          </table:table-cell>
          <table:table-cell office:value-type="string" calcext:value-type="string">
            <text:p>https://www.youtube.com/watch?v=0bH6OxUfxXw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61011" calcext:value-type="float">
            <text:p>1610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es Web más populares</text:p>
          </table:table-cell>
          <table:table-cell office:value-type="string" calcext:value-type="string">
            <text:p>DesarrolladorSoft</text:p>
          </table:table-cell>
          <table:table-cell office:value-type="string" calcext:value-type="string">
            <text:p>https://www.youtube.com/watch?v=v73_2FnJRO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8" calcext:value-type="float">
            <text:p>1431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de cadena</text:p>
          </table:table-cell>
          <table:table-cell office:value-type="string" calcext:value-type="string">
            <text:p>Developers Studio</text:p>
          </table:table-cell>
          <table:table-cell office:value-type="string" calcext:value-type="string">
            <text:p>https://www.youtube.com/watch?v=pfMUHPUeqO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60" calcext:value-type="float">
            <text:p>1515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</text:p>
          </table:table-cell>
          <table:table-cell office:value-type="string" calcext:value-type="string">
            <text:p>Developers Studio</text:p>
          </table:table-cell>
          <table:table-cell office:value-type="string" calcext:value-type="string">
            <text:p>https://www.youtube.com/watch?v=4Qvmc53Dpa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63" calcext:value-type="float">
            <text:p>1517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en programación </text:p>
          </table:table-cell>
          <table:table-cell office:value-type="string" calcext:value-type="string">
            <text:p>Developers Tools</text:p>
          </table:table-cell>
          <table:table-cell office:value-type="string" calcext:value-type="string">
            <text:p>https://www.youtube.com/watch?v=QMJZdbLjavk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19" calcext:value-type="float">
            <text:p>1545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gular</text:p>
          </table:table-cell>
          <table:table-cell office:value-type="string" calcext:value-type="string">
            <text:p>Develoteca - Oscar Uh</text:p>
          </table:table-cell>
          <table:table-cell office:value-type="string" calcext:value-type="string">
            <text:p>https://www.youtube.com/watch?v=0IxXZPJA3mU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47" calcext:value-type="float">
            <text:p>1007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tillas gratuitas</text:p>
          </table:table-cell>
          <table:table-cell office:value-type="string" calcext:value-type="string">
            <text:p>Develoteca - Oscar Uh</text:p>
          </table:table-cell>
          <table:table-cell office:value-type="string" calcext:value-type="string">
            <text:p>https://www.youtube.com/watch?v=9UI_KvxIvb0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9" calcext:value-type="float">
            <text:p>1592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se de datos</text:p>
          </table:table-cell>
          <table:table-cell office:value-type="string" calcext:value-type="string">
            <text:p>Develoteca - Oscar Uh</text:p>
          </table:table-cell>
          <table:table-cell office:value-type="string" calcext:value-type="string">
            <text:p>https://www.youtube.com/watch?v=6S8A-1jBD5Y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7" calcext:value-type="float">
            <text:p>1402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base de datos en PostgreSQL</text:p>
          </table:table-cell>
          <table:table-cell office:value-type="string" calcext:value-type="string">
            <text:p>DevGuardian Code</text:p>
          </table:table-cell>
          <table:table-cell office:value-type="string" calcext:value-type="string">
            <text:p>https://www.youtube.com/watch?v=B_lqjZGwViI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595" calcext:value-type="float">
            <text:p>1015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usuarios de BD</text:p>
          </table:table-cell>
          <table:table-cell office:value-type="string" calcext:value-type="string">
            <text:p>DevGuardian Code</text:p>
          </table:table-cell>
          <table:table-cell office:value-type="string" calcext:value-type="string">
            <text:p>https://www.youtube.com/watch?v=hCs9K_e1Kiw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2" calcext:value-type="float">
            <text:p>1014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importar datos de Excel a Power BI</text:p>
          </table:table-cell>
          <table:table-cell office:value-type="string" calcext:value-type="string">
            <text:p>DevGuardian Code</text:p>
          </table:table-cell>
          <table:table-cell office:value-type="string" calcext:value-type="string">
            <text:p>https://www.youtube.com/watch?v=uHC7OHd0O1Y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34247" calcext:value-type="float">
            <text:p>1342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ndo PostgreSQL</text:p>
          </table:table-cell>
          <table:table-cell office:value-type="string" calcext:value-type="string">
            <text:p>DeVito</text:p>
          </table:table-cell>
          <table:table-cell office:value-type="string" calcext:value-type="string">
            <text:p>https://www.youtube.com/watch?v=Lqh_zLrSquI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0" calcext:value-type="float">
            <text:p>1016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una base de datos en PostgreSQL</text:p>
          </table:table-cell>
          <table:table-cell office:value-type="string" calcext:value-type="string">
            <text:p>DeVito</text:p>
          </table:table-cell>
          <table:table-cell office:value-type="string" calcext:value-type="string">
            <text:p>https://www.youtube.com/watch?v=ZTby4MxK6I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1" calcext:value-type="float">
            <text:p>1016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tabla</text:p>
          </table:table-cell>
          <table:table-cell office:value-type="string" calcext:value-type="string">
            <text:p>DeVito</text:p>
          </table:table-cell>
          <table:table-cell office:value-type="string" calcext:value-type="string">
            <text:p>https://www.youtube.com/watch?v=Vi7lhlEt-D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3" calcext:value-type="float">
            <text:p>1016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ncronización con repositorios remotos utilizando git pull y git push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Xfu5AadKwSc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402" calcext:value-type="float">
            <text:p>1634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Drupal?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vCp9vFKKDgI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04" calcext:value-type="float">
            <text:p>833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configuración de desarrollo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5lVGz9JY3qM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05" calcext:value-type="float">
            <text:p>833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Drupal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UeWpl5tUJcM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07" calcext:value-type="float">
            <text:p>833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odo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Ky3H5E8EmHQ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08" calcext:value-type="float">
            <text:p>833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thAuto y Devel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oGhGuBfqqS8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10" calcext:value-type="float">
            <text:p>833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ista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z2bq4Jf50n0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11" calcext:value-type="float">
            <text:p>83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rmiso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UeWLVEsOG8M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13" calcext:value-type="float">
            <text:p>833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lusione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Ck2-kgWVwvc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14" calcext:value-type="float">
            <text:p>833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en Window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ZDDXlolhw9Q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29" calcext:value-type="float">
            <text:p>1580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y configurar un Virtual Host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FTdyrLtYMf8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31" calcext:value-type="float">
            <text:p>1580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Drupal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Uj6R0YwRu6o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84" calcext:value-type="float">
            <text:p>1580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xonomía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CfcIaAtDm7g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85" calcext:value-type="float">
            <text:p>1580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loque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YLJyXnNZA0Q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88" calcext:value-type="float">
            <text:p>1580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nú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N6f35nSR-fY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89" calcext:value-type="float">
            <text:p>1580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ema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JDWwjWQztqk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92" calcext:value-type="float">
            <text:p>1580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ortar una base de datos</text:p>
          </table:table-cell>
          <table:table-cell office:value-type="string" calcext:value-type="string">
            <text:p>Diego Alejandro Castillo Fuentes</text:p>
          </table:table-cell>
          <table:table-cell office:value-type="string" calcext:value-type="string">
            <text:p>https://www.youtube.com/watch?v=2WeF7EA8Tk0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61" calcext:value-type="float">
            <text:p>1014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: Numéricos</text:p>
          </table:table-cell>
          <table:table-cell office:value-type="string" calcext:value-type="string">
            <text:p>diego moisset de espanes</text:p>
          </table:table-cell>
          <table:table-cell office:value-type="string" calcext:value-type="string">
            <text:p>https://www.youtube.com/watch?v=NS71jNNzoQs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7" calcext:value-type="float">
            <text:p>1014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: Fecha y hora</text:p>
          </table:table-cell>
          <table:table-cell office:value-type="string" calcext:value-type="string">
            <text:p>diego moisset de espanes</text:p>
          </table:table-cell>
          <table:table-cell office:value-type="string" calcext:value-type="string">
            <text:p>https://www.youtube.com/watch?v=Dh4puJfuLHE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8" calcext:value-type="float">
            <text:p>1014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consultas con Update y Delete</text:p>
          </table:table-cell>
          <table:table-cell office:value-type="string" calcext:value-type="string">
            <text:p>diego moisset de espanes</text:p>
          </table:table-cell>
          <table:table-cell office:value-type="string" calcext:value-type="string">
            <text:p>https://www.youtube.com/watch?v=L6ihyPkBNGI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8" calcext:value-type="float">
            <text:p>1014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consultas con Insert</text:p>
          </table:table-cell>
          <table:table-cell office:value-type="string" calcext:value-type="string">
            <text:p>diego moisset de espanes</text:p>
          </table:table-cell>
          <table:table-cell office:value-type="string" calcext:value-type="string">
            <text:p>https://www.youtube.com/watch?v=9R_6Ev734YQ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9" calcext:value-type="float">
            <text:p>1014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vistas</text:p>
          </table:table-cell>
          <table:table-cell office:value-type="string" calcext:value-type="string">
            <text:p>diego moisset de espanes</text:p>
          </table:table-cell>
          <table:table-cell office:value-type="string" calcext:value-type="string">
            <text:p>https://www.youtube.com/watch?v=a-xltKRyQD8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2" calcext:value-type="float">
            <text:p>1014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registros de una tabla [Delete]</text:p>
          </table:table-cell>
          <table:table-cell office:value-type="string" calcext:value-type="string">
            <text:p>DigitalEducas</text:p>
          </table:table-cell>
          <table:table-cell office:value-type="string" calcext:value-type="string">
            <text:p>https://www.youtube.com/watch?v=Ot5b2NkdJE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12" calcext:value-type="float">
            <text:p>1016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edición de galerías de imágenes</text:p>
          </table:table-cell>
          <table:table-cell office:value-type="string" calcext:value-type="string">
            <text:p>Dinahosting - Dominios y Hosting</text:p>
          </table:table-cell>
          <table:table-cell office:value-type="string" calcext:value-type="string">
            <text:p>https://www.youtube.com/watch?v=i0_hbER37a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0" calcext:value-type="float">
            <text:p>1591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presentación gráfica de datos estadísticos</text:p>
          </table:table-cell>
          <table:table-cell office:value-type="string" calcext:value-type="string">
            <text:p>Diplomas UCC</text:p>
          </table:table-cell>
          <table:table-cell office:value-type="string" calcext:value-type="string">
            <text:p>https://www.youtube.com/watch?v=pT3OfSsdXC8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6" calcext:value-type="float">
            <text:p>1053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ígenes y evolución de la comunicación humana</text:p>
          </table:table-cell>
          <table:table-cell office:value-type="string" calcext:value-type="string">
            <text:p>Dirección de Educación en Línea</text:p>
          </table:table-cell>
          <table:table-cell office:value-type="string" calcext:value-type="string">
            <text:p>https://www.youtube.com/watch?v=LTP2_xKEPm8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1" calcext:value-type="float">
            <text:p>928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 los interesados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6a-rd8d3no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1" calcext:value-type="float">
            <text:p>114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l cronograma del proyecto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30mtypNKl5c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6" calcext:value-type="float">
            <text:p>1143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onar los costos del proyecto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0eba6-mK7_E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7" calcext:value-type="float">
            <text:p>1143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onar los recursos del proyecto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jQeXdW0clU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8" calcext:value-type="float">
            <text:p>1143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 las comunicaciones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N8sjKl2bIsI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9" calcext:value-type="float">
            <text:p>1143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l riesgo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ju-jDuu1GE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0" calcext:value-type="float">
            <text:p>1143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brir y guardar en Access </text:p>
          </table:table-cell>
          <table:table-cell office:value-type="string" calcext:value-type="string">
            <text:p>DirectoAlGrano</text:p>
          </table:table-cell>
          <table:table-cell office:value-type="string" calcext:value-type="string">
            <text:p>https://www.youtube.com/watch?v=u8jkzBz4Hk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07" calcext:value-type="float">
            <text:p>1081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rcicios Angular: ¡Hola mundo!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ITIttb7uENw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71" calcext:value-type="float">
            <text:p>1007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strando y ocultando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WHO9t9SCmac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72" calcext:value-type="float">
            <text:p>1007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ista de nombre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s7TSIlNLgxc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73" calcext:value-type="float">
            <text:p>1007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totipo lista de contacto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OcQrz8lO6fs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74" calcext:value-type="float">
            <text:p>1007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uta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SJezmFNDzyI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85" calcext:value-type="float">
            <text:p>1057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PL/SQL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2b7USQneCPY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19" calcext:value-type="float">
            <text:p>1529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hile, For y Loop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eef8wGLRaR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0" calcext:value-type="float">
            <text:p>1529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lect Into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R8FawWqZe2Q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1" calcext:value-type="float">
            <text:p>1529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y procedimiento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lRp2ReMONx0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2" calcext:value-type="float">
            <text:p>1529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ando y creando excepcione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8hTu5cDv7b4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3" calcext:value-type="float">
            <text:p>1529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ualizando registro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Iam7wvz6dv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4" calcext:value-type="float">
            <text:p>1529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ertando registros con un bucle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wdOYhGEF_g4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5" calcext:value-type="float">
            <text:p>1529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rámetros de salida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_g2vapnFgNI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6" calcext:value-type="float">
            <text:p>1529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rsore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VXmPNwz8YSA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7" calcext:value-type="float">
            <text:p>1529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rsores y procedimiento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KOADssiNgus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8" calcext:value-type="float">
            <text:p>1529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igger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x8dxII-o1ZY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9" calcext:value-type="float">
            <text:p>1529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vitando tablas mutadas en trigger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nODXDZn7Nv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30" calcext:value-type="float">
            <text:p>1529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hen y excepciones ORA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n_VZxHQ-MbY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31" calcext:value-type="float">
            <text:p>1529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Typescript</text:p>
          </table:table-cell>
          <table:table-cell office:value-type="string" calcext:value-type="string">
            <text:p>divcode</text:p>
          </table:table-cell>
          <table:table-cell office:value-type="string" calcext:value-type="string">
            <text:p>https://www.youtube.com/watch?v=LaQZ3yr7EYg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49" calcext:value-type="float">
            <text:p>1007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mer archivo en JavaScript</text:p>
          </table:table-cell>
          <table:table-cell office:value-type="string" calcext:value-type="string">
            <text:p>divcode</text:p>
          </table:table-cell>
          <table:table-cell office:value-type="string" calcext:value-type="string">
            <text:p>https://www.youtube.com/watch?v=QKvkfwmIzNQ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02" calcext:value-type="float">
            <text:p>996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CPU</text:p>
          </table:table-cell>
          <table:table-cell office:value-type="string" calcext:value-type="string">
            <text:p>DiverTicDos</text:p>
          </table:table-cell>
          <table:table-cell office:value-type="string" calcext:value-type="string">
            <text:p>https://www.youtube.com/watch?v=60cFW_u8pwk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45" calcext:value-type="float">
            <text:p>1544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mbios en la interfaz de Scratch 3.0 VS Scratch 2.0</text:p>
          </table:table-cell>
          <table:table-cell office:value-type="string" calcext:value-type="string">
            <text:p>Docente Pro</text:p>
          </table:table-cell>
          <table:table-cell office:value-type="string" calcext:value-type="string">
            <text:p>https://www.youtube.com/watch?v=0_ZqyKaXLPw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1484" calcext:value-type="float">
            <text:p>1114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Pipes personalizados</text:p>
          </table:table-cell>
          <table:table-cell office:value-type="string" calcext:value-type="string">
            <text:p>Domini Code</text:p>
          </table:table-cell>
          <table:table-cell office:value-type="string" calcext:value-type="string">
            <text:p>https://www.youtube.com/watch?v=hT8KUBY2BJE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60936" calcext:value-type="float">
            <text:p>1609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icación del patrón de diseño Observable y el uso de BehaviorSubject y Subject en la comunicación entre componentes.</text:p>
          </table:table-cell>
          <table:table-cell office:value-type="string" calcext:value-type="string">
            <text:p>Domini Code</text:p>
          </table:table-cell>
          <table:table-cell office:value-type="string" calcext:value-type="string">
            <text:p>https://www.youtube.com/watch?v=rHSYqXW_wp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60941" calcext:value-type="float">
            <text:p>1609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personajes en 3D</text:p>
          </table:table-cell>
          <table:table-cell office:value-type="string" calcext:value-type="string">
            <text:p>Don Pachi</text:p>
          </table:table-cell>
          <table:table-cell office:value-type="string" calcext:value-type="string">
            <text:p>https://www.youtube.com/watch?v=dyHEtPDlq3I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11" calcext:value-type="float">
            <text:p>1529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selector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SlD7lK8oTPU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32" calcext:value-type="float">
            <text:p>661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ria de CS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pRbfLdjBeTc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0" calcext:value-type="float">
            <text:p>1527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Elemental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M69qvsAgmE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3" calcext:value-type="float">
            <text:p>1527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Id y clas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s3KC-7xqMgc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4" calcext:value-type="float">
            <text:p>1527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tributo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9sEi3JKjns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5" calcext:value-type="float">
            <text:p>1527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upado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Q8YgJv-Atb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6" calcext:value-type="float">
            <text:p>1527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endente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MlGVA0fTa-8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7" calcext:value-type="float">
            <text:p>1527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rder radius (Circular)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DlKRZyuqaDw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2" calcext:value-type="float">
            <text:p>1527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rder radius (Elíptico)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iLyzg72cD_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3" calcext:value-type="float">
            <text:p>1527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x shadow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wtfATdEMUx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5" calcext:value-type="float">
            <text:p>1527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ent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Q9vP43V7Q5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8" calcext:value-type="float">
            <text:p>1527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pendencia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WuD7BQKNgfA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82385" calcext:value-type="float">
            <text:p>823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chivos estatico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Eq6TJ-XoEwc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82388" calcext:value-type="float">
            <text:p>823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ngoDB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EkV2IBZL4C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82389" calcext:value-type="float">
            <text:p>823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ckage.json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rAQGFe7lCVs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19" calcext:value-type="float">
            <text:p>1563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ode-Modul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lnwtWKC8_EM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24" calcext:value-type="float">
            <text:p>1563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 Web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UOq2d8Eo3YU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0" calcext:value-type="float">
            <text:p>1563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res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OzU_5cNr0RI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1" calcext:value-type="float">
            <text:p>1563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utas y Controlador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fG0p5WONxGg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2" calcext:value-type="float">
            <text:p>1563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tores de plantillas 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-Jk7OKKxUo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3" calcext:value-type="float">
            <text:p>1563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ngoose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X15-ezweZJI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4" calcext:value-type="float">
            <text:p>1563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eer base de dato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BAv-rM5tkQ0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5" calcext:value-type="float">
            <text:p>1563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arga de Bootstrap</text:p>
          </table:table-cell>
          <table:table-cell office:value-type="string" calcext:value-type="string">
            <text:p>Dostin Hurtado</text:p>
          </table:table-cell>
          <table:table-cell office:value-type="string" calcext:value-type="string">
            <text:p>https://www.youtube.com/watch?v=WLcAX0KirJ4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049" calcext:value-type="float">
            <text:p>1440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nóstico de incidentes en producción (Monitorización)</text:p>
          </table:table-cell>
          <table:table-cell office:value-type="string" calcext:value-type="string">
            <text:p>Dotcito</text:p>
          </table:table-cell>
          <table:table-cell office:value-type="string" calcext:value-type="string">
            <text:p>https://www.youtube.com/watch?v=GLE71pIHUU8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6" calcext:value-type="float">
            <text:p>1402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erMux en Go</text:p>
          </table:table-cell>
          <table:table-cell office:value-type="string" calcext:value-type="string">
            <text:p>Dude the Builder</text:p>
          </table:table-cell>
          <table:table-cell office:value-type="string" calcext:value-type="string">
            <text:p>https://www.youtube.com/watch?v=QVjQwXXEt4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6" calcext:value-type="float">
            <text:p>1431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de conversión y Expresiones condicionales</text:p>
          </table:table-cell>
          <table:table-cell office:value-type="string" calcext:value-type="string">
            <text:p>EACR Data</text:p>
          </table:table-cell>
          <table:table-cell office:value-type="string" calcext:value-type="string">
            <text:p>https://www.youtube.com/watch?v=XSXf6CKDSKk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63" calcext:value-type="float">
            <text:p>1515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ementos claves de Acces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oYkizbo5ZZ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33" calcext:value-type="float">
            <text:p>1081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binar correspondencia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6w1Dhz-c-r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4" calcext:value-type="float">
            <text:p>1081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y exportar dato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x93lmctnxH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5" calcext:value-type="float">
            <text:p>1081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ocumentador y análisi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Z74pa0UY6D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7" calcext:value-type="float">
            <text:p>1081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cro autoejecutable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93wV13hCVH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9" calcext:value-type="float">
            <text:p>1081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ciones de impresión de dato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0ZrVOluxxC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90" calcext:value-type="float">
            <text:p>1081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artir base de datos en RED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O9sHdPFdTzM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35" calcext:value-type="float">
            <text:p>1082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resión avanzada de tablas y consulta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-daBi8ih6n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40" calcext:value-type="float">
            <text:p>1082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gráficos en Acces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vAQ2j-ezft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41" calcext:value-type="float">
            <text:p>1082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incular tabla de Excel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nhd8r7d60M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44" calcext:value-type="float">
            <text:p>1082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 administrativo de una empresa</text:p>
          </table:table-cell>
          <table:table-cell office:value-type="string" calcext:value-type="string">
            <text:p>Economia Desde Casa</text:p>
          </table:table-cell>
          <table:table-cell office:value-type="string" calcext:value-type="string">
            <text:p>https://www.youtube.com/watch?v=BkA8XABdEI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3" calcext:value-type="float">
            <text:p>1466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 administrativo en una empresa</text:p>
          </table:table-cell>
          <table:table-cell office:value-type="string" calcext:value-type="string">
            <text:p>Economia Desde Casa</text:p>
          </table:table-cell>
          <table:table-cell office:value-type="string" calcext:value-type="string">
            <text:p>https://www.youtube.com/watch?v=BkA8XABdEI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8" calcext:value-type="float">
            <text:p>1466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función de control de la empresa</text:p>
          </table:table-cell>
          <table:table-cell office:value-type="string" calcext:value-type="string">
            <text:p>ECONOSUBLIME</text:p>
          </table:table-cell>
          <table:table-cell office:value-type="string" calcext:value-type="string">
            <text:p>https://www.youtube.com/watch?v=EMEbZzqrYvw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9" calcext:value-type="float">
            <text:p>1466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programación orientada a objetos en Go</text:p>
          </table:table-cell>
          <table:table-cell office:value-type="string" calcext:value-type="string">
            <text:p>EDteam</text:p>
          </table:table-cell>
          <table:table-cell office:value-type="string" calcext:value-type="string">
            <text:p>https://www.youtube.com/watch?v=ZyF1nu2MK-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0" calcext:value-type="float">
            <text:p>1431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s bases de datos</text:p>
          </table:table-cell>
          <table:table-cell office:value-type="string" calcext:value-type="string">
            <text:p>EDteam</text:p>
          </table:table-cell>
          <table:table-cell office:value-type="string" calcext:value-type="string">
            <text:p>https://www.youtube.com/watch?v=knVwokXITGI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396" calcext:value-type="float">
            <text:p>1013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ción de computadora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xL8C5CIxDts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395" calcext:value-type="float">
            <text:p>1543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a red informática?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z7Q_NRGyKt4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397" calcext:value-type="float">
            <text:p>1543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pensamiento computacional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ti315UlVtS4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01" calcext:value-type="float">
            <text:p>1544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una computadora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oYxE3L-6-a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03" calcext:value-type="float">
            <text:p>1544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los sistemas operativos 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vnJCudAed0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48" calcext:value-type="float">
            <text:p>1544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cesamiento de datos en una computadora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7s8UqW8xk1A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60" calcext:value-type="float">
            <text:p>1544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 algoritmo?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2tlOmfoVKe0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81" calcext:value-type="float">
            <text:p>1544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igen e historia de la programación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g_cYclqptqA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92" calcext:value-type="float">
            <text:p>1544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programación y sus usos en la computación?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EHiiNhLRIGc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10" calcext:value-type="float">
            <text:p>1545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ementos de programación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aQrolqGxlSI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11" calcext:value-type="float">
            <text:p>1545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enguajes de Programación más comunes 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fDwdRCZrAso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13" calcext:value-type="float">
            <text:p>1545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stema operativo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vnJCudAed08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6" calcext:value-type="float">
            <text:p>1402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fundamentales de los archivos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g5NxT_tywko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50" calcext:value-type="float">
            <text:p>1001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nacimiento de la programación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g_cYclqptqA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47" calcext:value-type="float">
            <text:p>1092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programación y sus usos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EHiiNhLRIGc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48" calcext:value-type="float">
            <text:p>1092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dicionales </text:p>
          </table:table-cell>
          <table:table-cell office:value-type="string" calcext:value-type="string">
            <text:p>Eductronica</text:p>
          </table:table-cell>
          <table:table-cell office:value-type="string" calcext:value-type="string">
            <text:p>https://www.youtube.com/watch?v=6aV9FWuDQ8Q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21" calcext:value-type="float">
            <text:p>1545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a función?</text:p>
          </table:table-cell>
          <table:table-cell office:value-type="string" calcext:value-type="string">
            <text:p>Eductronica</text:p>
          </table:table-cell>
          <table:table-cell office:value-type="string" calcext:value-type="string">
            <text:p>https://www.youtube.com/watch?v=AzeyTH_AjF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6" calcext:value-type="float">
            <text:p>1021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onfigurar una clave SSH con Git</text:p>
          </table:table-cell>
          <table:table-cell office:value-type="string" calcext:value-type="string">
            <text:p>edwin dev</text:p>
          </table:table-cell>
          <table:table-cell office:value-type="string" calcext:value-type="string">
            <text:p>https://www.youtube.com/watch?v=jTCdRkCaf2k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00" calcext:value-type="float">
            <text:p>1033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mbiar Visual Studio Code a Español</text:p>
          </table:table-cell>
          <table:table-cell office:value-type="string" calcext:value-type="string">
            <text:p>EL CANAL DE DANNY</text:p>
          </table:table-cell>
          <table:table-cell office:value-type="string" calcext:value-type="string">
            <text:p>https://www.youtube.com/watch?v=b0E9tnIXo3E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35664" calcext:value-type="float">
            <text:p>1356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erca de Scratch</text:p>
          </table:table-cell>
          <table:table-cell office:value-type="string" calcext:value-type="string">
            <text:p>El Futuro Es Apasionante de Vodafone</text:p>
          </table:table-cell>
          <table:table-cell office:value-type="string" calcext:value-type="string">
            <text:p>https://www.youtube.com/watch?v=moxOrgbrWw4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93435" calcext:value-type="float">
            <text:p>934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os formularios</text:p>
          </table:table-cell>
          <table:table-cell office:value-type="string" calcext:value-type="string">
            <text:p>El Inge Francisco</text:p>
          </table:table-cell>
          <table:table-cell office:value-type="string" calcext:value-type="string">
            <text:p>https://www.youtube.com/watch?v=FCnQGUrCe9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2" calcext:value-type="float">
            <text:p>1080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vincular Excel con Access</text:p>
          </table:table-cell>
          <table:table-cell office:value-type="string" calcext:value-type="string">
            <text:p>El Inge Francisco</text:p>
          </table:table-cell>
          <table:table-cell office:value-type="string" calcext:value-type="string">
            <text:p>https://www.youtube.com/watch?v=tXieqDm_s7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33" calcext:value-type="float">
            <text:p>1082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s FOR y WHILE</text:p>
          </table:table-cell>
          <table:table-cell office:value-type="string" calcext:value-type="string">
            <text:p>El Inge MX</text:p>
          </table:table-cell>
          <table:table-cell office:value-type="string" calcext:value-type="string">
            <text:p>https://www.youtube.com/watch?v=8Zl0lXTBLpo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6" calcext:value-type="float">
            <text:p>1015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despliegue</text:p>
          </table:table-cell>
          <table:table-cell office:value-type="string" calcext:value-type="string">
            <text:p>el Ingeniero Elvis</text:p>
          </table:table-cell>
          <table:table-cell office:value-type="string" calcext:value-type="string">
            <text:p>https://www.youtube.com/watch?v=g_n-AGtFv3c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8" calcext:value-type="float">
            <text:p>1004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tiquetas</text:p>
          </table:table-cell>
          <table:table-cell office:value-type="string" calcext:value-type="string">
            <text:p>EL MANITAS AL TECLADO</text:p>
          </table:table-cell>
          <table:table-cell office:value-type="string" calcext:value-type="string">
            <text:p>https://www.youtube.com/watch?v=ZGfa67xzjD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25" calcext:value-type="float">
            <text:p>1082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l sistema binario </text:p>
          </table:table-cell>
          <table:table-cell office:value-type="string" calcext:value-type="string">
            <text:p>El Mundo Del Aprendiz</text:p>
          </table:table-cell>
          <table:table-cell office:value-type="string" calcext:value-type="string">
            <text:p>https://www.youtube.com/watch?v=No_jFYdw4T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70" calcext:value-type="float">
            <text:p>1544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Nube</text:p>
          </table:table-cell>
          <table:table-cell office:value-type="string" calcext:value-type="string">
            <text:p>EL PAÍS</text:p>
          </table:table-cell>
          <table:table-cell office:value-type="string" calcext:value-type="string">
            <text:p>https://www.youtube.com/watch?v=7tNKXY5lfFI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0" calcext:value-type="float">
            <text:p>918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berataques comunes y amenazas en WordPress</text:p>
          </table:table-cell>
          <table:table-cell office:value-type="string" calcext:value-type="string">
            <text:p>El Pingüino de Mario</text:p>
          </table:table-cell>
          <table:table-cell office:value-type="string" calcext:value-type="string">
            <text:p>https://www.youtube.com/watch?v=PnH4uwY0X9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6" calcext:value-type="float">
            <text:p>1591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lacionar tablas (Llave primaria y foránea)</text:p>
          </table:table-cell>
          <table:table-cell office:value-type="string" calcext:value-type="string">
            <text:p>El Profe Tech</text:p>
          </table:table-cell>
          <table:table-cell office:value-type="string" calcext:value-type="string">
            <text:p>https://www.youtube.com/watch?v=zsjNVwQNMh4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11" calcext:value-type="float">
            <text:p>1014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 central de proceso</text:p>
          </table:table-cell>
          <table:table-cell office:value-type="string" calcext:value-type="string">
            <text:p>El Salón de Informática</text:p>
          </table:table-cell>
          <table:table-cell office:value-type="string" calcext:value-type="string">
            <text:p>https://www.youtube.com/watch?v=XMPDfxYIj8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16" calcext:value-type="float">
            <text:p>1544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y principales funciones </text:p>
          </table:table-cell>
          <table:table-cell office:value-type="string" calcext:value-type="string">
            <text:p>El Salón de Informática</text:p>
          </table:table-cell>
          <table:table-cell office:value-type="string" calcext:value-type="string">
            <text:p>https://www.youtube.com/watch?v=fsuroRYmagw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49" calcext:value-type="float">
            <text:p>1544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 draw.io</text:p>
          </table:table-cell>
          <table:table-cell office:value-type="string" calcext:value-type="string">
            <text:p>El Tío Tech</text:p>
          </table:table-cell>
          <table:table-cell office:value-type="string" calcext:value-type="string">
            <text:p>https://www.youtube.com/watch?v=L_1mJ2OR_C8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20" calcext:value-type="float">
            <text:p>1004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 interfaz de usuario de WordPress</text:p>
          </table:table-cell>
          <table:table-cell office:value-type="string" calcext:value-type="string">
            <text:p>El Tío Tech</text:p>
          </table:table-cell>
          <table:table-cell office:value-type="string" calcext:value-type="string">
            <text:p>https://www.youtube.com/watch?v=X7d35ocTuQI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796" calcext:value-type="float">
            <text:p>1017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ganización de contenido con categorías y etiquetas</text:p>
          </table:table-cell>
          <table:table-cell office:value-type="string" calcext:value-type="string">
            <text:p>El Tío Tech</text:p>
          </table:table-cell>
          <table:table-cell office:value-type="string" calcext:value-type="string">
            <text:p>https://www.youtube.com/watch?v=YiUPv_locpo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2" calcext:value-type="float">
            <text:p>1591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ditar tablas en Access</text:p>
          </table:table-cell>
          <table:table-cell office:value-type="string" calcext:value-type="string">
            <text:p>elearningNica</text:p>
          </table:table-cell>
          <table:table-cell office:value-type="string" calcext:value-type="string">
            <text:p>https://www.youtube.com/watch?v=lXRVRv1tqp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1" calcext:value-type="float">
            <text:p>1080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tubo al vacío y el transistor</text:p>
          </table:table-cell>
          <table:table-cell office:value-type="string" calcext:value-type="string">
            <text:p>ELECTRONICA HOY TV</text:p>
          </table:table-cell>
          <table:table-cell office:value-type="string" calcext:value-type="string">
            <text:p>https://www.youtube.com/watch?v=unXoVswBqyc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0" calcext:value-type="float">
            <text:p>928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damentos de TCP/IP</text:p>
          </table:table-cell>
          <table:table-cell office:value-type="string" calcext:value-type="string">
            <text:p>Electrónica y Tecnología</text:p>
          </table:table-cell>
          <table:table-cell office:value-type="string" calcext:value-type="string">
            <text:p>https://www.youtube.com/watch?v=ziXMKJ593P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9" calcext:value-type="float">
            <text:p>1402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rketing de contenidos</text:p>
          </table:table-cell>
          <table:table-cell office:value-type="string" calcext:value-type="string">
            <text:p>Emprende Aprendiendo</text:p>
          </table:table-cell>
          <table:table-cell office:value-type="string" calcext:value-type="string">
            <text:p>https://www.youtube.com/watch?v=ZQqF0mIgIYA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46276" calcext:value-type="float">
            <text:p>1462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ategias de marketing en redes sociales</text:p>
          </table:table-cell>
          <table:table-cell office:value-type="string" calcext:value-type="string">
            <text:p>Emprende Aprendiendo</text:p>
          </table:table-cell>
          <table:table-cell office:value-type="string" calcext:value-type="string">
            <text:p>https://www.youtube.com/watch?v=bw4ifdjd7dY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47" calcext:value-type="float">
            <text:p>1599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on al Box Model</text:p>
          </table:table-cell>
          <table:table-cell office:value-type="string" calcext:value-type="string">
            <text:p>Emprinnos</text:p>
          </table:table-cell>
          <table:table-cell office:value-type="string" calcext:value-type="string">
            <text:p>https://www.youtube.com/watch?v=3LElWp68Ua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8" calcext:value-type="float">
            <text:p>1527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s</text:p>
          </table:table-cell>
          <table:table-cell office:value-type="string" calcext:value-type="string">
            <text:p>Emprinnos</text:p>
          </table:table-cell>
          <table:table-cell office:value-type="string" calcext:value-type="string">
            <text:p>https://www.youtube.com/watch?v=v7Iqs_TReLM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1" calcext:value-type="float">
            <text:p>997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tablas</text:p>
          </table:table-cell>
          <table:table-cell office:value-type="string" calcext:value-type="string">
            <text:p>En la Nube</text:p>
          </table:table-cell>
          <table:table-cell office:value-type="string" calcext:value-type="string">
            <text:p>https://www.youtube.com/watch?v=ZxNmpH6sru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9" calcext:value-type="float">
            <text:p>1014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un detector de humo</text:p>
          </table:table-cell>
          <table:table-cell office:value-type="string" calcext:value-type="string">
            <text:p>engineerguy</text:p>
          </table:table-cell>
          <table:table-cell office:value-type="string" calcext:value-type="string">
            <text:p>https://www.youtube.com/watch?v=oFUUQcpGR3k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3" calcext:value-type="float">
            <text:p>928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ódulos </text:p>
          </table:table-cell>
          <table:table-cell office:value-type="string" calcext:value-type="string">
            <text:p>Erick Bernal</text:p>
          </table:table-cell>
          <table:table-cell office:value-type="string" calcext:value-type="string">
            <text:p>https://www.youtube.com/watch?v=8JGK1nf77g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225" calcext:value-type="float">
            <text:p>1432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la gestión de proyectos</text:p>
          </table:table-cell>
          <table:table-cell office:value-type="string" calcext:value-type="string">
            <text:p>ESAN Graduate School of Business</text:p>
          </table:table-cell>
          <table:table-cell office:value-type="string" calcext:value-type="string">
            <text:p>https://www.youtube.com/watch?v=vUafXFfCELI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0" calcext:value-type="float">
            <text:p>1143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secuenci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https://www.youtube.com/watch?v=C8KKneiXJsg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1" calcext:value-type="float">
            <text:p>1004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e es SEO?</text:p>
          </table:table-cell>
          <table:table-cell office:value-type="string" calcext:value-type="string">
            <text:p>Espacio Emprendedores TV</text:p>
          </table:table-cell>
          <table:table-cell office:value-type="string" calcext:value-type="string">
            <text:p>https://www.youtube.com/watch?v=VwDvKCveFfk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46260" calcext:value-type="float">
            <text:p>1462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menús de navegación</text:p>
          </table:table-cell>
          <table:table-cell office:value-type="string" calcext:value-type="string">
            <text:p>Espacio Emprendedores TV</text:p>
          </table:table-cell>
          <table:table-cell office:value-type="string" calcext:value-type="string">
            <text:p>https://www.youtube.com/watch?v=aCHMbaNqV0A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41" calcext:value-type="float">
            <text:p>1599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básicas en R</text:p>
          </table:table-cell>
          <table:table-cell office:value-type="string" calcext:value-type="string">
            <text:p>Estadística útil</text:p>
          </table:table-cell>
          <table:table-cell office:value-type="string" calcext:value-type="string">
            <text:p>https://www.youtube.com/watch?v=kWy21P7t1c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60" calcext:value-type="float">
            <text:p>1011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ctores: Creación y principales parámetros</text:p>
          </table:table-cell>
          <table:table-cell office:value-type="string" calcext:value-type="string">
            <text:p>Estadística útil</text:p>
          </table:table-cell>
          <table:table-cell office:value-type="string" calcext:value-type="string">
            <text:p>https://www.youtube.com/watch?v=EIX5AFZMsp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72" calcext:value-type="float">
            <text:p>1011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trices</text:p>
          </table:table-cell>
          <table:table-cell office:value-type="string" calcext:value-type="string">
            <text:p>Estadística útil</text:p>
          </table:table-cell>
          <table:table-cell office:value-type="string" calcext:value-type="string">
            <text:p>https://www.youtube.com/watch?v=P1YD38_qEu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82" calcext:value-type="float">
            <text:p>1011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en R</text:p>
          </table:table-cell>
          <table:table-cell office:value-type="string" calcext:value-type="string">
            <text:p>Estadística útil</text:p>
          </table:table-cell>
          <table:table-cell office:value-type="string" calcext:value-type="string">
            <text:p>https://www.youtube.com/watch?v=D8q2Q69fT8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87" calcext:value-type="float">
            <text:p>1011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es de acción y la matriz DOFA</text:p>
          </table:table-cell>
          <table:table-cell office:value-type="string" calcext:value-type="string">
            <text:p>Estrategia en Acción con <text:s/>Iván Martínez Lima</text:p>
          </table:table-cell>
          <table:table-cell office:value-type="string" calcext:value-type="string">
            <text:p>https://www.youtube.com/watch?v=_6vz0-Hx9cE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4" calcext:value-type="float">
            <text:p>1466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informe</text:p>
          </table:table-cell>
          <table:table-cell office:value-type="string" calcext:value-type="string">
            <text:p>Excel y Más</text:p>
          </table:table-cell>
          <table:table-cell office:value-type="string" calcext:value-type="string">
            <text:p>https://www.youtube.com/watch?v=bmHYhLaEB1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9" calcext:value-type="float">
            <text:p>1080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formularios</text:p>
          </table:table-cell>
          <table:table-cell office:value-type="string" calcext:value-type="string">
            <text:p>Excel y Más</text:p>
          </table:table-cell>
          <table:table-cell office:value-type="string" calcext:value-type="string">
            <text:p>https://www.youtube.com/watch?v=EN6BBvfyuJ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04" calcext:value-type="float">
            <text:p>1081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Acción</text:p>
          </table:table-cell>
          <table:table-cell office:value-type="string" calcext:value-type="string">
            <text:p>Excel y Más</text:p>
          </table:table-cell>
          <table:table-cell office:value-type="string" calcext:value-type="string">
            <text:p>https://www.youtube.com/watch?v=ekNL3YlqbGg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49" calcext:value-type="float">
            <text:p>1082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 interfaz</text:p>
          </table:table-cell>
          <table:table-cell office:value-type="string" calcext:value-type="string">
            <text:p>Excel y Más</text:p>
          </table:table-cell>
          <table:table-cell office:value-type="string" calcext:value-type="string">
            <text:p>https://www.youtube.com/watch?v=tMe_Hq0xylk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53" calcext:value-type="float">
            <text:p>1449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base de datos en Access</text:p>
          </table:table-cell>
          <table:table-cell office:value-type="string" calcext:value-type="string">
            <text:p>Excel y Más</text:p>
          </table:table-cell>
          <table:table-cell office:value-type="string" calcext:value-type="string">
            <text:p>https://www.youtube.com/watch?v=eVPT3i5zYu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61" calcext:value-type="float">
            <text:p>1449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aprender a programar </text:p>
          </table:table-cell>
          <table:table-cell office:value-type="string" calcext:value-type="string">
            <text:p>fabio augusto vanegas bovea</text:p>
          </table:table-cell>
          <table:table-cell office:value-type="string" calcext:value-type="string">
            <text:p>https://www.youtube.com/watch?v=yCn0atPy3e4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6" calcext:value-type="float">
            <text:p>929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ndo nuestras herramientas</text:p>
          </table:table-cell>
          <table:table-cell office:value-type="string" calcext:value-type="string">
            <text:p>Fabiola Aguilar Rojas</text:p>
          </table:table-cell>
          <table:table-cell office:value-type="string" calcext:value-type="string">
            <text:p>https://www.youtube.com/watch?v=E5KzCLn1Es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54" calcext:value-type="float">
            <text:p>1011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Informes de Access con el Asistente</text:p>
          </table:table-cell>
          <table:table-cell office:value-type="string" calcext:value-type="string">
            <text:p>FacilByte</text:p>
          </table:table-cell>
          <table:table-cell office:value-type="string" calcext:value-type="string">
            <text:p>https://www.youtube.com/watch?v=5aErT14xgEs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01" calcext:value-type="float">
            <text:p>1081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ndo nuestras herramientas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8jX7o-OcZ7c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3" calcext:value-type="float">
            <text:p>1013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ociendo MySQL Workbench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_D2you73kkY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4" calcext:value-type="float">
            <text:p>1013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base de datos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Lrkjhsm-xDg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3" calcext:value-type="float">
            <text:p>1013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tablas (Create table)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m7EsOUUMsvY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4" calcext:value-type="float">
            <text:p>1013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ertar registros en las tablas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6ChsYBtfyaU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5" calcext:value-type="float">
            <text:p>1013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ualizar registros de las tablas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IypVsS0EU6Y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6" calcext:value-type="float">
            <text:p>1013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registros de las tablas (delete)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ikOgkLN-sD8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7" calcext:value-type="float">
            <text:p>1013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registros con truncate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HJdtLSlVd6Q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8" calcext:value-type="float">
            <text:p>1013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alias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gLr3ldjj7FQ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9" calcext:value-type="float">
            <text:p>1013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leccionar datos co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-JBks8wyADc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0" calcext:value-type="float">
            <text:p>1013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where co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7nEwbbAjfbI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1" calcext:value-type="float">
            <text:p>1013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between co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beThc8iAA1A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2" calcext:value-type="float">
            <text:p>1013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like co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-78g7o2KED4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3" calcext:value-type="float">
            <text:p>1013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 lógico AND y OR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eHQZYxhSP5c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6" calcext:value-type="float">
            <text:p>1013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 diferente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e7Pt_wDjDvM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7" calcext:value-type="float">
            <text:p>1013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Order By y Group By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bmSzdBbEEwk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8" calcext:value-type="float">
            <text:p>1013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laves foráneas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hbyjJW0OH7U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92" calcext:value-type="float">
            <text:p>1013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ner Join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cO3-FuREt04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94" calcext:value-type="float">
            <text:p>1013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conos de Bootstrap 5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gH2CImOviqY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215" calcext:value-type="float">
            <text:p>1442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M, REM y PX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nz6DIeBdZt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44" calcext:value-type="float">
            <text:p>661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d_J2nC6V6N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0" calcext:value-type="float">
            <text:p>996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ndo nodos en e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b-ZWMiqsAeU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1" calcext:value-type="float">
            <text:p>996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ndo los estilos con Javascript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m5-UD2hJPtM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2" calcext:value-type="float">
            <text:p>996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ventos de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P44XEaO35O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3" calcext:value-type="float">
            <text:p>996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egando nodos a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yQdi_8nh9HE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4" calcext:value-type="float">
            <text:p>997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ndo, Remplazando y Eliminando Nodos de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KpiYwPLGEW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5" calcext:value-type="float">
            <text:p>997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ceso a los atributos de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jVYq32sqoX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6" calcext:value-type="float">
            <text:p>997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imación de Punto Funcional</text:p>
          </table:table-cell>
          <table:table-cell office:value-type="string" calcext:value-type="string">
            <text:p>Fatto Consultoría y Sistemas</text:p>
          </table:table-cell>
          <table:table-cell office:value-type="string" calcext:value-type="string">
            <text:p>https://www.youtube.com/watch?v=zN-RBp8UoE0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5" calcext:value-type="float">
            <text:p>1393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eb development (Desarrollo web)</text:p>
          </table:table-cell>
          <table:table-cell office:value-type="string" calcext:value-type="string">
            <text:p>Fazt</text:p>
          </table:table-cell>
          <table:table-cell office:value-type="string" calcext:value-type="string">
            <text:p>https://www.youtube.com/watch?v=5zNO0lGKUXs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8" calcext:value-type="float">
            <text:p>929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bile app development (Desarrollo de aplicaciones móviles)</text:p>
          </table:table-cell>
          <table:table-cell office:value-type="string" calcext:value-type="string">
            <text:p>Fazt</text:p>
          </table:table-cell>
          <table:table-cell office:value-type="string" calcext:value-type="string">
            <text:p>https://www.youtube.com/watch?v=tmZIzqvet9U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9" calcext:value-type="float">
            <text:p>929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ditores de códigos</text:p>
          </table:table-cell>
          <table:table-cell office:value-type="string" calcext:value-type="string">
            <text:p>Fazt</text:p>
          </table:table-cell>
          <table:table-cell office:value-type="string" calcext:value-type="string">
            <text:p>https://www.youtube.com/watch?v=Le9z0p3BjqM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4" calcext:value-type="float">
            <text:p>1032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SS Grid</text:p>
          </table:table-cell>
          <table:table-cell office:value-type="string" calcext:value-type="string">
            <text:p>Fazt Code</text:p>
          </table:table-cell>
          <table:table-cell office:value-type="string" calcext:value-type="string">
            <text:p>https://www.youtube.com/watch?v=QBOUSrMqlSQ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4" calcext:value-type="float">
            <text:p>1527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PostgreSQL</text:p>
          </table:table-cell>
          <table:table-cell office:value-type="string" calcext:value-type="string">
            <text:p>Fazt Code</text:p>
          </table:table-cell>
          <table:table-cell office:value-type="string" calcext:value-type="string">
            <text:p>https://www.youtube.com/watch?v=cHGaDfzJyY4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4" calcext:value-type="float">
            <text:p>1001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sar la segmentación de datos</text:p>
          </table:table-cell>
          <table:table-cell office:value-type="string" calcext:value-type="string">
            <text:p>fbombab</text:p>
          </table:table-cell>
          <table:table-cell office:value-type="string" calcext:value-type="string">
            <text:p>https://www.youtube.com/watch?v=qfmyz0UuJmQ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2" calcext:value-type="float">
            <text:p>1053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s metodologías ágiles</text:p>
          </table:table-cell>
          <table:table-cell office:value-type="string" calcext:value-type="string">
            <text:p>Fdi Innovacion</text:p>
          </table:table-cell>
          <table:table-cell office:value-type="string" calcext:value-type="string">
            <text:p>https://www.youtube.com/watch?v=zbW3ig4kg0Q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3" calcext:value-type="float">
            <text:p>1143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ntaxis y uso del bucle while</text:p>
          </table:table-cell>
          <table:table-cell office:value-type="string" calcext:value-type="string">
            <text:p>Felix Barros</text:p>
          </table:table-cell>
          <table:table-cell office:value-type="string" calcext:value-type="string">
            <text:p>https://www.youtube.com/watch?v=pAmLS7OFIFU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112" calcext:value-type="float">
            <text:p>1611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tablas en Oracle</text:p>
          </table:table-cell>
          <table:table-cell office:value-type="string" calcext:value-type="string">
            <text:p>Felix Castro</text:p>
          </table:table-cell>
          <table:table-cell office:value-type="string" calcext:value-type="string">
            <text:p>https://www.youtube.com/watch?v=9mAGzz7NdiI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62" calcext:value-type="float">
            <text:p>1517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unicación entre componentes de angular</text:p>
          </table:table-cell>
          <table:table-cell office:value-type="string" calcext:value-type="string">
            <text:p>Fernando Herrera</text:p>
          </table:table-cell>
          <table:table-cell office:value-type="string" calcext:value-type="string">
            <text:p>https://www.youtube.com/watch?v=df0eH9mM9nU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68" calcext:value-type="float">
            <text:p>1007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ormularios en Ionic</text:p>
          </table:table-cell>
          <table:table-cell office:value-type="string" calcext:value-type="string">
            <text:p>Fernando Herrera</text:p>
          </table:table-cell>
          <table:table-cell office:value-type="string" calcext:value-type="string">
            <text:p>https://www.youtube.com/watch?v=Q-8QT9zT4qs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1" calcext:value-type="float">
            <text:p>1434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bs en Ionic</text:p>
          </table:table-cell>
          <table:table-cell office:value-type="string" calcext:value-type="string">
            <text:p>Fernando Herrera</text:p>
          </table:table-cell>
          <table:table-cell office:value-type="string" calcext:value-type="string">
            <text:p>https://www.youtube.com/watch?v=pXzBwLTXGH4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5" calcext:value-type="float">
            <text:p>1434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es de almacenamiento</text:p>
          </table:table-cell>
          <table:table-cell office:value-type="string" calcext:value-type="string">
            <text:p>FiescoTech</text:p>
          </table:table-cell>
          <table:table-cell office:value-type="string" calcext:value-type="string">
            <text:p>https://www.youtube.com/watch?v=sYfu_ksVGZg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08" calcext:value-type="float">
            <text:p>1544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ceso administrativo de control</text:p>
          </table:table-cell>
          <table:table-cell office:value-type="string" calcext:value-type="string">
            <text:p>Flex Flix Teens en Español</text:p>
          </table:table-cell>
          <table:table-cell office:value-type="string" calcext:value-type="string">
            <text:p>https://www.youtube.com/watch?v=5x9gaUMIxPo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2" calcext:value-type="float">
            <text:p>1466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clases para definir el ancho de las columnas</text:p>
          </table:table-cell>
          <table:table-cell office:value-type="string" calcext:value-type="string">
            <text:p>Frame Class</text:p>
          </table:table-cell>
          <table:table-cell office:value-type="string" calcext:value-type="string">
            <text:p>https://www.youtube.com/watch?v=aJHdWEraM7U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6" calcext:value-type="float">
            <text:p>1584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lugins para formularios y encuestas</text:p>
          </table:table-cell>
          <table:table-cell office:value-type="string" calcext:value-type="string">
            <text:p>Fran Salas - PluginsWeb</text:p>
          </table:table-cell>
          <table:table-cell office:value-type="string" calcext:value-type="string">
            <text:p>https://www.youtube.com/watch?v=hYLx7fOmWyg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801" calcext:value-type="float">
            <text:p>1018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aíces de un polinomio</text:p>
          </table:table-cell>
          <table:table-cell office:value-type="string" calcext:value-type="string">
            <text:p>FRANK AB</text:p>
          </table:table-cell>
          <table:table-cell office:value-type="string" calcext:value-type="string">
            <text:p>https://www.youtube.com/watch?v=GPnyWlegiOc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4" calcext:value-type="float">
            <text:p>1015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tablas en Access</text:p>
          </table:table-cell>
          <table:table-cell office:value-type="string" calcext:value-type="string">
            <text:p>Franklin García</text:p>
          </table:table-cell>
          <table:table-cell office:value-type="string" calcext:value-type="string">
            <text:p>https://www.youtube.com/watch?v=mVAj4apomB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89" calcext:value-type="float">
            <text:p>1080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consultas en multi-tablas </text:p>
          </table:table-cell>
          <table:table-cell office:value-type="string" calcext:value-type="string">
            <text:p>Franklin García</text:p>
          </table:table-cell>
          <table:table-cell office:value-type="string" calcext:value-type="string">
            <text:p>https://www.youtube.com/watch?v=TmnpJKLbw2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5" calcext:value-type="float">
            <text:p>1080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laciones entre tablas</text:p>
          </table:table-cell>
          <table:table-cell office:value-type="string" calcext:value-type="string">
            <text:p>Franklin García</text:p>
          </table:table-cell>
          <table:table-cell office:value-type="string" calcext:value-type="string">
            <text:p>https://www.youtube.com/watch?v=aKveYscRvhI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60002" calcext:value-type="float">
            <text:p>1600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</text:p>
          </table:table-cell>
          <table:table-cell office:value-type="string" calcext:value-type="string">
            <text:p>Franklin García</text:p>
          </table:table-cell>
          <table:table-cell office:value-type="string" calcext:value-type="string">
            <text:p>https://www.youtube.com/watch?v=pyzY2JSnPvQ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6" calcext:value-type="float">
            <text:p>1014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pruebas de Software</text:p>
          </table:table-cell>
          <table:table-cell office:value-type="string" calcext:value-type="string">
            <text:p>Full Advanced</text:p>
          </table:table-cell>
          <table:table-cell office:value-type="string" calcext:value-type="string">
            <text:p>https://www.youtube.com/watch?v=QFUYSRtX-V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00" calcext:value-type="float">
            <text:p>1393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estáticas</text:p>
          </table:table-cell>
          <table:table-cell office:value-type="string" calcext:value-type="string">
            <text:p>Full Advanced</text:p>
          </table:table-cell>
          <table:table-cell office:value-type="string" calcext:value-type="string">
            <text:p>https://www.youtube.com/watch?v=FWhc0Z2mv0o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01" calcext:value-type="float">
            <text:p>1393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ificación, Monitoreo y Control de la Prueba, Informe de Prueba, Informe de Defectos</text:p>
          </table:table-cell>
          <table:table-cell office:value-type="string" calcext:value-type="string">
            <text:p>Full Advanced</text:p>
          </table:table-cell>
          <table:table-cell office:value-type="string" calcext:value-type="string">
            <text:p>https://www.youtube.com/watch?v=lCHwfi_AoE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7" calcext:value-type="float">
            <text:p>1393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licaciones Híbridas</text:p>
          </table:table-cell>
          <table:table-cell office:value-type="string" calcext:value-type="string">
            <text:p>Galaxy Training</text:p>
          </table:table-cell>
          <table:table-cell office:value-type="string" calcext:value-type="string">
            <text:p>https://www.youtube.com/watch?v=Ys5-f9uFfFo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11" calcext:value-type="float">
            <text:p>1434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cortafuegos y medidas de prevención contra ataques</text:p>
          </table:table-cell>
          <table:table-cell office:value-type="string" calcext:value-type="string">
            <text:p>Garaje de ideas | Tech</text:p>
          </table:table-cell>
          <table:table-cell office:value-type="string" calcext:value-type="string">
            <text:p>https://www.youtube.com/watch?v=Nocd0WkTSHE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87" calcext:value-type="float">
            <text:p>1617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comunicación entre componentes</text:p>
          </table:table-cell>
          <table:table-cell office:value-type="string" calcext:value-type="string">
            <text:p>gavilanch2</text:p>
          </table:table-cell>
          <table:table-cell office:value-type="string" calcext:value-type="string">
            <text:p>https://www.youtube.com/watch?v=taVHtml7SKI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84" calcext:value-type="float">
            <text:p>1057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iltros y criterios básicos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qq58wsafwos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44" calcext:value-type="float">
            <text:p>1449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Hardware y software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3F-kuNGlNco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394" calcext:value-type="float">
            <text:p>1543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l sistema binario en las computadoras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f5Onw5qTOz4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72" calcext:value-type="float">
            <text:p>1544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versión de números binarios <text:s/>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2nO4FjrbKtU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73" calcext:value-type="float">
            <text:p>1544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tilización de los algoritmos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EkObhToiseo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89" calcext:value-type="float">
            <text:p>1544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las estructuras condicionales en la programación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rNY5eWogl18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553" calcext:value-type="float">
            <text:p>1065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Matlab</text:p>
          </table:table-cell>
          <table:table-cell office:value-type="string" calcext:value-type="string">
            <text:p>geo maya oficial</text:p>
          </table:table-cell>
          <table:table-cell office:value-type="string" calcext:value-type="string">
            <text:p>https://www.youtube.com/watch?v=kDbCc9t7Se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0" calcext:value-type="float">
            <text:p>1015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ol del gestor de proyectos (Project manager)</text:p>
          </table:table-cell>
          <table:table-cell office:value-type="string" calcext:value-type="string">
            <text:p>Gerencia de Proyectos y Coaching</text:p>
          </table:table-cell>
          <table:table-cell office:value-type="string" calcext:value-type="string">
            <text:p>https://www.youtube.com/watch?v=vEdLWMyP4Vw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1" calcext:value-type="float">
            <text:p>1143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alidades de un gestor de proyectos</text:p>
          </table:table-cell>
          <table:table-cell office:value-type="string" calcext:value-type="string">
            <text:p>Gerencia de Proyectos y Coaching</text:p>
          </table:table-cell>
          <table:table-cell office:value-type="string" calcext:value-type="string">
            <text:p>https://www.youtube.com/watch?v=KC_Sv_4gqs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2" calcext:value-type="float">
            <text:p>1143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bjeto XMLHttpRequest</text:p>
          </table:table-cell>
          <table:table-cell office:value-type="string" calcext:value-type="string">
            <text:p>German Rodriguez</text:p>
          </table:table-cell>
          <table:table-cell office:value-type="string" calcext:value-type="string">
            <text:p>https://www.youtube.com/watch?v=TF-fwphqt7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6" calcext:value-type="float">
            <text:p>996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llo World con Ncurses</text:p>
          </table:table-cell>
          <table:table-cell office:value-type="string" calcext:value-type="string">
            <text:p>Giga Raptor</text:p>
          </table:table-cell>
          <table:table-cell office:value-type="string" calcext:value-type="string">
            <text:p>https://www.youtube.com/watch?v=2tWN6ntNo4w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107" calcext:value-type="float">
            <text:p>951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luminación en Unity</text:p>
          </table:table-cell>
          <table:table-cell office:value-type="string" calcext:value-type="string">
            <text:p>Gius Caminiti</text:p>
          </table:table-cell>
          <table:table-cell office:value-type="string" calcext:value-type="string">
            <text:p>https://www.youtube.com/watch?v=RkY7nLDLtc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3" calcext:value-type="float">
            <text:p>1529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lementación de Structs en Go</text:p>
          </table:table-cell>
          <table:table-cell office:value-type="string" calcext:value-type="string">
            <text:p>Go Simplified</text:p>
          </table:table-cell>
          <table:table-cell office:value-type="string" calcext:value-type="string">
            <text:p>https://www.youtube.com/watch?v=cyGjLsTlQck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34" calcext:value-type="float">
            <text:p>1431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erfaces en Go</text:p>
          </table:table-cell>
          <table:table-cell office:value-type="string" calcext:value-type="string">
            <text:p>Go Simplified</text:p>
          </table:table-cell>
          <table:table-cell office:value-type="string" calcext:value-type="string">
            <text:p>https://www.youtube.com/watch?v=gVzGJ5SlobI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35" calcext:value-type="float">
            <text:p>1431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de un Channel en Go</text:p>
          </table:table-cell>
          <table:table-cell office:value-type="string" calcext:value-type="string">
            <text:p>Go Simplified</text:p>
          </table:table-cell>
          <table:table-cell office:value-type="string" calcext:value-type="string">
            <text:p>https://www.youtube.com/watch?v=NFe33QUd6j8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36" calcext:value-type="float">
            <text:p>1431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dicional IF en Go</text:p>
          </table:table-cell>
          <table:table-cell office:value-type="string" calcext:value-type="string">
            <text:p>Golandia</text:p>
          </table:table-cell>
          <table:table-cell office:value-type="string" calcext:value-type="string">
            <text:p>https://www.youtube.com/watch?v=oGllWdsOyxw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10" calcext:value-type="float">
            <text:p>1431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ramework</text:p>
          </table:table-cell>
          <table:table-cell office:value-type="string" calcext:value-type="string">
            <text:p>Golandia</text:p>
          </table:table-cell>
          <table:table-cell office:value-type="string" calcext:value-type="string">
            <text:p>https://www.youtube.com/watch?v=Pq6rkq7iuH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2" calcext:value-type="float">
            <text:p>1431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TTP</text:p>
          </table:table-cell>
          <table:table-cell office:value-type="string" calcext:value-type="string">
            <text:p>Golandia</text:p>
          </table:table-cell>
          <table:table-cell office:value-type="string" calcext:value-type="string">
            <text:p>https://www.youtube.com/watch?v=H3uGC1tg1A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7" calcext:value-type="float">
            <text:p>1431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acterísticas de Go</text:p>
          </table:table-cell>
          <table:table-cell office:value-type="string" calcext:value-type="string">
            <text:p>Gonzalo Córdova</text:p>
          </table:table-cell>
          <table:table-cell office:value-type="string" calcext:value-type="string">
            <text:p>https://www.youtube.com/watch?v=ny6AH1umXB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083" calcext:value-type="float">
            <text:p>1430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los operadores DAX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RSh8VVG3OLk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58" calcext:value-type="float">
            <text:p>1053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obtener la fecha de la última venta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TpYJ66MOQ9Y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59" calcext:value-type="float">
            <text:p>1053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mostrar datos con filtros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Q5oJpTVlOHc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60" calcext:value-type="float">
            <text:p>1053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realizar conteos distintivos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ignrBwuQKEk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61" calcext:value-type="float">
            <text:p>1053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la función hasonevalue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V_3Z14heJrU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62" calcext:value-type="float">
            <text:p>1053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las funciones related y relatedtable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KajYCCF5df8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63" calcext:value-type="float">
            <text:p>1053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incular o Enlazar MySQL con Access</text:p>
          </table:table-cell>
          <table:table-cell office:value-type="string" calcext:value-type="string">
            <text:p>guirdo</text:p>
          </table:table-cell>
          <table:table-cell office:value-type="string" calcext:value-type="string">
            <text:p>https://www.youtube.com/watch?v=gFl-QN2rOG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39" calcext:value-type="float">
            <text:p>1081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entorno de trabajo</text:p>
          </table:table-cell>
          <table:table-cell office:value-type="string" calcext:value-type="string">
            <text:p>Hackaprende</text:p>
          </table:table-cell>
          <table:table-cell office:value-type="string" calcext:value-type="string">
            <text:p>https://www.youtube.com/watch?v=T8Rhx_jJrss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1" calcext:value-type="float">
            <text:p>1015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os servidores web</text:p>
          </table:table-cell>
          <table:table-cell office:value-type="string" calcext:value-type="string">
            <text:p>HamletIDeas</text:p>
          </table:table-cell>
          <table:table-cell office:value-type="string" calcext:value-type="string">
            <text:p>https://www.youtube.com/watch?v=4Hcugh7z0cI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26" calcext:value-type="float">
            <text:p>918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bjetivos de las pruebas</text:p>
          </table:table-cell>
          <table:table-cell office:value-type="string" calcext:value-type="string">
            <text:p>Hands-On QA</text:p>
          </table:table-cell>
          <table:table-cell office:value-type="string" calcext:value-type="string">
            <text:p>https://www.youtube.com/watch?v=_E0ih7ui-g0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8" calcext:value-type="float">
            <text:p>1392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 de componentes</text:p>
          </table:table-cell>
          <table:table-cell office:value-type="string" calcext:value-type="string">
            <text:p>Hands-On QA</text:p>
          </table:table-cell>
          <table:table-cell office:value-type="string" calcext:value-type="string">
            <text:p>https://www.youtube.com/watch?v=yHvYI4fCtz8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3" calcext:value-type="float">
            <text:p>1392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tegoría de Técnicas</text:p>
          </table:table-cell>
          <table:table-cell office:value-type="string" calcext:value-type="string">
            <text:p>Hands-On QA</text:p>
          </table:table-cell>
          <table:table-cell office:value-type="string" calcext:value-type="string">
            <text:p>https://www.youtube.com/watch?v=t32bWWS8R9o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5" calcext:value-type="float">
            <text:p>1393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previo de la plataforma Joomla</text:p>
          </table:table-cell>
          <table:table-cell office:value-type="string" calcext:value-type="string">
            <text:p>Hans Gallardo</text:p>
          </table:table-cell>
          <table:table-cell office:value-type="string" calcext:value-type="string">
            <text:p>https://www.youtube.com/watch?v=8uZKahdEtBs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7" calcext:value-type="float">
            <text:p>918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tilizar el patrón composición</text:p>
          </table:table-cell>
          <table:table-cell office:value-type="string" calcext:value-type="string">
            <text:p>hdeleon.net</text:p>
          </table:table-cell>
          <table:table-cell office:value-type="string" calcext:value-type="string">
            <text:p>https://www.youtube.com/watch?v=__tjODgNO2U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61680" calcext:value-type="float">
            <text:p>1616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calStorage</text:p>
          </table:table-cell>
          <table:table-cell office:value-type="string" calcext:value-type="string">
            <text:p>hdeleon.net</text:p>
          </table:table-cell>
          <table:table-cell office:value-type="string" calcext:value-type="string">
            <text:p>https://www.youtube.com/watch?v=F6j_V6FUYTI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31" calcext:value-type="float">
            <text:p>996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y variables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https://www.youtube.com/watch?v=sPIVZPE9R4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03" calcext:value-type="float">
            <text:p>996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COBIT</text:p>
          </table:table-cell>
          <table:table-cell office:value-type="string" calcext:value-type="string">
            <text:p>Henry Loachamin</text:p>
          </table:table-cell>
          <table:table-cell office:value-type="string" calcext:value-type="string">
            <text:p>https://www.youtube.com/watch?v=SEBzxmd1e1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09" calcext:value-type="float">
            <text:p>1466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oración de temas de Shopify</text:p>
          </table:table-cell>
          <table:table-cell office:value-type="string" calcext:value-type="string">
            <text:p>Herramientas de Marketing</text:p>
          </table:table-cell>
          <table:table-cell office:value-type="string" calcext:value-type="string">
            <text:p>https://www.youtube.com/watch?v=ZE9p3smCDr0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02003" calcext:value-type="float">
            <text:p>1020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configuración básica de tu tienda de Shopify</text:p>
          </table:table-cell>
          <table:table-cell office:value-type="string" calcext:value-type="string">
            <text:p>Herramientas de Marketing</text:p>
          </table:table-cell>
          <table:table-cell office:value-type="string" calcext:value-type="string">
            <text:p>https://www.youtube.com/watch?v=Lo6uOku9dKA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18" calcext:value-type="float">
            <text:p>1599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Cómo configurar la información básica de tu Tienda Virtual de Shopify?</text:p>
          </table:table-cell>
          <table:table-cell office:value-type="string" calcext:value-type="string">
            <text:p>Herramientas de Marketing</text:p>
          </table:table-cell>
          <table:table-cell office:value-type="string" calcext:value-type="string">
            <text:p>https://www.youtube.com/watch?v=68GUh7v7WEs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19" calcext:value-type="float">
            <text:p>1599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arrollo de un Blog en Shopify</text:p>
          </table:table-cell>
          <table:table-cell office:value-type="string" calcext:value-type="string">
            <text:p>Herramientas de Marketing</text:p>
          </table:table-cell>
          <table:table-cell office:value-type="string" calcext:value-type="string">
            <text:p>https://www.youtube.com/watch?v=XB0g1HP8eeI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43" calcext:value-type="float">
            <text:p>1599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las políticas de tu tienda de Shopify</text:p>
          </table:table-cell>
          <table:table-cell office:value-type="string" calcext:value-type="string">
            <text:p>Herramientas de Marketing</text:p>
          </table:table-cell>
          <table:table-cell office:value-type="string" calcext:value-type="string">
            <text:p>https://www.youtube.com/watch?v=2ttPOYXuLjc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4" calcext:value-type="float">
            <text:p>1599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JavaScript</text:p>
          </table:table-cell>
          <table:table-cell office:value-type="string" calcext:value-type="string">
            <text:p>HolaMundo</text:p>
          </table:table-cell>
          <table:table-cell office:value-type="string" calcext:value-type="string">
            <text:p>https://www.youtube.com/watch?v=odnLWsAe3lM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00" calcext:value-type="float">
            <text:p>996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Solicitud AJAX con Javascript</text:p>
          </table:table-cell>
          <table:table-cell office:value-type="string" calcext:value-type="string">
            <text:p>HolaMundo</text:p>
          </table:table-cell>
          <table:table-cell office:value-type="string" calcext:value-type="string">
            <text:p>https://www.youtube.com/watch?v=cYWfZis8Z8k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4" calcext:value-type="float">
            <text:p>996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licaciones de la inteligencia artificial en el contexto de servidores web</text:p>
          </table:table-cell>
          <table:table-cell office:value-type="string" calcext:value-type="string">
            <text:p>Humberto Higinio</text:p>
          </table:table-cell>
          <table:table-cell office:value-type="string" calcext:value-type="string">
            <text:p>https://www.youtube.com/watch?v=nZ85i7ZsDSE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88" calcext:value-type="float">
            <text:p>1617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crum Master</text:p>
          </table:table-cell>
          <table:table-cell office:value-type="string" calcext:value-type="string">
            <text:p>IEBS Digital School</text:p>
          </table:table-cell>
          <table:table-cell office:value-type="string" calcext:value-type="string">
            <text:p>https://www.youtube.com/watch?v=Xlav2GfZ5u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6" calcext:value-type="float">
            <text:p>1143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es y aplicaciones web </text:p>
          </table:table-cell>
          <table:table-cell office:value-type="string" calcext:value-type="string">
            <text:p>ILERNA Online</text:p>
          </table:table-cell>
          <table:table-cell office:value-type="string" calcext:value-type="string">
            <text:p>https://www.youtube.com/watch?v=Fq_PmP1_kro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27" calcext:value-type="float">
            <text:p>918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s dispositivos de entrada y salida</text:p>
          </table:table-cell>
          <table:table-cell office:value-type="string" calcext:value-type="string">
            <text:p>Informática Plus</text:p>
          </table:table-cell>
          <table:table-cell office:value-type="string" calcext:value-type="string">
            <text:p>https://www.youtube.com/watch?v=I2RMjXW8Hu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25" calcext:value-type="float">
            <text:p>1544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Que es una base de datos</text:p>
          </table:table-cell>
          <table:table-cell office:value-type="string" calcext:value-type="string">
            <text:p>Informatico sin limites</text:p>
          </table:table-cell>
          <table:table-cell office:value-type="string" calcext:value-type="string">
            <text:p>https://www.youtube.com/watch?v=cw53ZIN8S1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59995" calcext:value-type="float">
            <text:p>1599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ando Actualizar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iFTcbndIrTg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75" calcext:value-type="float">
            <text:p>1515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lave Primaria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fXhw9B_n7Sg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77" calcext:value-type="float">
            <text:p>1515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 LIKE Y NOT LIKE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LnsnXAMN_BY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96" calcext:value-type="float">
            <text:p>1517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Where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-M_6hCAaTlA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1" calcext:value-type="float">
            <text:p>1014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Between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zwumNlHGAU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4" calcext:value-type="float">
            <text:p>1014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Unión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QPFqru_ice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1" calcext:value-type="float">
            <text:p>1014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servidores web en Linux 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aj1pP0WA6lI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0" calcext:value-type="float">
            <text:p>918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asignación de roles</text:p>
          </table:table-cell>
          <table:table-cell office:value-type="string" calcext:value-type="string">
            <text:p>ING BEYS</text:p>
          </table:table-cell>
          <table:table-cell office:value-type="string" calcext:value-type="string">
            <text:p>https://www.youtube.com/watch?v=Wt5GVUlb9As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61269" calcext:value-type="float">
            <text:p>1612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denamiento de resultados</text:p>
          </table:table-cell>
          <table:table-cell office:value-type="string" calcext:value-type="string">
            <text:p>ING. MARIO ORTIZ</text:p>
          </table:table-cell>
          <table:table-cell office:value-type="string" calcext:value-type="string">
            <text:p>https://www.youtube.com/watch?v=AxXZ312pMN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60011" calcext:value-type="float">
            <text:p>1600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gging</text:p>
          </table:table-cell>
          <table:table-cell office:value-type="string" calcext:value-type="string">
            <text:p>Ing. René Domínguez</text:p>
          </table:table-cell>
          <table:table-cell office:value-type="string" calcext:value-type="string">
            <text:p>https://www.youtube.com/watch?v=_BhiNvMF2j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6" calcext:value-type="float">
            <text:p>1402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es Proxy</text:p>
          </table:table-cell>
          <table:table-cell office:value-type="string" calcext:value-type="string">
            <text:p>Ingenieria Autodidacta</text:p>
          </table:table-cell>
          <table:table-cell office:value-type="string" calcext:value-type="string">
            <text:p>https://www.youtube.com/watch?v=4_pSZrFKk4o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3" calcext:value-type="float">
            <text:p>1402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aritméticas con matrices</text:p>
          </table:table-cell>
          <table:table-cell office:value-type="string" calcext:value-type="string">
            <text:p>Ingeniería Con Matlab y Simulink</text:p>
          </table:table-cell>
          <table:table-cell office:value-type="string" calcext:value-type="string">
            <text:p>https://www.youtube.com/watch?v=BO_x1iPdOO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9" calcext:value-type="float">
            <text:p>1015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la ingeniería de requisitos</text:p>
          </table:table-cell>
          <table:table-cell office:value-type="string" calcext:value-type="string">
            <text:p>Ingeniería de Software de Élite</text:p>
          </table:table-cell>
          <table:table-cell office:value-type="string" calcext:value-type="string">
            <text:p>https://www.youtube.com/watch?v=19sxPKlH2eo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9" calcext:value-type="float">
            <text:p>1004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Ruby</text:p>
          </table:table-cell>
          <table:table-cell office:value-type="string" calcext:value-type="string">
            <text:p>Ingenieria Telecomunicaciones</text:p>
          </table:table-cell>
          <table:table-cell office:value-type="string" calcext:value-type="string">
            <text:p>https://www.youtube.com/watch?v=WAny-_shQZs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540" calcext:value-type="float">
            <text:p>1065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 en Matlab</text:p>
          </table:table-cell>
          <table:table-cell office:value-type="string" calcext:value-type="string">
            <text:p>Ingeniero de Aviones</text:p>
          </table:table-cell>
          <table:table-cell office:value-type="string" calcext:value-type="string">
            <text:p>https://www.youtube.com/watch?v=8fv4zwY5s18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2" calcext:value-type="float">
            <text:p>1015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aritméticas en Matlab</text:p>
          </table:table-cell>
          <table:table-cell office:value-type="string" calcext:value-type="string">
            <text:p>Ingeniero de Aviones</text:p>
          </table:table-cell>
          <table:table-cell office:value-type="string" calcext:value-type="string">
            <text:p>https://www.youtube.com/watch?v=vfGLqePtVVY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4" calcext:value-type="float">
            <text:p>1015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ray unidimensional </text:p>
          </table:table-cell>
          <table:table-cell office:value-type="string" calcext:value-type="string">
            <text:p>Ingeniero de Aviones</text:p>
          </table:table-cell>
          <table:table-cell office:value-type="string" calcext:value-type="string">
            <text:p>https://www.youtube.com/watch?v=ZY4ITeO4Hzk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7" calcext:value-type="float">
            <text:p>1015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dicadores para evaluar la efectividad del proyecto</text:p>
          </table:table-cell>
          <table:table-cell office:value-type="string" calcext:value-type="string">
            <text:p>Ingenio Empresa</text:p>
          </table:table-cell>
          <table:table-cell office:value-type="string" calcext:value-type="string">
            <text:p>https://www.youtube.com/watch?v=cUw-rOYt1pE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9" calcext:value-type="float">
            <text:p>1143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trucción de los indicadores</text:p>
          </table:table-cell>
          <table:table-cell office:value-type="string" calcext:value-type="string">
            <text:p>Ingenio Empresa</text:p>
          </table:table-cell>
          <table:table-cell office:value-type="string" calcext:value-type="string">
            <text:p>https://www.youtube.com/watch?v=iiv5Foct03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0" calcext:value-type="float">
            <text:p>1143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esencial después de la instalación</text:p>
          </table:table-cell>
          <table:table-cell office:value-type="string" calcext:value-type="string">
            <text:p>ingresosviaweb</text:p>
          </table:table-cell>
          <table:table-cell office:value-type="string" calcext:value-type="string">
            <text:p>https://www.youtube.com/watch?v=lmr8-I4FUg0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17" calcext:value-type="float">
            <text:p>1591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ferencia entre Scrum y Kanban</text:p>
          </table:table-cell>
          <table:table-cell office:value-type="string" calcext:value-type="string">
            <text:p>Innovación y estrategia tecnológica en ingeniería</text:p>
          </table:table-cell>
          <table:table-cell office:value-type="string" calcext:value-type="string">
            <text:p>https://www.youtube.com/watch?v=AAZtxEFWqDI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9" calcext:value-type="float">
            <text:p>1143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 de flujo en Swift</text:p>
          </table:table-cell>
          <table:table-cell office:value-type="string" calcext:value-type="string">
            <text:p>Innovai: Desatando el Poder Creativo de la IA 🎨🤖</text:p>
          </table:table-cell>
          <table:table-cell office:value-type="string" calcext:value-type="string">
            <text:p>https://www.youtube.com/watch?v=4WXRwJ6BjMA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1" calcext:value-type="float">
            <text:p>1633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ategias avanzadas de construcción de enlaces</text:p>
          </table:table-cell>
          <table:table-cell office:value-type="string" calcext:value-type="string">
            <text:p>Instituto de Marketing Agil</text:p>
          </table:table-cell>
          <table:table-cell office:value-type="string" calcext:value-type="string">
            <text:p>https://www.youtube.com/watch?v=IvC5gosn_uM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8" calcext:value-type="float">
            <text:p>1591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timización de la presentación de productos en Shopify</text:p>
          </table:table-cell>
          <table:table-cell office:value-type="string" calcext:value-type="string">
            <text:p>Inteligente Digital</text:p>
          </table:table-cell>
          <table:table-cell office:value-type="string" calcext:value-type="string">
            <text:p>https://www.youtube.com/watch?v=kftU87s1CVg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02004" calcext:value-type="float">
            <text:p>1020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ectar redes sociales a tu tienda</text:p>
          </table:table-cell>
          <table:table-cell office:value-type="string" calcext:value-type="string">
            <text:p>Inteligente Digital</text:p>
          </table:table-cell>
          <table:table-cell office:value-type="string" calcext:value-type="string">
            <text:p>https://www.youtube.com/watch?v=FizDdO7yxBI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46261" calcext:value-type="float">
            <text:p>1462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 inventarios</text:p>
          </table:table-cell>
          <table:table-cell office:value-type="string" calcext:value-type="string">
            <text:p>Inteligente Digital</text:p>
          </table:table-cell>
          <table:table-cell office:value-type="string" calcext:value-type="string">
            <text:p>https://www.youtube.com/watch?v=SoaUKFxwZ-M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4" calcext:value-type="float">
            <text:p>1599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 array?</text:p>
          </table:table-cell>
          <table:table-cell office:value-type="string" calcext:value-type="string">
            <text:p>iOS Lab UP</text:p>
          </table:table-cell>
          <table:table-cell office:value-type="string" calcext:value-type="string">
            <text:p>https://www.youtube.com/watch?v=2l98IEYYvP0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9" calcext:value-type="float">
            <text:p>1021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geniería de software</text:p>
          </table:table-cell>
          <table:table-cell office:value-type="string" calcext:value-type="string">
            <text:p>Irving Villarreal</text:p>
          </table:table-cell>
          <table:table-cell office:value-type="string" calcext:value-type="string">
            <text:p>https://www.youtube.com/watch?v=B1u9TO99iOc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21" calcext:value-type="float">
            <text:p>1004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y ejemplo en MATLAB de la IA</text:p>
          </table:table-cell>
          <table:table-cell office:value-type="string" calcext:value-type="string">
            <text:p>Israel Castillo</text:p>
          </table:table-cell>
          <table:table-cell office:value-type="string" calcext:value-type="string">
            <text:p>https://www.youtube.com/watch?v=KGhMtGExz9I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61029" calcext:value-type="float">
            <text:p>1610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operador PIVOT y UNPIVOT</text:p>
          </table:table-cell>
          <table:table-cell office:value-type="string" calcext:value-type="string">
            <text:p>Israel Sistemas</text:p>
          </table:table-cell>
          <table:table-cell office:value-type="string" calcext:value-type="string">
            <text:p>https://www.youtube.com/watch?v=0jDpwVOdjU0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61281" calcext:value-type="float">
            <text:p>1612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spectos a tener en cuenta para crear un servidor web</text:p>
          </table:table-cell>
          <table:table-cell office:value-type="string" calcext:value-type="string">
            <text:p>ITECAD</text:p>
          </table:table-cell>
          <table:table-cell office:value-type="string" calcext:value-type="string">
            <text:p>https://www.youtube.com/watch?v=GxD_RnmPfIM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9" calcext:value-type="float">
            <text:p>1402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es de medidas de un computador</text:p>
          </table:table-cell>
          <table:table-cell office:value-type="string" calcext:value-type="string">
            <text:p>Itic Tenancingo</text:p>
          </table:table-cell>
          <table:table-cell office:value-type="string" calcext:value-type="string">
            <text:p>https://www.youtube.com/watch?v=uPm5vRjaps0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07" calcext:value-type="float">
            <text:p>1544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positorio remoto</text:p>
          </table:table-cell>
          <table:table-cell office:value-type="string" calcext:value-type="string">
            <text:p>Iván Lynch</text:p>
          </table:table-cell>
          <table:table-cell office:value-type="string" calcext:value-type="string">
            <text:p>https://www.youtube.com/watch?v=I-VEUE8srvQ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88" calcext:value-type="float">
            <text:p>1032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r commits con ‘git commit -amend’</text:p>
          </table:table-cell>
          <table:table-cell office:value-type="string" calcext:value-type="string">
            <text:p>Ivana Soledad Rojas Córsico</text:p>
          </table:table-cell>
          <table:table-cell office:value-type="string" calcext:value-type="string">
            <text:p>https://www.youtube.com/watch?v=xpTQ80GtGkE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397" calcext:value-type="float">
            <text:p>1633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AngularFire2 y Cloud Firestore</text:p>
          </table:table-cell>
          <table:table-cell office:value-type="string" calcext:value-type="string">
            <text:p>J-CODE</text:p>
          </table:table-cell>
          <table:table-cell office:value-type="string" calcext:value-type="string">
            <text:p>https://www.youtube.com/watch?v=g5IO_8t8waY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57" calcext:value-type="float">
            <text:p>1007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rectiva NGLF</text:p>
          </table:table-cell>
          <table:table-cell office:value-type="string" calcext:value-type="string">
            <text:p>Javelo Coder</text:p>
          </table:table-cell>
          <table:table-cell office:value-type="string" calcext:value-type="string">
            <text:p>https://www.youtube.com/watch?v=b1g7Oe2HpSM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52" calcext:value-type="float">
            <text:p>1007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rectiva NgClass</text:p>
          </table:table-cell>
          <table:table-cell office:value-type="string" calcext:value-type="string">
            <text:p>Javelo Coder</text:p>
          </table:table-cell>
          <table:table-cell office:value-type="string" calcext:value-type="string">
            <text:p>https://www.youtube.com/watch?v=OC7gNbbQ_es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76" calcext:value-type="float">
            <text:p>1057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de un proyecto en Rails</text:p>
          </table:table-cell>
          <table:table-cell office:value-type="string" calcext:value-type="string">
            <text:p>JAVI CAMPOS</text:p>
          </table:table-cell>
          <table:table-cell office:value-type="string" calcext:value-type="string">
            <text:p>https://www.youtube.com/watch?v=P7PyMRh52Ik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30" calcext:value-type="float">
            <text:p>1612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ferencia entre hardware y software en la computación</text:p>
          </table:table-cell>
          <table:table-cell office:value-type="string" calcext:value-type="string">
            <text:p>Jazz Guzman</text:p>
          </table:table-cell>
          <table:table-cell office:value-type="string" calcext:value-type="string">
            <text:p>https://www.youtube.com/watch?v=rC2PFygrkSs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11" calcext:value-type="float">
            <text:p>1544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ria de Oracle</text:p>
          </table:table-cell>
          <table:table-cell office:value-type="string" calcext:value-type="string">
            <text:p>Jessica Albarracín</text:p>
          </table:table-cell>
          <table:table-cell office:value-type="string" calcext:value-type="string">
            <text:p>https://www.youtube.com/watch?v=d8Tzd9g5NDI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53281" calcext:value-type="float">
            <text:p>532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s condicionales de Go</text:p>
          </table:table-cell>
          <table:table-cell office:value-type="string" calcext:value-type="string">
            <text:p>Jesús Conde</text:p>
          </table:table-cell>
          <table:table-cell office:value-type="string" calcext:value-type="string">
            <text:p>https://www.youtube.com/watch?v=BkbjCVBgjr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09" calcext:value-type="float">
            <text:p>1431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ormateo de texto y variables en la salida</text:p>
          </table:table-cell>
          <table:table-cell office:value-type="string" calcext:value-type="string">
            <text:p>Jesús Conde</text:p>
          </table:table-cell>
          <table:table-cell office:value-type="string" calcext:value-type="string">
            <text:p>https://www.youtube.com/watch?v=y_cKZ_Mwhb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61674" calcext:value-type="float">
            <text:p>1616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básicos de Ionic</text:p>
          </table:table-cell>
          <table:table-cell office:value-type="string" calcext:value-type="string">
            <text:p>Jesús Conde</text:p>
          </table:table-cell>
          <table:table-cell office:value-type="string" calcext:value-type="string">
            <text:p>https://www.youtube.com/watch?v=O9b5tUndB10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05" calcext:value-type="float">
            <text:p>1434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tones en Ionic</text:p>
          </table:table-cell>
          <table:table-cell office:value-type="string" calcext:value-type="string">
            <text:p>Jesús Conde</text:p>
          </table:table-cell>
          <table:table-cell office:value-type="string" calcext:value-type="string">
            <text:p>https://www.youtube.com/watch?v=dEKhfBB9zxU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16" calcext:value-type="float">
            <text:p>1434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Git</text:p>
          </table:table-cell>
          <table:table-cell office:value-type="string" calcext:value-type="string">
            <text:p>Jesus Martinez Torres</text:p>
          </table:table-cell>
          <table:table-cell office:value-type="string" calcext:value-type="string">
            <text:p>https://www.youtube.com/watch?v=IvIal7r42KY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55" calcext:value-type="float">
            <text:p>1040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ySQL</text:p>
          </table:table-cell>
          <table:table-cell office:value-type="string" calcext:value-type="string">
            <text:p>JGAITPro</text:p>
          </table:table-cell>
          <table:table-cell office:value-type="string" calcext:value-type="string">
            <text:p>https://www.youtube.com/watch?v=3He0HJtEOyk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2" calcext:value-type="float">
            <text:p>1013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uarios y permisos</text:p>
          </table:table-cell>
          <table:table-cell office:value-type="string" calcext:value-type="string">
            <text:p>JGAITPro</text:p>
          </table:table-cell>
          <table:table-cell office:value-type="string" calcext:value-type="string">
            <text:p>https://www.youtube.com/watch?v=Ag9xOGnLmmk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9" calcext:value-type="float">
            <text:p>1013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y eliminar usuarios</text:p>
          </table:table-cell>
          <table:table-cell office:value-type="string" calcext:value-type="string">
            <text:p>JGAITPro</text:p>
          </table:table-cell>
          <table:table-cell office:value-type="string" calcext:value-type="string">
            <text:p>https://www.youtube.com/watch?v=nT5tGZe-a4M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0" calcext:value-type="float">
            <text:p>1013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torgar privilegios a los usuarios</text:p>
          </table:table-cell>
          <table:table-cell office:value-type="string" calcext:value-type="string">
            <text:p>JGAITPro</text:p>
          </table:table-cell>
          <table:table-cell office:value-type="string" calcext:value-type="string">
            <text:p>https://www.youtube.com/watch?v=JySdwRaD9-A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1" calcext:value-type="float">
            <text:p>1013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oles administrativos</text:p>
          </table:table-cell>
          <table:table-cell office:value-type="string" calcext:value-type="string">
            <text:p>JGAITPro</text:p>
          </table:table-cell>
          <table:table-cell office:value-type="string" calcext:value-type="string">
            <text:p>https://www.youtube.com/watch?v=atkDPuQnFvA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2" calcext:value-type="float">
            <text:p>1013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consultas con Any y All</text:p>
          </table:table-cell>
          <table:table-cell office:value-type="string" calcext:value-type="string">
            <text:p>JM_Tutoriales</text:p>
          </table:table-cell>
          <table:table-cell office:value-type="string" calcext:value-type="string">
            <text:p>https://www.youtube.com/watch?v=-MO41XtEOSo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7" calcext:value-type="float">
            <text:p>1014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edición de contenido con bloques</text:p>
          </table:table-cell>
          <table:table-cell office:value-type="string" calcext:value-type="string">
            <text:p>Joaquín Barberá Aledo</text:p>
          </table:table-cell>
          <table:table-cell office:value-type="string" calcext:value-type="string">
            <text:p>https://www.youtube.com/watch?v=KaJAyeej4ZE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7" calcext:value-type="float">
            <text:p>1591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activación de plugins</text:p>
          </table:table-cell>
          <table:table-cell office:value-type="string" calcext:value-type="string">
            <text:p>Joaquín Barberá Aledo</text:p>
          </table:table-cell>
          <table:table-cell office:value-type="string" calcext:value-type="string">
            <text:p>https://www.youtube.com/watch?v=ba2yakyKVHw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4" calcext:value-type="float">
            <text:p>1591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ché del sitio y compresión de recursos</text:p>
          </table:table-cell>
          <table:table-cell office:value-type="string" calcext:value-type="string">
            <text:p>Joaquín Barberá Aledo</text:p>
          </table:table-cell>
          <table:table-cell office:value-type="string" calcext:value-type="string">
            <text:p>https://www.youtube.com/watch?v=rQ2BK5JO2tA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8" calcext:value-type="float">
            <text:p>1591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WebSockets y tecnologías similares</text:p>
          </table:table-cell>
          <table:table-cell office:value-type="string" calcext:value-type="string">
            <text:p>JohnPunk41</text:p>
          </table:table-cell>
          <table:table-cell office:value-type="string" calcext:value-type="string">
            <text:p>https://www.youtube.com/watch?v=ugRyLSYkibY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12" calcext:value-type="float">
            <text:p>1593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imación del testing</text:p>
          </table:table-cell>
          <table:table-cell office:value-type="string" calcext:value-type="string">
            <text:p>Jokin Aspiazu</text:p>
          </table:table-cell>
          <table:table-cell office:value-type="string" calcext:value-type="string">
            <text:p>https://www.youtube.com/watch?v=YtjWESEUoK8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6" calcext:value-type="float">
            <text:p>1393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node.js (Cualquier sistema operativo)</text:p>
          </table:table-cell>
          <table:table-cell office:value-type="string" calcext:value-type="string">
            <text:p>jonmircha</text:p>
          </table:table-cell>
          <table:table-cell office:value-type="string" calcext:value-type="string">
            <text:p>https://www.youtube.com/watch?v=_DQP6UxKEn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014" calcext:value-type="float">
            <text:p>1050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rso Node.js: 67. Instalación y Configuración de un VPS</text:p>
          </table:table-cell>
          <table:table-cell office:value-type="string" calcext:value-type="string">
            <text:p>jonmircha</text:p>
          </table:table-cell>
          <table:table-cell office:value-type="string" calcext:value-type="string">
            <text:p>https://www.youtube.com/watch?v=s_mNK_lg2Jw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82447" calcext:value-type="float">
            <text:p>824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piedad Position </text:p>
          </table:table-cell>
          <table:table-cell office:value-type="string" calcext:value-type="string">
            <text:p>jonyl</text:p>
          </table:table-cell>
          <table:table-cell office:value-type="string" calcext:value-type="string">
            <text:p>https://www.youtube.com/watch?v=BVIdzytAtk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0" calcext:value-type="float">
            <text:p>1527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imaciones</text:p>
          </table:table-cell>
          <table:table-cell office:value-type="string" calcext:value-type="string">
            <text:p>jonyl</text:p>
          </table:table-cell>
          <table:table-cell office:value-type="string" calcext:value-type="string">
            <text:p>https://www.youtube.com/watch?v=p4HCZYJdzZo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1" calcext:value-type="float">
            <text:p>1527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splay</text:p>
          </table:table-cell>
          <table:table-cell office:value-type="string" calcext:value-type="string">
            <text:p>jonyl</text:p>
          </table:table-cell>
          <table:table-cell office:value-type="string" calcext:value-type="string">
            <text:p>https://www.youtube.com/watch?v=rJp3IWsk_os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2" calcext:value-type="float">
            <text:p>1527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lexbox</text:p>
          </table:table-cell>
          <table:table-cell office:value-type="string" calcext:value-type="string">
            <text:p>jonyl</text:p>
          </table:table-cell>
          <table:table-cell office:value-type="string" calcext:value-type="string">
            <text:p>https://www.youtube.com/watch?v=0U3WzIE9R_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3" calcext:value-type="float">
            <text:p>1527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ir páginas web a un servidor </text:p>
          </table:table-cell>
          <table:table-cell office:value-type="string" calcext:value-type="string">
            <text:p>jonyl</text:p>
          </table:table-cell>
          <table:table-cell office:value-type="string" calcext:value-type="string">
            <text:p>https://www.youtube.com/watch?v=5PMJHc7sI5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4" calcext:value-type="float">
            <text:p>918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ga y gestión de imágenes, videos y archivos</text:p>
          </table:table-cell>
          <table:table-cell office:value-type="string" calcext:value-type="string">
            <text:p>Jorge de Aventura Digital</text:p>
          </table:table-cell>
          <table:table-cell office:value-type="string" calcext:value-type="string">
            <text:p>https://www.youtube.com/watch?v=QzsTZnlIby8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798" calcext:value-type="float">
            <text:p>1017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básicos de HTML</text:p>
          </table:table-cell>
          <table:table-cell office:value-type="string" calcext:value-type="string">
            <text:p>jose barreto</text:p>
          </table:table-cell>
          <table:table-cell office:value-type="string" calcext:value-type="string">
            <text:p>https://www.youtube.com/watch?v=RpRg8Fa_nmc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9" calcext:value-type="float">
            <text:p>1434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ases y objetos</text:p>
          </table:table-cell>
          <table:table-cell office:value-type="string" calcext:value-type="string">
            <text:p>José Dimas Luján Castillo</text:p>
          </table:table-cell>
          <table:table-cell office:value-type="string" calcext:value-type="string">
            <text:p>https://www.youtube.com/watch?v=44X0ix-Ypfs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8" calcext:value-type="float">
            <text:p>1021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 4. Colores y Textos en CSS3</text:p>
          </table:table-cell>
          <table:table-cell office:value-type="string" calcext:value-type="string">
            <text:p>jotajotavm</text:p>
          </table:table-cell>
          <table:table-cell office:value-type="string" calcext:value-type="string">
            <text:p>https://www.youtube.com/watch?v=KMcogINAZ3k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39" calcext:value-type="float">
            <text:p>661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lusión de la unidad 4</text:p>
          </table:table-cell>
          <table:table-cell office:value-type="string" calcext:value-type="string">
            <text:p>jotajotavm</text:p>
          </table:table-cell>
          <table:table-cell office:value-type="string" calcext:value-type="string">
            <text:p>https://www.youtube.com/watch?v=jclVXPoelK8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41" calcext:value-type="float">
            <text:p>661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 5. CSS3 avanzado</text:p>
          </table:table-cell>
          <table:table-cell office:value-type="string" calcext:value-type="string">
            <text:p>jotajotavm</text:p>
          </table:table-cell>
          <table:table-cell office:value-type="string" calcext:value-type="string">
            <text:p>https://www.youtube.com/watch?v=Ow57iPn2jrI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42" calcext:value-type="float">
            <text:p>661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sponsabilidad y competencias para gestión de servidores</text:p>
          </table:table-cell>
          <table:table-cell office:value-type="string" calcext:value-type="string">
            <text:p>Juan C. Guzmán (Linux, Cibersegurirad y más)</text:p>
          </table:table-cell>
          <table:table-cell office:value-type="string" calcext:value-type="string">
            <text:p>https://www.youtube.com/watch?v=_2apAsbMWdY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301" calcext:value-type="float">
            <text:p>1403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lugins para agregar funcionalidad</text:p>
          </table:table-cell>
          <table:table-cell office:value-type="string" calcext:value-type="string">
            <text:p>Juan Carlos Monsalve G</text:p>
          </table:table-cell>
          <table:table-cell office:value-type="string" calcext:value-type="string">
            <text:p>https://www.youtube.com/watch?v=pI68T5jVYIc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5" calcext:value-type="float">
            <text:p>1591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asificación de las pruebas</text:p>
          </table:table-cell>
          <table:table-cell office:value-type="string" calcext:value-type="string">
            <text:p>Juan De los santos</text:p>
          </table:table-cell>
          <table:table-cell office:value-type="string" calcext:value-type="string">
            <text:p>https://www.youtube.com/watch?v=3hPCueKXlq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9" calcext:value-type="float">
            <text:p>1392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s de desarrollo: Xcode, Playground</text:p>
          </table:table-cell>
          <table:table-cell office:value-type="string" calcext:value-type="string">
            <text:p>Juan Gabriel Gomila</text:p>
          </table:table-cell>
          <table:table-cell office:value-type="string" calcext:value-type="string">
            <text:p>https://www.youtube.com/watch?v=jir7tmDtAl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48" calcext:value-type="float">
            <text:p>1633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denar y filtrar datos en Access</text:p>
          </table:table-cell>
          <table:table-cell office:value-type="string" calcext:value-type="string">
            <text:p>Juan José Torres Fernández</text:p>
          </table:table-cell>
          <table:table-cell office:value-type="string" calcext:value-type="string">
            <text:p>https://www.youtube.com/watch?v=2ZXYJOlmmOI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77" calcext:value-type="float">
            <text:p>1081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en Access</text:p>
          </table:table-cell>
          <table:table-cell office:value-type="string" calcext:value-type="string">
            <text:p>Juan José Torres Fernández</text:p>
          </table:table-cell>
          <table:table-cell office:value-type="string" calcext:value-type="string">
            <text:p>https://www.youtube.com/watch?v=shtUlJ8n8vs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45" calcext:value-type="float">
            <text:p>1449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bertura de sentencia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OF6CICRq4q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27" calcext:value-type="float">
            <text:p>986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bertura de Decisión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AtLWyvrXvP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28" calcext:value-type="float">
            <text:p>986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imación de Pruebas de Software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GZ_mPPTdl9o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42" calcext:value-type="float">
            <text:p>986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écnicas de Diseño de Pruebas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cFmFMttWNj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6" calcext:value-type="float">
            <text:p>1393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sos de Uso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9CE3tOtej5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4" calcext:value-type="float">
            <text:p>1393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porte y Gestión de defectos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OKlvKVexe2w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9" calcext:value-type="float">
            <text:p>1393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rcicios y pruebas de cobertura</text:p>
          </table:table-cell>
          <table:table-cell office:value-type="string" calcext:value-type="string">
            <text:p>Juan V. Carrillo (jvprofe)</text:p>
          </table:table-cell>
          <table:table-cell office:value-type="string" calcext:value-type="string">
            <text:p>https://www.youtube.com/watch?v=F0qx_WXz5Z8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30" calcext:value-type="float">
            <text:p>986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ardware, sus componentes internos y externos</text:p>
          </table:table-cell>
          <table:table-cell office:value-type="string" calcext:value-type="string">
            <text:p>Julio Joshe</text:p>
          </table:table-cell>
          <table:table-cell office:value-type="string" calcext:value-type="string">
            <text:p>https://www.youtube.com/watch?v=3JmTqay0vz0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7" calcext:value-type="float">
            <text:p>928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paquetes</text:p>
          </table:table-cell>
          <table:table-cell office:value-type="string" calcext:value-type="string">
            <text:p>KeepCoding - Tech School</text:p>
          </table:table-cell>
          <table:table-cell office:value-type="string" calcext:value-type="string">
            <text:p>https://www.youtube.com/watch?v=7H-LXZ3hjHQ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223" calcext:value-type="float">
            <text:p>1432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licación de directivas en plantillas</text:p>
          </table:table-cell>
          <table:table-cell office:value-type="string" calcext:value-type="string">
            <text:p>Kevin Davila</text:p>
          </table:table-cell>
          <table:table-cell office:value-type="string" calcext:value-type="string">
            <text:p>https://www.youtube.com/watch?v=XQXwDGiDIHc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60934" calcext:value-type="float">
            <text:p>1609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ir archivos</text:p>
          </table:table-cell>
          <table:table-cell office:value-type="string" calcext:value-type="string">
            <text:p>Kevin Saucedo</text:p>
          </table:table-cell>
          <table:table-cell office:value-type="string" calcext:value-type="string">
            <text:p>https://www.youtube.com/watch?v=oFliA-lM-jI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224" calcext:value-type="float">
            <text:p>1432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stema numérico hexadecimal (Explicación complementaria)</text:p>
          </table:table-cell>
          <table:table-cell office:value-type="string" calcext:value-type="string">
            <text:p>Khan Academy</text:p>
          </table:table-cell>
          <table:table-cell office:value-type="string" calcext:value-type="string">
            <text:p>https://www.youtube.com/watch?v=4EJay-6Bioo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098" calcext:value-type="float">
            <text:p>950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versión de Binario a Hexadecimal</text:p>
          </table:table-cell>
          <table:table-cell office:value-type="string" calcext:value-type="string">
            <text:p>Khan Academy</text:p>
          </table:table-cell>
          <table:table-cell office:value-type="string" calcext:value-type="string">
            <text:p>https://www.youtube.com/watch?v=8T4F7WboWPQ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099" calcext:value-type="float">
            <text:p>950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versión de Decimal a Hexadecimal</text:p>
          </table:table-cell>
          <table:table-cell office:value-type="string" calcext:value-type="string">
            <text:p>Khan Academy</text:p>
          </table:table-cell>
          <table:table-cell office:value-type="string" calcext:value-type="string">
            <text:p>https://www.youtube.com/watch?v=NFmDz1dQyPU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100" calcext:value-type="float">
            <text:p>951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fundización en el tema DNS y DHCP</text:p>
          </table:table-cell>
          <table:table-cell office:value-type="string" calcext:value-type="string">
            <text:p>Khan Academy</text:p>
          </table:table-cell>
          <table:table-cell office:value-type="string" calcext:value-type="string">
            <text:p>https://www.youtube.com/watch?v=MwxMsaFFycg</text:p>
          </table:table-cell>
          <table:table-cell office:value-type="string" calcext:value-type="string">
            <text:p>Introducción a la web</text:p>
          </table:table-cell>
          <table:table-cell office:value-type="string" calcext:value-type="string">
            <text:p>https://edutin.com/curso-de-introduccion-a-la-web-4222</text:p>
          </table:table-cell>
          <table:table-cell office:value-type="float" office:value="4222" calcext:value-type="float">
            <text:p>4222</text:p>
          </table:table-cell>
          <table:table-cell office:value-type="float" office:value="96069" calcext:value-type="float">
            <text:p>960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fundización sobre routers</text:p>
          </table:table-cell>
          <table:table-cell office:value-type="string" calcext:value-type="string">
            <text:p>Khan Academy</text:p>
          </table:table-cell>
          <table:table-cell office:value-type="string" calcext:value-type="string">
            <text:p>https://www.youtube.com/watch?v=aD_yi5VjF78</text:p>
          </table:table-cell>
          <table:table-cell office:value-type="string" calcext:value-type="string">
            <text:p>Introducción a la web</text:p>
          </table:table-cell>
          <table:table-cell office:value-type="string" calcext:value-type="string">
            <text:p>https://edutin.com/curso-de-introduccion-a-la-web-4222</text:p>
          </table:table-cell>
          <table:table-cell office:value-type="float" office:value="4222" calcext:value-type="float">
            <text:p>4222</text:p>
          </table:table-cell>
          <table:table-cell office:value-type="float" office:value="96071" calcext:value-type="float">
            <text:p>960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PU, Memoria y E/S</text:p>
          </table:table-cell>
          <table:table-cell office:value-type="string" calcext:value-type="string">
            <text:p>Khan Academy Partners</text:p>
          </table:table-cell>
          <table:table-cell office:value-type="string" calcext:value-type="string">
            <text:p>https://www.youtube.com/watch?v=MMzdKTtUIFM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8" calcext:value-type="float">
            <text:p>928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hardware y el software operan juntos</text:p>
          </table:table-cell>
          <table:table-cell office:value-type="string" calcext:value-type="string">
            <text:p>Khan Academy Partners</text:p>
          </table:table-cell>
          <table:table-cell office:value-type="string" calcext:value-type="string">
            <text:p>https://www.youtube.com/watch?v=VzVSt6jxiqw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9" calcext:value-type="float">
            <text:p>928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presentación de datos en una computadora</text:p>
          </table:table-cell>
          <table:table-cell office:value-type="string" calcext:value-type="string">
            <text:p>Khan Academy Partners</text:p>
          </table:table-cell>
          <table:table-cell office:value-type="string" calcext:value-type="string">
            <text:p>https://www.youtube.com/watch?v=ewokFOSxabs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0" calcext:value-type="float">
            <text:p>928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rcuitos y Lógica</text:p>
          </table:table-cell>
          <table:table-cell office:value-type="string" calcext:value-type="string">
            <text:p>Khan Academy Partners</text:p>
          </table:table-cell>
          <table:table-cell office:value-type="string" calcext:value-type="string">
            <text:p>https://www.youtube.com/watch?v=Sc3lh3D4rCw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6" calcext:value-type="float">
            <text:p>928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paquetes</text:p>
          </table:table-cell>
          <table:table-cell office:value-type="string" calcext:value-type="string">
            <text:p>kikeProgrammer007</text:p>
          </table:table-cell>
          <table:table-cell office:value-type="string" calcext:value-type="string">
            <text:p>https://www.youtube.com/watch?v=J5KaJQ10_Q8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7" calcext:value-type="float">
            <text:p>1004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inear, ordenar Filas y Columnas en Bootstrap 5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18DhVDqY-Vw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077" calcext:value-type="float">
            <text:p>1440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temas predefinidos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jAhe6zFZbcY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082" calcext:value-type="float">
            <text:p>1440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l sistema de cuadrícula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k8ovx51cEBg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1" calcext:value-type="float">
            <text:p>1592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grafía y estilos predefinidos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en9WTe21BxA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2" calcext:value-type="float">
            <text:p>1592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ainers de Bootstrap 5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BGYW4YSlMA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4" calcext:value-type="float">
            <text:p>1592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UTTER en Bootstrap 5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AWwQyD8SRpw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5" calcext:value-type="float">
            <text:p>1592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blas en Boostrap 5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ixP7BHR522k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6" calcext:value-type="float">
            <text:p>1592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ágenes y multimedia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iDTTgQ1OCtk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3" calcext:value-type="float">
            <text:p>1592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ormularios y validación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mpfeTBGKZX8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5" calcext:value-type="float">
            <text:p>1592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stañas y acordeones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hGlKDPMhGG8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8" calcext:value-type="float">
            <text:p>1592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ckground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SFuNzNXKS8s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40" calcext:value-type="float">
            <text:p>661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rgin y Padding 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YEikl4avKd4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9" calcext:value-type="float">
            <text:p>1527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arga e instalación de Unity Engine</text:p>
          </table:table-cell>
          <table:table-cell office:value-type="string" calcext:value-type="string">
            <text:p>Kowixo</text:p>
          </table:table-cell>
          <table:table-cell office:value-type="string" calcext:value-type="string">
            <text:p>https://www.youtube.com/watch?v=mrLJ1Ijb6pE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898" calcext:value-type="float">
            <text:p>1528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Oracle XE y SQL Developer</text:p>
          </table:table-cell>
          <table:table-cell office:value-type="string" calcext:value-type="string">
            <text:p>La magia de las matemáticas</text:p>
          </table:table-cell>
          <table:table-cell office:value-type="string" calcext:value-type="string">
            <text:p>https://www.youtube.com/watch?v=5y2wqgODd-g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53282" calcext:value-type="float">
            <text:p>532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ualizar registros de una tabla [Update]</text:p>
          </table:table-cell>
          <table:table-cell office:value-type="string" calcext:value-type="string">
            <text:p>La magia de las matemáticas</text:p>
          </table:table-cell>
          <table:table-cell office:value-type="string" calcext:value-type="string">
            <text:p>https://www.youtube.com/watch?v=9EFXYEG7Vf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6" calcext:value-type="float">
            <text:p>1016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oración de la biblioteca multimedia y sus funciones</text:p>
          </table:table-cell>
          <table:table-cell office:value-type="string" calcext:value-type="string">
            <text:p>La Máquina del Branding</text:p>
          </table:table-cell>
          <table:table-cell office:value-type="string" calcext:value-type="string">
            <text:p>https://www.youtube.com/watch?v=keNikhfytI0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8" calcext:value-type="float">
            <text:p>1591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gestión de comentarios en el sitio</text:p>
          </table:table-cell>
          <table:table-cell office:value-type="string" calcext:value-type="string">
            <text:p>La Máquina del Branding</text:p>
          </table:table-cell>
          <table:table-cell office:value-type="string" calcext:value-type="string">
            <text:p>https://www.youtube.com/watch?v=ZeMLqrdonP0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2" calcext:value-type="float">
            <text:p>1591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un termo eléctrico</text:p>
          </table:table-cell>
          <table:table-cell office:value-type="string" calcext:value-type="string">
            <text:p>La Mejor Caldera</text:p>
          </table:table-cell>
          <table:table-cell office:value-type="string" calcext:value-type="string">
            <text:p>https://www.youtube.com/watch?v=JCmYOBSXs3k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7" calcext:value-type="float">
            <text:p>928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ción de consultas</text:p>
          </table:table-cell>
          <table:table-cell office:value-type="string" calcext:value-type="string">
            <text:p>LearnFree</text:p>
          </table:table-cell>
          <table:table-cell office:value-type="string" calcext:value-type="string">
            <text:p>https://www.youtube.com/watch?v=-JWLgNqtfa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7" calcext:value-type="float">
            <text:p>1080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consultas de totales</text:p>
          </table:table-cell>
          <table:table-cell office:value-type="string" calcext:value-type="string">
            <text:p>LearnFree</text:p>
          </table:table-cell>
          <table:table-cell office:value-type="string" calcext:value-type="string">
            <text:p>https://www.youtube.com/watch?v=oHDwKGVtZM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8" calcext:value-type="float">
            <text:p>1080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ndo nuestro primer Hola Mundo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JzckUcqwWF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1" calcext:value-type="float">
            <text:p>1001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Comentarios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-18herfTe68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2" calcext:value-type="float">
            <text:p>1001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ociendo las variables y tipos de datos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ZV4e6iLTxbU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3" calcext:value-type="float">
            <text:p>1001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es aritméticos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P6cGi5yqLBU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4" calcext:value-type="float">
            <text:p>1001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es relacionales y lógicos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LFLiwdtaJD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5" calcext:value-type="float">
            <text:p>1001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 archivo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UneNyEshsXU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51" calcext:value-type="float">
            <text:p>1001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eer un archivo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-8njdDuIJB8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52" calcext:value-type="float">
            <text:p>1001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egar texto a un archivo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YVaikE0814E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53" calcext:value-type="float">
            <text:p>1001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tificial Intelligence (Inteligencia artificial) </text:p>
          </table:table-cell>
          <table:table-cell office:value-type="string" calcext:value-type="string">
            <text:p>LEMMiNO</text:p>
          </table:table-cell>
          <table:table-cell office:value-type="string" calcext:value-type="string">
            <text:p>https://www.youtube.com/watch?v=5J5bDQHQR1g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12" calcext:value-type="float">
            <text:p>929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gestión de control</text:p>
          </table:table-cell>
          <table:table-cell office:value-type="string" calcext:value-type="string">
            <text:p>lepatru007</text:p>
          </table:table-cell>
          <table:table-cell office:value-type="string" calcext:value-type="string">
            <text:p>https://www.youtube.com/watch?v=CpvouO9uVZU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20" calcext:value-type="float">
            <text:p>1466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versión entre formatos binarios, octales y hexadecimales</text:p>
          </table:table-cell>
          <table:table-cell office:value-type="string" calcext:value-type="string">
            <text:p>Les Ingenieurs</text:p>
          </table:table-cell>
          <table:table-cell office:value-type="string" calcext:value-type="string">
            <text:p>https://www.youtube.com/watch?v=o79EZsX6VjU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61317" calcext:value-type="float">
            <text:p>1613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empresa</text:p>
          </table:table-cell>
          <table:table-cell office:value-type="string" calcext:value-type="string">
            <text:p>Líder del Emprendimiento</text:p>
          </table:table-cell>
          <table:table-cell office:value-type="string" calcext:value-type="string">
            <text:p>https://www.youtube.com/watch?v=KPMqBpcDs8I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86659" calcext:value-type="float">
            <text:p>866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álisis causa raíz</text:p>
          </table:table-cell>
          <table:table-cell office:value-type="string" calcext:value-type="string">
            <text:p>Liderazgo Lean 6 Sigma</text:p>
          </table:table-cell>
          <table:table-cell office:value-type="string" calcext:value-type="string">
            <text:p>https://www.youtube.com/watch?v=FB5lVa3zIm0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7" calcext:value-type="float">
            <text:p>1392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acimiento de un proyecto</text:p>
          </table:table-cell>
          <table:table-cell office:value-type="string" calcext:value-type="string">
            <text:p>liderdeproyecto</text:p>
          </table:table-cell>
          <table:table-cell office:value-type="string" calcext:value-type="string">
            <text:p>https://www.youtube.com/watch?v=XYAHCdA_gv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5" calcext:value-type="float">
            <text:p>1143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ntajas de las TIC en las empresas</text:p>
          </table:table-cell>
          <table:table-cell office:value-type="string" calcext:value-type="string">
            <text:p>LIDLearning</text:p>
          </table:table-cell>
          <table:table-cell office:value-type="string" calcext:value-type="string">
            <text:p>https://www.youtube.com/watch?v=2pB17gRLIdw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00" calcext:value-type="float">
            <text:p>1466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ria de la ciencia de la computación y evolución a lo largo de los años </text:p>
          </table:table-cell>
          <table:table-cell office:value-type="string" calcext:value-type="string">
            <text:p>Lily Alcivar</text:p>
          </table:table-cell>
          <table:table-cell office:value-type="string" calcext:value-type="string">
            <text:p>https://www.youtube.com/watch?v=Yv-nB9niZDQ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393" calcext:value-type="float">
            <text:p>1543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Cómo instalar Scratch?</text:p>
          </table:table-cell>
          <table:table-cell office:value-type="string" calcext:value-type="string">
            <text:p>Los Atemporales</text:p>
          </table:table-cell>
          <table:table-cell office:value-type="string" calcext:value-type="string">
            <text:p>https://www.youtube.com/watch?v=ArNFmRhO3KM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89" calcext:value-type="float">
            <text:p>1135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hacer una modificación</text:p>
          </table:table-cell>
          <table:table-cell office:value-type="string" calcext:value-type="string">
            <text:p>Lucia F Calvo</text:p>
          </table:table-cell>
          <table:table-cell office:value-type="string" calcext:value-type="string">
            <text:p>https://www.youtube.com/watch?v=tR3u_63f1xA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8" calcext:value-type="float">
            <text:p>1032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hacer un commit</text:p>
          </table:table-cell>
          <table:table-cell office:value-type="string" calcext:value-type="string">
            <text:p>Lucia F Calvo</text:p>
          </table:table-cell>
          <table:table-cell office:value-type="string" calcext:value-type="string">
            <text:p>https://www.youtube.com/watch?v=Iu1WgGafKGc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9" calcext:value-type="float">
            <text:p>1032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estructura compuesta</text:p>
          </table:table-cell>
          <table:table-cell office:value-type="string" calcext:value-type="string">
            <text:p>Luciana Terreni</text:p>
          </table:table-cell>
          <table:table-cell office:value-type="string" calcext:value-type="string">
            <text:p>https://www.youtube.com/watch?v=Gtk8a3Vk63E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9" calcext:value-type="float">
            <text:p>1004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ruby rails?</text:p>
          </table:table-cell>
          <table:table-cell office:value-type="string" calcext:value-type="string">
            <text:p>Lucid Software Español</text:p>
          </table:table-cell>
          <table:table-cell office:value-type="string" calcext:value-type="string">
            <text:p>https://www.youtube.com/watch?v=Z0yLerU0g-Q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738" calcext:value-type="float">
            <text:p>1067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selección </text:p>
          </table:table-cell>
          <table:table-cell office:value-type="string" calcext:value-type="string">
            <text:p>Luis Costa Ordoñez</text:p>
          </table:table-cell>
          <table:table-cell office:value-type="string" calcext:value-type="string">
            <text:p>https://www.youtube.com/watch?v=ew2DvK3BiG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95" calcext:value-type="float">
            <text:p>1081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rimiendo informes</text:p>
          </table:table-cell>
          <table:table-cell office:value-type="string" calcext:value-type="string">
            <text:p>Luis M. Palacios</text:p>
          </table:table-cell>
          <table:table-cell office:value-type="string" calcext:value-type="string">
            <text:p>https://www.youtube.com/watch?v=Xl77h13iRF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00" calcext:value-type="float">
            <text:p>1081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digos de estado</text:p>
          </table:table-cell>
          <table:table-cell office:value-type="string" calcext:value-type="string">
            <text:p>Luis M. Villanueva</text:p>
          </table:table-cell>
          <table:table-cell office:value-type="string" calcext:value-type="string">
            <text:p>https://www.youtube.com/watch?v=CMfZxXXU-4o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4" calcext:value-type="float">
            <text:p>1402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o crear Realidad aumentada en Unity</text:p>
          </table:table-cell>
          <table:table-cell office:value-type="string" calcext:value-type="string">
            <text:p>LuisCanary</text:p>
          </table:table-cell>
          <table:table-cell office:value-type="string" calcext:value-type="string">
            <text:p>https://www.youtube.com/watch?v=7pZ8mzUpSXw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15" calcext:value-type="float">
            <text:p>1529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s algoritmos y sus características</text:p>
          </table:table-cell>
          <table:table-cell office:value-type="string" calcext:value-type="string">
            <text:p>Magic Markers</text:p>
          </table:table-cell>
          <table:table-cell office:value-type="string" calcext:value-type="string">
            <text:p>https://www.youtube.com/watch?v=U3CGMyjzlvM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50" calcext:value-type="float">
            <text:p>1092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adientes lineales y radiales</text:p>
          </table:table-cell>
          <table:table-cell office:value-type="string" calcext:value-type="string">
            <text:p>Make it Real</text:p>
          </table:table-cell>
          <table:table-cell office:value-type="string" calcext:value-type="string">
            <text:p>https://www.youtube.com/watch?v=hZ0xZgcc7k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9" calcext:value-type="float">
            <text:p>1527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en Go</text:p>
          </table:table-cell>
          <table:table-cell office:value-type="string" calcext:value-type="string">
            <text:p>makigas</text:p>
          </table:table-cell>
          <table:table-cell office:value-type="string" calcext:value-type="string">
            <text:p>https://www.youtube.com/watch?v=DsQOEkTtroI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087" calcext:value-type="float">
            <text:p>1430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orking directory</text:p>
          </table:table-cell>
          <table:table-cell office:value-type="string" calcext:value-type="string">
            <text:p>makigas</text:p>
          </table:table-cell>
          <table:table-cell office:value-type="string" calcext:value-type="string">
            <text:p>https://www.youtube.com/watch?v=6CzY3WQVYUo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7" calcext:value-type="float">
            <text:p>1032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vertir un commit</text:p>
          </table:table-cell>
          <table:table-cell office:value-type="string" calcext:value-type="string">
            <text:p>makigas</text:p>
          </table:table-cell>
          <table:table-cell office:value-type="string" calcext:value-type="string">
            <text:p>https://www.youtube.com/watch?v=4SwaV29SpIc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75" calcext:value-type="float">
            <text:p>1032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etch y pull rebase</text:p>
          </table:table-cell>
          <table:table-cell office:value-type="string" calcext:value-type="string">
            <text:p>makigas</text:p>
          </table:table-cell>
          <table:table-cell office:value-type="string" calcext:value-type="string">
            <text:p>https://www.youtube.com/watch?v=r-PTFYVmGNo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58" calcext:value-type="float">
            <text:p>1040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base interactivo</text:p>
          </table:table-cell>
          <table:table-cell office:value-type="string" calcext:value-type="string">
            <text:p>makigas</text:p>
          </table:table-cell>
          <table:table-cell office:value-type="string" calcext:value-type="string">
            <text:p>https://www.youtube.com/watch?v=0_QwiNnj_dA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60" calcext:value-type="float">
            <text:p>1040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tores de base de datos de uso más frecuente en aplicaciones Web (ORACLE, SQL Server, mySQL)</text:p>
          </table:table-cell>
          <table:table-cell office:value-type="string" calcext:value-type="string">
            <text:p>Manuel Zapata</text:p>
          </table:table-cell>
          <table:table-cell office:value-type="string" calcext:value-type="string">
            <text:p>https://www.youtube.com/watch?v=HKo0IjYucNg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60" calcext:value-type="float">
            <text:p>1402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ripción de productos</text:p>
          </table:table-cell>
          <table:table-cell office:value-type="string" calcext:value-type="string">
            <text:p>Marc Carmona - dropshipping &amp; ecom</text:p>
          </table:table-cell>
          <table:table-cell office:value-type="string" calcext:value-type="string">
            <text:p>https://www.youtube.com/watch?v=vnueki7MaTs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3" calcext:value-type="float">
            <text:p>1599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corporación de multimedia en entradas y páginas</text:p>
          </table:table-cell>
          <table:table-cell office:value-type="string" calcext:value-type="string">
            <text:p>Marcelino DESIGN</text:p>
          </table:table-cell>
          <table:table-cell office:value-type="string" calcext:value-type="string">
            <text:p>https://www.youtube.com/watch?v=dkkoES78vtE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5" calcext:value-type="float">
            <text:p>1591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Declaración de variable Go</text:p>
          </table:table-cell>
          <table:table-cell office:value-type="string" calcext:value-type="string">
            <text:p>Marco A PF</text:p>
          </table:table-cell>
          <table:table-cell office:value-type="string" calcext:value-type="string">
            <text:p>https://www.youtube.com/watch?v=F3a9HbIe57g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093" calcext:value-type="float">
            <text:p>1430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ojamiento virtualizado</text:p>
          </table:table-cell>
          <table:table-cell office:value-type="string" calcext:value-type="string">
            <text:p>Maria Jose Ayala</text:p>
          </table:table-cell>
          <table:table-cell office:value-type="string" calcext:value-type="string">
            <text:p>https://www.youtube.com/watch?v=ImnGRlIf4as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5" calcext:value-type="float">
            <text:p>1402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alizar el rendimiento con Google Analytics</text:p>
          </table:table-cell>
          <table:table-cell office:value-type="string" calcext:value-type="string">
            <text:p>Marketero</text:p>
          </table:table-cell>
          <table:table-cell office:value-type="string" calcext:value-type="string">
            <text:p>https://www.youtube.com/watch?v=5UrAK3qT6Es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3" calcext:value-type="float">
            <text:p>1599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tenimiento de plugins, temas y núcleo de WordPress</text:p>
          </table:table-cell>
          <table:table-cell office:value-type="string" calcext:value-type="string">
            <text:p>Markethax | Diseño Web y Comercio Electrónico</text:p>
          </table:table-cell>
          <table:table-cell office:value-type="string" calcext:value-type="string">
            <text:p>https://www.youtube.com/watch?v=vE39nY4X-RM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8" calcext:value-type="float">
            <text:p>1591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ágina web gratis en Github</text:p>
          </table:table-cell>
          <table:table-cell office:value-type="string" calcext:value-type="string">
            <text:p>Marlon Falcón Hernández</text:p>
          </table:table-cell>
          <table:table-cell office:value-type="string" calcext:value-type="string">
            <text:p>https://www.youtube.com/watch?v=f3S5oCCYto8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15" calcext:value-type="float">
            <text:p>1033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básicos JavaScript</text:p>
          </table:table-cell>
          <table:table-cell office:value-type="string" calcext:value-type="string">
            <text:p>Marluan Espiritusanto</text:p>
          </table:table-cell>
          <table:table-cell office:value-type="string" calcext:value-type="string">
            <text:p>https://www.youtube.com/watch?v=9R7R6_FXu_A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31" calcext:value-type="float">
            <text:p>1434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Componente Ion Action sheet</text:p>
          </table:table-cell>
          <table:table-cell office:value-type="string" calcext:value-type="string">
            <text:p>MARS Programming</text:p>
          </table:table-cell>
          <table:table-cell office:value-type="string" calcext:value-type="string">
            <text:p>https://www.youtube.com/watch?v=y0o8BZsNFpM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15" calcext:value-type="float">
            <text:p>1434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modelos de edificios en 3D</text:p>
          </table:table-cell>
          <table:table-cell office:value-type="string" calcext:value-type="string">
            <text:p>Matias Nicolas Garcia Appiolaza</text:p>
          </table:table-cell>
          <table:table-cell office:value-type="string" calcext:value-type="string">
            <text:p>https://www.youtube.com/watch?v=zZr5i_y8Tcc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5" calcext:value-type="float">
            <text:p>1529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muebles en Unity</text:p>
          </table:table-cell>
          <table:table-cell office:value-type="string" calcext:value-type="string">
            <text:p>Matias Nicolas Garcia Appiolaza</text:p>
          </table:table-cell>
          <table:table-cell office:value-type="string" calcext:value-type="string">
            <text:p>https://www.youtube.com/watch?v=SnDe59pzLLg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6" calcext:value-type="float">
            <text:p>1529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terreno en Unity</text:p>
          </table:table-cell>
          <table:table-cell office:value-type="string" calcext:value-type="string">
            <text:p>Matias Nicolas Garcia Appiolaza</text:p>
          </table:table-cell>
          <table:table-cell office:value-type="string" calcext:value-type="string">
            <text:p>https://www.youtube.com/watch?v=QM5-IWPNSFc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7" calcext:value-type="float">
            <text:p>1529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Hosting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dOoKJ9ocb9Q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28" calcext:value-type="float">
            <text:p>918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código personalizado en temas y plugins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PlwgpIP6G44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809" calcext:value-type="float">
            <text:p>1018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WordPress en servidor local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VN4EitfYf0o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2311" calcext:value-type="float">
            <text:p>102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menús de navegación personalizados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aKZ-pi05zKY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4" calcext:value-type="float">
            <text:p>1591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timización de imágenes y multimedia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HtCuoxY0Iqk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7" calcext:value-type="float">
            <text:p>1591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lugins de comercio electrónico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H0gJgaski_A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1" calcext:value-type="float">
            <text:p>1591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timización técnica y estructura del sitio para SEO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ZINNhQFAt9I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6" calcext:value-type="float">
            <text:p>1591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 en MATLAB de operaciones matemáticas I</text:p>
          </table:table-cell>
          <table:table-cell office:value-type="string" calcext:value-type="string">
            <text:p>Matlab en Ciencias Cognitivas</text:p>
          </table:table-cell>
          <table:table-cell office:value-type="string" calcext:value-type="string">
            <text:p>https://www.youtube.com/watch?v=TX5g7G4TBr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61013" calcext:value-type="float">
            <text:p>1610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 en MATLAB de Operaciones matemáticas II</text:p>
          </table:table-cell>
          <table:table-cell office:value-type="string" calcext:value-type="string">
            <text:p>Matlab en Ciencias Cognitivas</text:p>
          </table:table-cell>
          <table:table-cell office:value-type="string" calcext:value-type="string">
            <text:p>https://www.youtube.com/watch?v=17QDlZ2IrlU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61014" calcext:value-type="float">
            <text:p>1610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ostgreSQL</text:p>
          </table:table-cell>
          <table:table-cell office:value-type="string" calcext:value-type="string">
            <text:p>May Code</text:p>
          </table:table-cell>
          <table:table-cell office:value-type="string" calcext:value-type="string">
            <text:p>https://www.youtube.com/watch?v=n6JB4yxZnM8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599" calcext:value-type="float">
            <text:p>1015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indows o Linux</text:p>
          </table:table-cell>
          <table:table-cell office:value-type="string" calcext:value-type="string">
            <text:p>Mazthertutoriales</text:p>
          </table:table-cell>
          <table:table-cell office:value-type="string" calcext:value-type="string">
            <text:p>https://www.youtube.com/watch?v=UYG6ZPtcLEE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29" calcext:value-type="float">
            <text:p>918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asignación de roles</text:p>
          </table:table-cell>
          <table:table-cell office:value-type="string" calcext:value-type="string">
            <text:p>Melvin Erazo</text:p>
          </table:table-cell>
          <table:table-cell office:value-type="string" calcext:value-type="string">
            <text:p>https://www.youtube.com/watch?v=4-rxW2DhbGM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2312" calcext:value-type="float">
            <text:p>1023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y usos de Power BI</text:p>
          </table:table-cell>
          <table:table-cell office:value-type="string" calcext:value-type="string">
            <text:p>Microsoft Cloud</text:p>
          </table:table-cell>
          <table:table-cell office:value-type="string" calcext:value-type="string">
            <text:p>https://www.youtube.com/watch?v=jdXpaydM1G4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48" calcext:value-type="float">
            <text:p>1053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blas relacionadas en Acces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z4fB3MMqVb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16" calcext:value-type="float">
            <text:p>1081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en Acces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GATCuMU_rP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49" calcext:value-type="float">
            <text:p>1449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tablas con consultas 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ZZ6BrQRnlZI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54" calcext:value-type="float">
            <text:p>1449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ementos de Power BI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W6AQrpC_Q1Y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45" calcext:value-type="float">
            <text:p>1052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importar datos de Excel a Power BI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jhsHCZZXoz4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52" calcext:value-type="float">
            <text:p>1052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relaciones entre tabla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H8wNMfmOSy8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3" calcext:value-type="float">
            <text:p>1053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gráfico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gNEgfp_HRWM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7" calcext:value-type="float">
            <text:p>1053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insertar tablas dinámica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yedsgM6OjeY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8" calcext:value-type="float">
            <text:p>1053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un dashboard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HhH9hgEekzs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9" calcext:value-type="float">
            <text:p>1053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un gráfico con datos filtrado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GQoinTtTAs4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0" calcext:value-type="float">
            <text:p>1053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un velocímetro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iSzevJJT6iM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1" calcext:value-type="float">
            <text:p>105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ompartir un informe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kaMGLTpC_gA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49" calcext:value-type="float">
            <text:p>1053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las funciones now y wekday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bGHP_EMF5Ho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51" calcext:value-type="float">
            <text:p>1053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rmar cambios con 'git commit'</text:p>
          </table:table-cell>
          <table:table-cell office:value-type="string" calcext:value-type="string">
            <text:p>Miguel Benedit - Apa</text:p>
          </table:table-cell>
          <table:table-cell office:value-type="string" calcext:value-type="string">
            <text:p>https://www.youtube.com/watch?v=j9zAL52wuLg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395" calcext:value-type="float">
            <text:p>1633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QL Server</text:p>
          </table:table-cell>
          <table:table-cell office:value-type="string" calcext:value-type="string">
            <text:p>Mike OB Gameplays</text:p>
          </table:table-cell>
          <table:table-cell office:value-type="string" calcext:value-type="string">
            <text:p>https://www.youtube.com/watch?v=MpZMGJkPAjw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397" calcext:value-type="float">
            <text:p>1013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ey de Moore</text:p>
          </table:table-cell>
          <table:table-cell office:value-type="string" calcext:value-type="string">
            <text:p>MindMachineTV</text:p>
          </table:table-cell>
          <table:table-cell office:value-type="string" calcext:value-type="string">
            <text:p>https://www.youtube.com/watch?v=u3uSuy8ejuI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396" calcext:value-type="float">
            <text:p>1543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morias ROM y RAM</text:p>
          </table:table-cell>
          <table:table-cell office:value-type="string" calcext:value-type="string">
            <text:p>MindMachineTV</text:p>
          </table:table-cell>
          <table:table-cell office:value-type="string" calcext:value-type="string">
            <text:p>https://www.youtube.com/watch?v=swOCvouHeAg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19" calcext:value-type="float">
            <text:p>1544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stemas de almacenamiento HDD y SSD</text:p>
          </table:table-cell>
          <table:table-cell office:value-type="string" calcext:value-type="string">
            <text:p>MindMachineTV</text:p>
          </table:table-cell>
          <table:table-cell office:value-type="string" calcext:value-type="string">
            <text:p>https://www.youtube.com/watch?v=NyvXV45I2VI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4" calcext:value-type="float">
            <text:p>929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 Inteligencia Artificial</text:p>
          </table:table-cell>
          <table:table-cell office:value-type="string" calcext:value-type="string">
            <text:p>MindMachineTV</text:p>
          </table:table-cell>
          <table:table-cell office:value-type="string" calcext:value-type="string">
            <text:p>https://www.youtube.com/watch?v=0iVc6q0oFW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60560" calcext:value-type="float">
            <text:p>1605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l servidor web</text:p>
          </table:table-cell>
          <table:table-cell office:value-type="string" calcext:value-type="string">
            <text:p>Mister Fabian 🚀 Crea Tu Pagina Web con WordPress</text:p>
          </table:table-cell>
          <table:table-cell office:value-type="string" calcext:value-type="string">
            <text:p>https://www.youtube.com/watch?v=hTB6LVdTZfs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2" calcext:value-type="float">
            <text:p>1402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instancias de clases y acceso a sus atributos y métodos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eH0cd1FAjmk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20" calcext:value-type="float">
            <text:p>1612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rge: ramas y uniones 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BaY7FvCIH18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6" calcext:value-type="float">
            <text:p>1032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rge con conflictos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jWnXEyM5bps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94" calcext:value-type="float">
            <text:p>1032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tiquetas (tags)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s3sbKPlXQz4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02" calcext:value-type="float">
            <text:p>1033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ll request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8yXR1MJx9kM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06" calcext:value-type="float">
            <text:p>1033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gnorar archivos en el repositorio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24td-L6MHmY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14" calcext:value-type="float">
            <text:p>1033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age y Logs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YN1PI5iAlhg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65" calcext:value-type="float">
            <text:p>1040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ity Engine y para qué se utiliza?</text:p>
          </table:table-cell>
          <table:table-cell office:value-type="string" calcext:value-type="string">
            <text:p>Mosart Games</text:p>
          </table:table-cell>
          <table:table-cell office:value-type="string" calcext:value-type="string">
            <text:p>https://www.youtube.com/watch?v=R-6q1GcE07o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91796" calcext:value-type="float">
            <text:p>917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ntencias condicionales [Parte 1]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HSMvOq-GpKY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1" calcext:value-type="float">
            <text:p>1021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ntencias condicionales [Parte 2]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RBXOuvHzwRU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2" calcext:value-type="float">
            <text:p>1021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ntencia switch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hgn_3QQ54Qo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3" calcext:value-type="float">
            <text:p>1021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reglos y operaciones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-iX8nEWFp5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4" calcext:value-type="float">
            <text:p>1021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ccionarios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tCOC-CSHxoM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5" calcext:value-type="float">
            <text:p>1021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rASxZRBFU9w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7" calcext:value-type="float">
            <text:p>1021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ucles (for, while)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yP3IjtbHlrM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2" calcext:value-type="float">
            <text:p>1633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ases y objetos en Swift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Q_S8yPEwSnY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6" calcext:value-type="float">
            <text:p>1633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manipulación de arrays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-iX8nEWFp5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60" calcext:value-type="float">
            <text:p>1633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secuencial en Matlab</text:p>
          </table:table-cell>
          <table:table-cell office:value-type="string" calcext:value-type="string">
            <text:p>Mundo Algoritmos</text:p>
          </table:table-cell>
          <table:table-cell office:value-type="string" calcext:value-type="string">
            <text:p>https://www.youtube.com/watch?v=18UclVU01o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3" calcext:value-type="float">
            <text:p>1015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variables</text:p>
          </table:table-cell>
          <table:table-cell office:value-type="string" calcext:value-type="string">
            <text:p>Mundo Binario</text:p>
          </table:table-cell>
          <table:table-cell office:value-type="string" calcext:value-type="string">
            <text:p>https://www.youtube.com/watch?v=q1cfGeWqdG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1" calcext:value-type="float">
            <text:p>1016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iggers</text:p>
          </table:table-cell>
          <table:table-cell office:value-type="string" calcext:value-type="string">
            <text:p>Mundo Binario</text:p>
          </table:table-cell>
          <table:table-cell office:value-type="string" calcext:value-type="string">
            <text:p>https://www.youtube.com/watch?v=4jui6r2SdfY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60" calcext:value-type="float">
            <text:p>1014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base de datos en SQL Server</text:p>
          </table:table-cell>
          <table:table-cell office:value-type="string" calcext:value-type="string">
            <text:p>Mundo Binario</text:p>
          </table:table-cell>
          <table:table-cell office:value-type="string" calcext:value-type="string">
            <text:p>https://www.youtube.com/watch?v=WPdOhDU5JFo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62" calcext:value-type="float">
            <text:p>1014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egración de redes sociales con plugins</text:p>
          </table:table-cell>
          <table:table-cell office:value-type="string" calcext:value-type="string">
            <text:p>Mundo WPress</text:p>
          </table:table-cell>
          <table:table-cell office:value-type="string" calcext:value-type="string">
            <text:p>https://www.youtube.com/watch?v=Dg6z4wTwJsE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0" calcext:value-type="float">
            <text:p>1591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configuración de apache </text:p>
          </table:table-cell>
          <table:table-cell office:value-type="string" calcext:value-type="string">
            <text:p>MVC Desing</text:p>
          </table:table-cell>
          <table:table-cell office:value-type="string" calcext:value-type="string">
            <text:p>https://www.youtube.com/watch?v=ZZ0PxUo87R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5" calcext:value-type="float">
            <text:p>918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alida y entrada en Go</text:p>
          </table:table-cell>
          <table:table-cell office:value-type="string" calcext:value-type="string">
            <text:p>Mxrio Fuentes</text:p>
          </table:table-cell>
          <table:table-cell office:value-type="string" calcext:value-type="string">
            <text:p>https://www.youtube.com/watch?v=oKm_vepTco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06" calcext:value-type="float">
            <text:p>1431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ecesidad de las pruebas de software</text:p>
          </table:table-cell>
          <table:table-cell office:value-type="string" calcext:value-type="string">
            <text:p>N1G1 CHANNEL</text:p>
          </table:table-cell>
          <table:table-cell office:value-type="string" calcext:value-type="string">
            <text:p>https://www.youtube.com/watch?v=P5bNMtr1unk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2" calcext:value-type="float">
            <text:p>1392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de Aceptación</text:p>
          </table:table-cell>
          <table:table-cell office:value-type="string" calcext:value-type="string">
            <text:p>Nadia Cavalleri (ES)</text:p>
          </table:table-cell>
          <table:table-cell office:value-type="string" calcext:value-type="string">
            <text:p>https://www.youtube.com/watch?v=WhVDCTY6VbQ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5" calcext:value-type="float">
            <text:p>1392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Xcode en Mac</text:p>
          </table:table-cell>
          <table:table-cell office:value-type="string" calcext:value-type="string">
            <text:p>Natalia Riaño</text:p>
          </table:table-cell>
          <table:table-cell office:value-type="string" calcext:value-type="string">
            <text:p>https://www.youtube.com/watch?v=Yv2Iuqs1HAs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3" calcext:value-type="float">
            <text:p>1021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oración y selección de plugins avanzados</text:p>
          </table:table-cell>
          <table:table-cell office:value-type="string" calcext:value-type="string">
            <text:p>Negocios Online</text:p>
          </table:table-cell>
          <table:table-cell office:value-type="string" calcext:value-type="string">
            <text:p>https://www.youtube.com/watch?v=-8kft4mlUfQ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808" calcext:value-type="float">
            <text:p>1018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publicar informes en la web</text:p>
          </table:table-cell>
          <table:table-cell office:value-type="string" calcext:value-type="string">
            <text:p>Nestor Adrianzen</text:p>
          </table:table-cell>
          <table:table-cell office:value-type="string" calcext:value-type="string">
            <text:p>https://www.youtube.com/watch?v=TthLjPFXAbc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4" calcext:value-type="float">
            <text:p>1053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torno o servidor de preprodución</text:p>
          </table:table-cell>
          <table:table-cell office:value-type="string" calcext:value-type="string">
            <text:p>Network Warriors</text:p>
          </table:table-cell>
          <table:table-cell office:value-type="string" calcext:value-type="string">
            <text:p>https://www.youtube.com/watch?v=IV2dwLSOtdo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300" calcext:value-type="float">
            <text:p>1403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acle - Vistas y bloques - 07</text:p>
          </table:table-cell>
          <table:table-cell office:value-type="string" calcext:value-type="string">
            <text:p>Ninja Web Corporation</text:p>
          </table:table-cell>
          <table:table-cell office:value-type="string" calcext:value-type="string">
            <text:p>https://www.youtube.com/watch?v=Fd4KmRAi31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678" calcext:value-type="float">
            <text:p>1516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racciones parciales</text:p>
          </table:table-cell>
          <table:table-cell office:value-type="string" calcext:value-type="string">
            <text:p>Nooooooo Sebaaaaas</text:p>
          </table:table-cell>
          <table:table-cell office:value-type="string" calcext:value-type="string">
            <text:p>https://www.youtube.com/watch?v=MY9DEX8soi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3" calcext:value-type="float">
            <text:p>1015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ybersecurity (Seguridad informática) </text:p>
          </table:table-cell>
          <table:table-cell office:value-type="string" calcext:value-type="string">
            <text:p>NOVA PBS Official</text:p>
          </table:table-cell>
          <table:table-cell office:value-type="string" calcext:value-type="string">
            <text:p>https://www.youtube.com/watch?v=sdpxddDzXfE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11" calcext:value-type="float">
            <text:p>929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otstrap en Go</text:p>
          </table:table-cell>
          <table:table-cell office:value-type="string" calcext:value-type="string">
            <text:p>Nube Colectiva Devs</text:p>
          </table:table-cell>
          <table:table-cell office:value-type="string" calcext:value-type="string">
            <text:p>https://www.youtube.com/watch?v=3sKi_8B3uq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1" calcext:value-type="float">
            <text:p>1431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olerancia a fallos</text:p>
          </table:table-cell>
          <table:table-cell office:value-type="string" calcext:value-type="string">
            <text:p>NullSafe Architect</text:p>
          </table:table-cell>
          <table:table-cell office:value-type="string" calcext:value-type="string">
            <text:p>https://www.youtube.com/watch?v=37_414Wxn9Q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0" calcext:value-type="float">
            <text:p>1402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ertas lógicas </text:p>
          </table:table-cell>
          <table:table-cell office:value-type="string" calcext:value-type="string">
            <text:p>Numberphile</text:p>
          </table:table-cell>
          <table:table-cell office:value-type="string" calcext:value-type="string">
            <text:p>https://www.youtube.com/watch?v=lNuPy-r1GuQ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8" calcext:value-type="float">
            <text:p>928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Switch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xxx3fiiAV3A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5" calcext:value-type="float">
            <text:p>1015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erfaz gráfica de usuario en Matlab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S4xR2DjedG8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0" calcext:value-type="float">
            <text:p>1015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bjetos Static Text, Edit Text y Push Button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YMBQ8_sj24Q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1" calcext:value-type="float">
            <text:p>1015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emento Axes en una interfaz gráfica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tJGbqaC-PU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3" calcext:value-type="float">
            <text:p>1015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adio Button y Check Box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JGddv5AR7P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5" calcext:value-type="float">
            <text:p>1015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blas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E5rwUcsgrSk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7" calcext:value-type="float">
            <text:p>1015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adros de diálogos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ZBFbrzfsuJI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8" calcext:value-type="float">
            <text:p>1015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egar menú a la GUI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hjr8Hc56Rqo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9" calcext:value-type="float">
            <text:p>1015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glas de validación</text:p>
          </table:table-cell>
          <table:table-cell office:value-type="string" calcext:value-type="string">
            <text:p>OBJETIVO APRENDER</text:p>
          </table:table-cell>
          <table:table-cell office:value-type="string" calcext:value-type="string">
            <text:p>https://www.youtube.com/watch?v=BnO3ZHdf-e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74" calcext:value-type="float">
            <text:p>1080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utomatizar publicaciones</text:p>
          </table:table-cell>
          <table:table-cell office:value-type="string" calcext:value-type="string">
            <text:p>OOptime - Automatización y Digitalización</text:p>
          </table:table-cell>
          <table:table-cell office:value-type="string" calcext:value-type="string">
            <text:p>https://www.youtube.com/watch?v=MJZQP_FbR0E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48" calcext:value-type="float">
            <text:p>1599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pm</text:p>
          </table:table-cell>
          <table:table-cell office:value-type="string" calcext:value-type="string">
            <text:p>OpenWebinars</text:p>
          </table:table-cell>
          <table:table-cell office:value-type="string" calcext:value-type="string">
            <text:p>https://www.youtube.com/watch?v=KWKFCDMoS2w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267" calcext:value-type="float">
            <text:p>15626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ir imágenes y otros archivos a un servidor web </text:p>
          </table:table-cell>
          <table:table-cell office:value-type="string" calcext:value-type="string">
            <text:p>OpenWebinars</text:p>
          </table:table-cell>
          <table:table-cell office:value-type="string" calcext:value-type="string">
            <text:p>https://www.youtube.com/watch?v=k2wBkpFQezI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3" calcext:value-type="float">
            <text:p>918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R?</text:p>
          </table:table-cell>
          <table:table-cell office:value-type="string" calcext:value-type="string">
            <text:p>OpenWebinars</text:p>
          </table:table-cell>
          <table:table-cell office:value-type="string" calcext:value-type="string">
            <text:p>https://www.youtube.com/watch?v=lnq_Te748-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52" calcext:value-type="float">
            <text:p>1011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IA y la gestión de proyectos</text:p>
          </table:table-cell>
          <table:table-cell office:value-type="string" calcext:value-type="string">
            <text:p>OPM Integral</text:p>
          </table:table-cell>
          <table:table-cell office:value-type="string" calcext:value-type="string">
            <text:p>https://www.youtube.com/watch?v=iid4xvPLUeg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60562" calcext:value-type="float">
            <text:p>1605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cess: tablas, consultas, formularios y reportes</text:p>
          </table:table-cell>
          <table:table-cell office:value-type="string" calcext:value-type="string">
            <text:p>OpositaTest</text:p>
          </table:table-cell>
          <table:table-cell office:value-type="string" calcext:value-type="string">
            <text:p>https://www.youtube.com/watch?v=TpCi9K32-O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59998" calcext:value-type="float">
            <text:p>1599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Visual Studio para Ruby</text:p>
          </table:table-cell>
          <table:table-cell office:value-type="string" calcext:value-type="string">
            <text:p>Ordinary Engineer</text:p>
          </table:table-cell>
          <table:table-cell office:value-type="string" calcext:value-type="string">
            <text:p>https://www.youtube.com/watch?v=bDSIzatb1N4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39266" calcext:value-type="float">
            <text:p>1392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arrollo de widgets</text:p>
          </table:table-cell>
          <table:table-cell office:value-type="string" calcext:value-type="string">
            <text:p>Oregoom</text:p>
          </table:table-cell>
          <table:table-cell office:value-type="string" calcext:value-type="string">
            <text:p>https://www.youtube.com/watch?v=uh7GpSOC45M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3" calcext:value-type="float">
            <text:p>1591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ción de publicaciones y tareas automatizadas</text:p>
          </table:table-cell>
          <table:table-cell office:value-type="string" calcext:value-type="string">
            <text:p>Óscar Martín</text:p>
          </table:table-cell>
          <table:table-cell office:value-type="string" calcext:value-type="string">
            <text:p>https://www.youtube.com/watch?v=ZZewKWJWEr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3" calcext:value-type="float">
            <text:p>1591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 de Tabla de Referencia Cruzada</text:p>
          </table:table-cell>
          <table:table-cell office:value-type="string" calcext:value-type="string">
            <text:p>Oscar Webmaster</text:p>
          </table:table-cell>
          <table:table-cell office:value-type="string" calcext:value-type="string">
            <text:p>https://www.youtube.com/watch?v=idA5noynS7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03" calcext:value-type="float">
            <text:p>1082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ntajas de utilizar Shopify</text:p>
          </table:table-cell>
          <table:table-cell office:value-type="string" calcext:value-type="string">
            <text:p>Outvio</text:p>
          </table:table-cell>
          <table:table-cell office:value-type="string" calcext:value-type="string">
            <text:p>https://www.youtube.com/watch?v=LY5FznzQ5PU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16" calcext:value-type="float">
            <text:p>1599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todología Kanban</text:p>
          </table:table-cell>
          <table:table-cell office:value-type="string" calcext:value-type="string">
            <text:p>Oxean Cross Comunicación Interna</text:p>
          </table:table-cell>
          <table:table-cell office:value-type="string" calcext:value-type="string">
            <text:p>https://www.youtube.com/watch?v=I-H-WXAX_o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8" calcext:value-type="float">
            <text:p>1143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reparto de carga </text:p>
          </table:table-cell>
          <table:table-cell office:value-type="string" calcext:value-type="string">
            <text:p>Pablo Martinez</text:p>
          </table:table-cell>
          <table:table-cell office:value-type="string" calcext:value-type="string">
            <text:p>https://www.youtube.com/watch?v=IdtpdHQGIBY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1" calcext:value-type="float">
            <text:p>1402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tiquetas HTML fundamentales</text:p>
          </table:table-cell>
          <table:table-cell office:value-type="string" calcext:value-type="string">
            <text:p>Pablo Monteserín</text:p>
          </table:table-cell>
          <table:table-cell office:value-type="string" calcext:value-type="string">
            <text:p>https://www.youtube.com/watch?v=BGj1mD9Eoe4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15" calcext:value-type="float">
            <text:p>913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acterísticas de los algoritmos</text:p>
          </table:table-cell>
          <table:table-cell office:value-type="string" calcext:value-type="string">
            <text:p>Pablo Ormeno</text:p>
          </table:table-cell>
          <table:table-cell office:value-type="string" calcext:value-type="string">
            <text:p>https://www.youtube.com/watch?v=t5iAuuT5lSo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86" calcext:value-type="float">
            <text:p>1544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abajo colaborativo con ramas remotas</text:p>
          </table:table-cell>
          <table:table-cell office:value-type="string" calcext:value-type="string">
            <text:p>Paco Gomez</text:p>
          </table:table-cell>
          <table:table-cell office:value-type="string" calcext:value-type="string">
            <text:p>https://www.youtube.com/watch?v=UE7n2I3eHf8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401" calcext:value-type="float">
            <text:p>1634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gestión de entradas y páginas</text:p>
          </table:table-cell>
          <table:table-cell office:value-type="string" calcext:value-type="string">
            <text:p>Paloma Catalán Noguera</text:p>
          </table:table-cell>
          <table:table-cell office:value-type="string" calcext:value-type="string">
            <text:p>https://www.youtube.com/watch?v=ctzyj5ksrO8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2313" calcext:value-type="float">
            <text:p>1023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sionar ramas con git merge</text:p>
          </table:table-cell>
          <table:table-cell office:value-type="string" calcext:value-type="string">
            <text:p>panvdev</text:p>
          </table:table-cell>
          <table:table-cell office:value-type="string" calcext:value-type="string">
            <text:p>https://www.youtube.com/watch?v=bcT8BZj7KUg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398" calcext:value-type="float">
            <text:p>1633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s de medición del rendimiento</text:p>
          </table:table-cell>
          <table:table-cell office:value-type="string" calcext:value-type="string">
            <text:p>Platzi</text:p>
          </table:table-cell>
          <table:table-cell office:value-type="string" calcext:value-type="string">
            <text:p>https://www.youtube.com/watch?v=NOGId1Y6aO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7" calcext:value-type="float">
            <text:p>1402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aboración de la estructura desglosada del trabajo (EDT)</text:p>
          </table:table-cell>
          <table:table-cell office:value-type="string" calcext:value-type="string">
            <text:p>pm4r</text:p>
          </table:table-cell>
          <table:table-cell office:value-type="string" calcext:value-type="string">
            <text:p>https://www.youtube.com/watch?v=BbyK-K1Z9T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8" calcext:value-type="float">
            <text:p>1143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reporte Q &amp; A</text:p>
          </table:table-cell>
          <table:table-cell office:value-type="string" calcext:value-type="string">
            <text:p>Power Skill</text:p>
          </table:table-cell>
          <table:table-cell office:value-type="string" calcext:value-type="string">
            <text:p>https://www.youtube.com/watch?v=Rk0UrKpW7LM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8" calcext:value-type="float">
            <text:p>1053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establecer preguntas predeterminadas</text:p>
          </table:table-cell>
          <table:table-cell office:value-type="string" calcext:value-type="string">
            <text:p>Power Skill</text:p>
          </table:table-cell>
          <table:table-cell office:value-type="string" calcext:value-type="string">
            <text:p>https://www.youtube.com/watch?v=IIejit2NFjM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9" calcext:value-type="float">
            <text:p>1053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Es posible insertar un vídeo de Youtube en Power BI?</text:p>
          </table:table-cell>
          <table:table-cell office:value-type="string" calcext:value-type="string">
            <text:p>Power Skill</text:p>
          </table:table-cell>
          <table:table-cell office:value-type="string" calcext:value-type="string">
            <text:p>https://www.youtube.com/watch?v=xmdq3iiwH2w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20" calcext:value-type="float">
            <text:p>1053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obtener más espacio en el panel</text:p>
          </table:table-cell>
          <table:table-cell office:value-type="string" calcext:value-type="string">
            <text:p>Power Skill</text:p>
          </table:table-cell>
          <table:table-cell office:value-type="string" calcext:value-type="string">
            <text:p>https://www.youtube.com/watch?v=pOFaLCwd92A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21" calcext:value-type="float">
            <text:p>1053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exportar datos de Power BI a Excel</text:p>
          </table:table-cell>
          <table:table-cell office:value-type="string" calcext:value-type="string">
            <text:p>Power Skill</text:p>
          </table:table-cell>
          <table:table-cell office:value-type="string" calcext:value-type="string">
            <text:p>https://www.youtube.com/watch?v=fSV24dSb_6c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46" calcext:value-type="float">
            <text:p>1053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ncipios de gestión de la calidad</text:p>
          </table:table-cell>
          <table:table-cell office:value-type="string" calcext:value-type="string">
            <text:p>Procem Consultores</text:p>
          </table:table-cell>
          <table:table-cell office:value-type="string" calcext:value-type="string">
            <text:p>https://www.youtube.com/watch?v=mGX1jYNElH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26" calcext:value-type="float">
            <text:p>1466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 y tipos de datos</text:p>
          </table:table-cell>
          <table:table-cell office:value-type="string" calcext:value-type="string">
            <text:p>ProCode Tv</text:p>
          </table:table-cell>
          <table:table-cell office:value-type="string" calcext:value-type="string">
            <text:p>https://www.youtube.com/watch?v=3pGm4Hm1FsI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550" calcext:value-type="float">
            <text:p>1065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ntaxis y uso de la declaración if-Else</text:p>
          </table:table-cell>
          <table:table-cell office:value-type="string" calcext:value-type="string">
            <text:p>ProCode Tv</text:p>
          </table:table-cell>
          <table:table-cell office:value-type="string" calcext:value-type="string">
            <text:p>https://www.youtube.com/watch?v=hA006_sre4s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33294" calcext:value-type="float">
            <text:p>1332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operadores lógicos (&amp;&amp;, ||) en combinación con estructuras condicionales</text:p>
          </table:table-cell>
          <table:table-cell office:value-type="string" calcext:value-type="string">
            <text:p>ProCode Tv</text:p>
          </table:table-cell>
          <table:table-cell office:value-type="string" calcext:value-type="string">
            <text:p>https://www.youtube.com/watch?v=aAWWrxY6aMw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110" calcext:value-type="float">
            <text:p>1611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el pseudocódigo?</text:p>
          </table:table-cell>
          <table:table-cell office:value-type="string" calcext:value-type="string">
            <text:p>Profe Luis Alvarado</text:p>
          </table:table-cell>
          <table:table-cell office:value-type="string" calcext:value-type="string">
            <text:p>https://www.youtube.com/watch?v=nQkK0f4xadY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85" calcext:value-type="float">
            <text:p>1544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tilización del código ASCII en la computación</text:p>
          </table:table-cell>
          <table:table-cell office:value-type="string" calcext:value-type="string">
            <text:p>Profe Yves Pérez</text:p>
          </table:table-cell>
          <table:table-cell office:value-type="string" calcext:value-type="string">
            <text:p>https://www.youtube.com/watch?v=DGFny1wjpSE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77" calcext:value-type="float">
            <text:p>1544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átomo </text:p>
          </table:table-cell>
          <table:table-cell office:value-type="string" calcext:value-type="string">
            <text:p>Profes App</text:p>
          </table:table-cell>
          <table:table-cell office:value-type="string" calcext:value-type="string">
            <text:p>https://www.youtube.com/watch?v=rMjmAraA9H0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3" calcext:value-type="float">
            <text:p>928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ganizar productos en categorías</text:p>
          </table:table-cell>
          <table:table-cell office:value-type="string" calcext:value-type="string">
            <text:p>Profesor Tutoriales</text:p>
          </table:table-cell>
          <table:table-cell office:value-type="string" calcext:value-type="string">
            <text:p>https://www.youtube.com/watch?v=13c9tR3QA3g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5" calcext:value-type="float">
            <text:p>1599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matemáticas</text:p>
          </table:table-cell>
          <table:table-cell office:value-type="string" calcext:value-type="string">
            <text:p>Programa Resuelto</text:p>
          </table:table-cell>
          <table:table-cell office:value-type="string" calcext:value-type="string">
            <text:p>https://www.youtube.com/watch?v=9kXbKgIDT_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3" calcext:value-type="float">
            <text:p>1015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carpeta de proyecto en Visual Studio Code</text:p>
          </table:table-cell>
          <table:table-cell office:value-type="string" calcext:value-type="string">
            <text:p>Programación Fácil</text:p>
          </table:table-cell>
          <table:table-cell office:value-type="string" calcext:value-type="string">
            <text:p>https://www.youtube.com/watch?v=DzWspCr7UBA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60931" calcext:value-type="float">
            <text:p>1609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 locales y globales</text:p>
          </table:table-cell>
          <table:table-cell office:value-type="string" calcext:value-type="string">
            <text:p>Programación Fácil</text:p>
          </table:table-cell>
          <table:table-cell office:value-type="string" calcext:value-type="string">
            <text:p>https://www.youtube.com/watch?v=Ihvv5uVZnIY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3" calcext:value-type="float">
            <text:p>997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ímites con Matlab</text:p>
          </table:table-cell>
          <table:table-cell office:value-type="string" calcext:value-type="string">
            <text:p>PROGRAMACION PARA PRINCIPIANTES</text:p>
          </table:table-cell>
          <table:table-cell office:value-type="string" calcext:value-type="string">
            <text:p>https://www.youtube.com/watch?v=9PeRia9JB5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8" calcext:value-type="float">
            <text:p>1015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IF - ELSE </text:p>
          </table:table-cell>
          <table:table-cell office:value-type="string" calcext:value-type="string">
            <text:p>Programación y más</text:p>
          </table:table-cell>
          <table:table-cell office:value-type="string" calcext:value-type="string">
            <text:p>https://www.youtube.com/watch?v=IbxkMCzDnyQ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4" calcext:value-type="float">
            <text:p>1015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rays, creación y manipulación </text:p>
          </table:table-cell>
          <table:table-cell office:value-type="string" calcext:value-type="string">
            <text:p>Programacion101.net</text:p>
          </table:table-cell>
          <table:table-cell office:value-type="string" calcext:value-type="string">
            <text:p>https://www.youtube.com/watch?v=Mw-c_6RN60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6" calcext:value-type="float">
            <text:p>1001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teracción con foreach y Arrays multidimensionales</text:p>
          </table:table-cell>
          <table:table-cell office:value-type="string" calcext:value-type="string">
            <text:p>Programacion101.net</text:p>
          </table:table-cell>
          <table:table-cell office:value-type="string" calcext:value-type="string">
            <text:p>https://www.youtube.com/watch?v=ZyZgl1vtBvM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7" calcext:value-type="float">
            <text:p>1001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istas: Agregar, contar y eliminar elementos</text:p>
          </table:table-cell>
          <table:table-cell office:value-type="string" calcext:value-type="string">
            <text:p>Programacion101.net</text:p>
          </table:table-cell>
          <table:table-cell office:value-type="string" calcext:value-type="string">
            <text:p>https://www.youtube.com/watch?v=SRzvKcWexP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8" calcext:value-type="float">
            <text:p>1001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teracción en listas y diccionarios</text:p>
          </table:table-cell>
          <table:table-cell office:value-type="string" calcext:value-type="string">
            <text:p>Programacion101.net</text:p>
          </table:table-cell>
          <table:table-cell office:value-type="string" calcext:value-type="string">
            <text:p>https://www.youtube.com/watch?v=7sUdiH9cDU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9" calcext:value-type="float">
            <text:p>1001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s y prácticas para dominar el sistema de rejillas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zaITPmYVzUM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20" calcext:value-type="float">
            <text:p>913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avbar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bbmuWaVIg48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26" calcext:value-type="float">
            <text:p>913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crollspy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r7HqMvpiaBs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34" calcext:value-type="float">
            <text:p>913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tón flotante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h7kxhNF7-gk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5" calcext:value-type="float">
            <text:p>1584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rjetas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j6dFgZDk0X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6" calcext:value-type="float">
            <text:p>1584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rjetas con tabs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a2LvbEhQhNA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7" calcext:value-type="float">
            <text:p>1584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avbar avanzado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7E3fZeKAUow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8" calcext:value-type="float">
            <text:p>1584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ousel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xxJ6C86JxHg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9" calcext:value-type="float">
            <text:p>1584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lider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uQYxY92p4TI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0" calcext:value-type="float">
            <text:p>1584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terial Box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0ESXtXg5EU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1" calcext:value-type="float">
            <text:p>1584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oasts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rEJvrKTMly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2" calcext:value-type="float">
            <text:p>1584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al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OY1pi9P9rMs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3" calcext:value-type="float">
            <text:p>1584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ormularios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0bEo_gpm5us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7" calcext:value-type="float">
            <text:p>1584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utocomplete (Autocompletar)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OnRJT3c_9j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9" calcext:value-type="float">
            <text:p>1584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eloader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EHzfBeiwFp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52" calcext:value-type="float">
            <text:p>1584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rallax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9KKU1mvHZc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53" calcext:value-type="float">
            <text:p>1584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 comunidad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o46W_GirXDY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93477" calcext:value-type="float">
            <text:p>934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ariencia 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a-aDVxhKyJM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93478" calcext:value-type="float">
            <text:p>934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vimientos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x3DsXWDesJc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93479" calcext:value-type="float">
            <text:p>934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ociendo la herramienta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LaJ_le67gEg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88" calcext:value-type="float">
            <text:p>1135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rucciones de utilización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mpUkhAeAxLk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0" calcext:value-type="float">
            <text:p>1135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onidos y Música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MHZJ4XceAwE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1" calcext:value-type="float">
            <text:p>1135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s de control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6c0XmQG_kHM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2" calcext:value-type="float">
            <text:p>1135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AfeQxgJjZHM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3" calcext:value-type="float">
            <text:p>1135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BP con Scratch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dpiAPeSsitU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4" calcext:value-type="float">
            <text:p>1135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y depuración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8bwfpUaxHRY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5" calcext:value-type="float">
            <text:p>1135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istas I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YUJdQivisVY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6" calcext:value-type="float">
            <text:p>1135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istas II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TEqHHG7E2rk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7" calcext:value-type="float">
            <text:p>1135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cedimientos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wzstUEWPvmE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8" calcext:value-type="float">
            <text:p>1135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udio y vídeo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UuDtrvsaTCY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9" calcext:value-type="float">
            <text:p>1135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aciendo uso del sensor de audio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K84NowQaids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0" calcext:value-type="float">
            <text:p>1136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aciendo uso del sensor del vídeo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uvoa9-AMwnY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1" calcext:value-type="float">
            <text:p>1136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viendo objetos con la mano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aS51WREneFU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2" calcext:value-type="float">
            <text:p>1136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ndo un "Arkanoid" I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AZ6j9h1lnj4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3" calcext:value-type="float">
            <text:p>1136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ndo un "Arkanoid" II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QyeSe8d5ec0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4" calcext:value-type="float">
            <text:p>1136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ndo un "Arkanoid" III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XvIxFg9pF30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5" calcext:value-type="float">
            <text:p>1136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ortar e Importar base de datos </text:p>
          </table:table-cell>
          <table:table-cell office:value-type="string" calcext:value-type="string">
            <text:p>Programando con estilo</text:p>
          </table:table-cell>
          <table:table-cell office:value-type="string" calcext:value-type="string">
            <text:p>https://www.youtube.com/watch?v=vVCvyP7ya_4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5" calcext:value-type="float">
            <text:p>1016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ñadir cambios al área de preparación con ‘git add’</text:p>
          </table:table-cell>
          <table:table-cell office:value-type="string" calcext:value-type="string">
            <text:p>Programmer Exception</text:p>
          </table:table-cell>
          <table:table-cell office:value-type="string" calcext:value-type="string">
            <text:p>https://www.youtube.com/watch?v=7QVPWoTb2uU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394" calcext:value-type="float">
            <text:p>1633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os de seguridad</text:p>
          </table:table-cell>
          <table:table-cell office:value-type="string" calcext:value-type="string">
            <text:p>Programming <text:s/>Hub</text:p>
          </table:table-cell>
          <table:table-cell office:value-type="string" calcext:value-type="string">
            <text:p>https://www.youtube.com/watch?v=6R5q438MZM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61" calcext:value-type="float">
            <text:p>1402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Páginas de inicio de sesión y registro - HTML CSS</text:p>
          </table:table-cell>
          <table:table-cell office:value-type="string" calcext:value-type="string">
            <text:p>Purito Codigo</text:p>
          </table:table-cell>
          <table:table-cell office:value-type="string" calcext:value-type="string">
            <text:p>https://www.youtube.com/watch?v=NLpK2W1TM2A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32" calcext:value-type="float">
            <text:p>1434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l desarrollo web</text:p>
          </table:table-cell>
          <table:table-cell office:value-type="string" calcext:value-type="string">
            <text:p>QA Digital Advertising</text:p>
          </table:table-cell>
          <table:table-cell office:value-type="string" calcext:value-type="string">
            <text:p>https://www.youtube.com/watch?v=dFhXYlMeTSA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17" calcext:value-type="float">
            <text:p>1584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fundización en la partición equivalente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aCCYwMiLoa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595" calcext:value-type="float">
            <text:p>985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rcicios de Particiones de Equivalencia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4Jf9uFrhsp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599" calcext:value-type="float">
            <text:p>985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ocimientos necesarios para empezar como Tester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vDhAgZMoRl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5" calcext:value-type="float">
            <text:p>1392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ejos para progresar en el testing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extkVKTChz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6" calcext:value-type="float">
            <text:p>1392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ncipios de las Pruebas de Software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nI28eoU6POQ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7" calcext:value-type="float">
            <text:p>1392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l plan de pruebas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0anZpU5W0Z8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03" calcext:value-type="float">
            <text:p>1393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álisis de valores límites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eFYFUUtTqdI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9" calcext:value-type="float">
            <text:p>1393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blas de decisión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Ir3rQFaIkr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0" calcext:value-type="float">
            <text:p>1393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rcicios de tablas de decisión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s0f09JiD1Q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2" calcext:value-type="float">
            <text:p>1393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ansición de Estados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uxx2fwzgZBQ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3" calcext:value-type="float">
            <text:p>1393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ctores: Comparación y lógica - R Project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CUSpBbp5S8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73" calcext:value-type="float">
            <text:p>1011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ctores: Secuencia, repeticiones y operaciones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wTVkiAGQ-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76" calcext:value-type="float">
            <text:p>1011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datos I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wHyG5XJeIa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0" calcext:value-type="float">
            <text:p>1011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datos II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MJxoaD2ovh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1" calcext:value-type="float">
            <text:p>1011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ortar datos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f25GDrcwr2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2" calcext:value-type="float">
            <text:p>1011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leccionar datos I: Índice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3yQ3MbXBpy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3" calcext:value-type="float">
            <text:p>1011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leccionar datos II: Subset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KKsXtCL7KA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4" calcext:value-type="float">
            <text:p>1011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leccionar datos III: Librería dplyr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LgemMkeLE9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5" calcext:value-type="float">
            <text:p>1011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sar while loops y for loops en R</text:p>
          </table:table-cell>
          <table:table-cell office:value-type="string" calcext:value-type="string">
            <text:p>R Para Todos</text:p>
          </table:table-cell>
          <table:table-cell office:value-type="string" calcext:value-type="string">
            <text:p>https://www.youtube.com/watch?v=3kONdrQ25r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68" calcext:value-type="float">
            <text:p>1011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sar lapply y sapply en R</text:p>
          </table:table-cell>
          <table:table-cell office:value-type="string" calcext:value-type="string">
            <text:p>R Para Todos</text:p>
          </table:table-cell>
          <table:table-cell office:value-type="string" calcext:value-type="string">
            <text:p>https://www.youtube.com/watch?v=Y5IlYuRIb4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69" calcext:value-type="float">
            <text:p>1011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claraciones condicionales</text:p>
          </table:table-cell>
          <table:table-cell office:value-type="string" calcext:value-type="string">
            <text:p>R Para Todos</text:p>
          </table:table-cell>
          <table:table-cell office:value-type="string" calcext:value-type="string">
            <text:p>https://www.youtube.com/watch?v=gT6vt5EpER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240" calcext:value-type="float">
            <text:p>1012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y usar DataFrame</text:p>
          </table:table-cell>
          <table:table-cell office:value-type="string" calcext:value-type="string">
            <text:p>R Para Todos</text:p>
          </table:table-cell>
          <table:table-cell office:value-type="string" calcext:value-type="string">
            <text:p>https://www.youtube.com/watch?v=akFP4M2Sp4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61260" calcext:value-type="float">
            <text:p>1612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rende a maximizar Inteligencia Artificial con R (ChatGPT con R)</text:p>
          </table:table-cell>
          <table:table-cell office:value-type="string" calcext:value-type="string">
            <text:p>R Para Todos</text:p>
          </table:table-cell>
          <table:table-cell office:value-type="string" calcext:value-type="string">
            <text:p>https://www.youtube.com/watch?v=lUb6lHZVJv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61262" calcext:value-type="float">
            <text:p>1612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sar RStudio</text:p>
          </table:table-cell>
          <table:table-cell office:value-type="string" calcext:value-type="string">
            <text:p>Rafa Gonzalez Gouveia</text:p>
          </table:table-cell>
          <table:table-cell office:value-type="string" calcext:value-type="string">
            <text:p>https://www.youtube.com/watch?v=skPzCkvr8C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56" calcext:value-type="float">
            <text:p>1011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s de detección de vulnerabilidades</text:p>
          </table:table-cell>
          <table:table-cell office:value-type="string" calcext:value-type="string">
            <text:p>RaFa Tutoriales</text:p>
          </table:table-cell>
          <table:table-cell office:value-type="string" calcext:value-type="string">
            <text:p>https://www.youtube.com/watch?v=WwLI_QtoYu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5" calcext:value-type="float">
            <text:p>1402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objetos</text:p>
          </table:table-cell>
          <table:table-cell office:value-type="string" calcext:value-type="string">
            <text:p>Rafael Mellado</text:p>
          </table:table-cell>
          <table:table-cell office:value-type="string" calcext:value-type="string">
            <text:p>https://www.youtube.com/watch?v=YFUGaYVPfPU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6" calcext:value-type="float">
            <text:p>1004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id en Ionic</text:p>
          </table:table-cell>
          <table:table-cell office:value-type="string" calcext:value-type="string">
            <text:p>Randy Varela</text:p>
          </table:table-cell>
          <table:table-cell office:value-type="string" calcext:value-type="string">
            <text:p>https://www.youtube.com/watch?v=gZvpm9aCyfI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2" calcext:value-type="float">
            <text:p>1434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encapsulación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aBjA2ITSEyk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638" calcext:value-type="float">
            <text:p>1066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herencia y su aplicación en Ruby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Qet2C14L9NQ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639" calcext:value-type="float">
            <text:p>1066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uso de módulos en Ruby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HhWwd_IgnNQ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640" calcext:value-type="float">
            <text:p>1066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gemas y dependencias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Yet_W_Ko-Qk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736" calcext:value-type="float">
            <text:p>1067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declaración de métodos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zUu3p_Zwzoc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33268" calcext:value-type="float">
            <text:p>1332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bloques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EHmaRPnf2Z4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33285" calcext:value-type="float">
            <text:p>1332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ganización de archivos y directorios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_HUHof5E1Ew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33335" calcext:value-type="float">
            <text:p>1333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lementación de polimorfismo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uU9AOmb5caw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23" calcext:value-type="float">
            <text:p>1612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modelos, vistas y controladores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Izkaq1rjukg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31" calcext:value-type="float">
            <text:p>1612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dir el rendimiento del sitio</text:p>
          </table:table-cell>
          <table:table-cell office:value-type="string" calcext:value-type="string">
            <text:p>Regis Carneiro | Emprendedor Digital</text:p>
          </table:table-cell>
          <table:table-cell office:value-type="string" calcext:value-type="string">
            <text:p>https://www.youtube.com/watch?v=Zz3GpQEo3QA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6" calcext:value-type="float">
            <text:p>1591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relaciones entre tablas</text:p>
          </table:table-cell>
          <table:table-cell office:value-type="string" calcext:value-type="string">
            <text:p>Remigio Huarcaya Almeyda</text:p>
          </table:table-cell>
          <table:table-cell office:value-type="string" calcext:value-type="string">
            <text:p>https://www.youtube.com/watch?v=tawZmX6KM4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93" calcext:value-type="float">
            <text:p>1517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TTP</text:p>
          </table:table-cell>
          <table:table-cell office:value-type="string" calcext:value-type="string">
            <text:p>render2web</text:p>
          </table:table-cell>
          <table:table-cell office:value-type="string" calcext:value-type="string">
            <text:p>https://www.youtube.com/watch?v=4IAgB-6oAT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5" calcext:value-type="float">
            <text:p>1402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ripción de peticiones o request methods</text:p>
          </table:table-cell>
          <table:table-cell office:value-type="string" calcext:value-type="string">
            <text:p>render2web</text:p>
          </table:table-cell>
          <table:table-cell office:value-type="string" calcext:value-type="string">
            <text:p>https://www.youtube.com/watch?v=vs0ekUJ1rd8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3" calcext:value-type="float">
            <text:p>1402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vista</text:p>
          </table:table-cell>
          <table:table-cell office:value-type="string" calcext:value-type="string">
            <text:p>Renzo Caceres Rossi</text:p>
          </table:table-cell>
          <table:table-cell office:value-type="string" calcext:value-type="string">
            <text:p>https://www.youtube.com/watch?v=awD4nqp_5w0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0" calcext:value-type="float">
            <text:p>1014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actividades</text:p>
          </table:table-cell>
          <table:table-cell office:value-type="string" calcext:value-type="string">
            <text:p>Revista TicNews</text:p>
          </table:table-cell>
          <table:table-cell office:value-type="string" calcext:value-type="string">
            <text:p>https://www.youtube.com/watch?v=ZcIZTxDW9l4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4" calcext:value-type="float">
            <text:p>1004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estado</text:p>
          </table:table-cell>
          <table:table-cell office:value-type="string" calcext:value-type="string">
            <text:p>Revista TicNews</text:p>
          </table:table-cell>
          <table:table-cell office:value-type="string" calcext:value-type="string">
            <text:p>https://www.youtube.com/watch?v=hbWfk_-57qc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25" calcext:value-type="float">
            <text:p>1004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vinculación hoja de estilos CSS a un documento HTML</text:p>
          </table:table-cell>
          <table:table-cell office:value-type="string" calcext:value-type="string">
            <text:p>Ricardo Andres Becerra</text:p>
          </table:table-cell>
          <table:table-cell office:value-type="string" calcext:value-type="string">
            <text:p>https://www.youtube.com/watch?v=zzEefTCphvE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1" calcext:value-type="float">
            <text:p>1584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colaboración (o comunicación)</text:p>
          </table:table-cell>
          <table:table-cell office:value-type="string" calcext:value-type="string">
            <text:p>Ricardo Chávez Morán</text:p>
          </table:table-cell>
          <table:table-cell office:value-type="string" calcext:value-type="string">
            <text:p>https://www.youtube.com/watch?v=wC9FqRfHTOM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3" calcext:value-type="float">
            <text:p>1004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olución de ecuaciones no lineales</text:p>
          </table:table-cell>
          <table:table-cell office:value-type="string" calcext:value-type="string">
            <text:p>Richar Cruz</text:p>
          </table:table-cell>
          <table:table-cell office:value-type="string" calcext:value-type="string">
            <text:p>https://www.youtube.com/watch?v=aQcQM2150m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6" calcext:value-type="float">
            <text:p>1015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s en R</text:p>
          </table:table-cell>
          <table:table-cell office:value-type="string" calcext:value-type="string">
            <text:p>Rigoberto Chandomi</text:p>
          </table:table-cell>
          <table:table-cell office:value-type="string" calcext:value-type="string">
            <text:p>https://www.youtube.com/watch?v=w1IuO-I34c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35688" calcext:value-type="float">
            <text:p>1356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tapas de la gestión de proyectos</text:p>
          </table:table-cell>
          <table:table-cell office:value-type="string" calcext:value-type="string">
            <text:p>Robert Corona</text:p>
          </table:table-cell>
          <table:table-cell office:value-type="string" calcext:value-type="string">
            <text:p>https://www.youtube.com/watch?v=b1uaUS8UXF8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6" calcext:value-type="float">
            <text:p>1143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l Case en PostgreSQL</text:p>
          </table:table-cell>
          <table:table-cell office:value-type="string" calcext:value-type="string">
            <text:p>RoCode</text:p>
          </table:table-cell>
          <table:table-cell office:value-type="string" calcext:value-type="string">
            <text:p>https://www.youtube.com/watch?v=-EA_HUohbLY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4" calcext:value-type="float">
            <text:p>1016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s para pruebas de software</text:p>
          </table:table-cell>
          <table:table-cell office:value-type="string" calcext:value-type="string">
            <text:p>Rodolfo Borja</text:p>
          </table:table-cell>
          <table:table-cell office:value-type="string" calcext:value-type="string">
            <text:p>https://www.youtube.com/watch?v=SYWJjhgYrE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8" calcext:value-type="float">
            <text:p>1393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rsonalización de la vista del panel de control</text:p>
          </table:table-cell>
          <table:table-cell office:value-type="string" calcext:value-type="string">
            <text:p>Rodrigo Olivares</text:p>
          </table:table-cell>
          <table:table-cell office:value-type="string" calcext:value-type="string">
            <text:p>https://www.youtube.com/watch?v=q9ferRjzhuM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6" calcext:value-type="float">
            <text:p>1591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configuración de un plugin de seguridad</text:p>
          </table:table-cell>
          <table:table-cell office:value-type="string" calcext:value-type="string">
            <text:p>Rodrigo Olivares</text:p>
          </table:table-cell>
          <table:table-cell office:value-type="string" calcext:value-type="string">
            <text:p>https://www.youtube.com/watch?v=_BwyqHaXmxA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7" calcext:value-type="float">
            <text:p>1591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ificación y estructura del contenido</text:p>
          </table:table-cell>
          <table:table-cell office:value-type="string" calcext:value-type="string">
            <text:p>Rodrigo Olivares</text:p>
          </table:table-cell>
          <table:table-cell office:value-type="string" calcext:value-type="string">
            <text:p>https://www.youtube.com/watch?v=h7DV1cLZPa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61" calcext:value-type="float">
            <text:p>1591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lementación de bucles con WHILE</text:p>
          </table:table-cell>
          <table:table-cell office:value-type="string" calcext:value-type="string">
            <text:p>Rodrigo Online ROL</text:p>
          </table:table-cell>
          <table:table-cell office:value-type="string" calcext:value-type="string">
            <text:p>https://www.youtube.com/watch?v=2scXc_zR4HI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61285" calcext:value-type="float">
            <text:p>1612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</text:p>
          </table:table-cell>
          <table:table-cell office:value-type="string" calcext:value-type="string">
            <text:p>Roelcode</text:p>
          </table:table-cell>
          <table:table-cell office:value-type="string" calcext:value-type="string">
            <text:p>https://www.youtube.com/watch?v=q84OAg43L-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089" calcext:value-type="float">
            <text:p>1430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encia en Go</text:p>
          </table:table-cell>
          <table:table-cell office:value-type="string" calcext:value-type="string">
            <text:p>Roelcode</text:p>
          </table:table-cell>
          <table:table-cell office:value-type="string" calcext:value-type="string">
            <text:p>https://www.youtube.com/watch?v=3dwTYkyR9_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1" calcext:value-type="float">
            <text:p>1431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 página web en Go</text:p>
          </table:table-cell>
          <table:table-cell office:value-type="string" calcext:value-type="string">
            <text:p>Roelcode</text:p>
          </table:table-cell>
          <table:table-cell office:value-type="string" calcext:value-type="string">
            <text:p>https://www.youtube.com/watch?v=G8Du1EOuoL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9" calcext:value-type="float">
            <text:p>1431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una calculadora Curta </text:p>
          </table:table-cell>
          <table:table-cell office:value-type="string" calcext:value-type="string">
            <text:p>rregister</text:p>
          </table:table-cell>
          <table:table-cell office:value-type="string" calcext:value-type="string">
            <text:p>https://www.youtube.com/watch?v=HYsOi6L_Pw4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4" calcext:value-type="float">
            <text:p>928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trigonométricas en Matlab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SjuvzSUByT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5" calcext:value-type="float">
            <text:p>1015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logarítmicas y exponenciales en Matlab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w2ZBk1zYhbk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6" calcext:value-type="float">
            <text:p>1015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ray bidimensional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f5Jyjmx6TYo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8" calcext:value-type="float">
            <text:p>1015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o de polinomios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qkqc-QBEyDs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9" calcext:value-type="float">
            <text:p>1015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ma y resta de polinomios 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G-MhSi54DVQ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0" calcext:value-type="float">
            <text:p>1015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ultiplicación de polinomios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HMUayNRPs-Y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1" calcext:value-type="float">
            <text:p>1015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visión de polinomios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SldBwJ5z7d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2" calcext:value-type="float">
            <text:p>1015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clases</text:p>
          </table:table-cell>
          <table:table-cell office:value-type="string" calcext:value-type="string">
            <text:p>Saber Programas</text:p>
          </table:table-cell>
          <table:table-cell office:value-type="string" calcext:value-type="string">
            <text:p>https://www.youtube.com/watch?v=zMpr6RIePf8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5" calcext:value-type="float">
            <text:p>1004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creación de tablas</text:p>
          </table:table-cell>
          <table:table-cell office:value-type="string" calcext:value-type="string">
            <text:p>saklar</text:p>
          </table:table-cell>
          <table:table-cell office:value-type="string" calcext:value-type="string">
            <text:p>https://www.youtube.com/watch?v=srUCir8VK4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98" calcext:value-type="float">
            <text:p>1081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s plataformas web APACHE &amp; NGINX</text:p>
          </table:table-cell>
          <table:table-cell office:value-type="string" calcext:value-type="string">
            <text:p>Santiago SVG</text:p>
          </table:table-cell>
          <table:table-cell office:value-type="string" calcext:value-type="string">
            <text:p>https://www.youtube.com/watch?v=KfpX-NQMvU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1" calcext:value-type="float">
            <text:p>918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vilegios básicos </text:p>
          </table:table-cell>
          <table:table-cell office:value-type="string" calcext:value-type="string">
            <text:p>saul ivan bernal ruiz</text:p>
          </table:table-cell>
          <table:table-cell office:value-type="string" calcext:value-type="string">
            <text:p>https://www.youtube.com/watch?v=zZCYi29x9O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4" calcext:value-type="float">
            <text:p>1014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da Lovelace - historia de la primera programadora</text:p>
          </table:table-cell>
          <table:table-cell office:value-type="string" calcext:value-type="string">
            <text:p>SciShow</text:p>
          </table:table-cell>
          <table:table-cell office:value-type="string" calcext:value-type="string">
            <text:p>https://www.youtube.com/watch?v=uBbVbqRvqTM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5" calcext:value-type="float">
            <text:p>928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Access</text:p>
          </table:table-cell>
          <table:table-cell office:value-type="string" calcext:value-type="string">
            <text:p>Sebastian Salamanca</text:p>
          </table:table-cell>
          <table:table-cell office:value-type="string" calcext:value-type="string">
            <text:p>https://www.youtube.com/watch?v=xTGUywD1km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80" calcext:value-type="float">
            <text:p>1080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imágenes destacadas en entradas y páginas</text:p>
          </table:table-cell>
          <table:table-cell office:value-type="string" calcext:value-type="string">
            <text:p>Sebasweb</text:p>
          </table:table-cell>
          <table:table-cell office:value-type="string" calcext:value-type="string">
            <text:p>https://www.youtube.com/watch?v=OD-sENUsAcw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9" calcext:value-type="float">
            <text:p>1591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iblioteca de acceso ODBC</text:p>
          </table:table-cell>
          <table:table-cell office:value-type="string" calcext:value-type="string">
            <text:p>Sentinela</text:p>
          </table:table-cell>
          <table:table-cell office:value-type="string" calcext:value-type="string">
            <text:p>https://www.youtube.com/watch?v=5lDG68TD9AY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62" calcext:value-type="float">
            <text:p>1402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 de barras y pastel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hsgIAoPOq9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0" calcext:value-type="float">
            <text:p>1015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 de superficies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ge2OCZ6jTjY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1" calcext:value-type="float">
            <text:p>1015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os en 3D con Matlab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b3RqQMlVa0s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2" calcext:value-type="float">
            <text:p>1015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olinomios con Matlab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X3blPqehHJY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8" calcext:value-type="float">
            <text:p>1015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stema de ecuaciones lineales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TDSrgVStAa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7" calcext:value-type="float">
            <text:p>1015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 logarítmicas 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UQRHGxvq56A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10475" calcext:value-type="float">
            <text:p>1104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 de contornos y superficies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dPXwXOexbz8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10477" calcext:value-type="float">
            <text:p>1104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SQL Server</text:p>
          </table:table-cell>
          <table:table-cell office:value-type="string" calcext:value-type="string">
            <text:p>Sergio Alejandro Campos - EXCELeINFO</text:p>
          </table:table-cell>
          <table:table-cell office:value-type="string" calcext:value-type="string">
            <text:p>https://www.youtube.com/watch?v=mA1qoWdNCOE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398" calcext:value-type="float">
            <text:p>1013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arga e instalación de Materialize CSS</text:p>
          </table:table-cell>
          <table:table-cell office:value-type="string" calcext:value-type="string">
            <text:p>SERGIO ANDRES GARZON FERNANDEZ</text:p>
          </table:table-cell>
          <table:table-cell office:value-type="string" calcext:value-type="string">
            <text:p>https://www.youtube.com/watch?v=gMXGR8zRYZI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2" calcext:value-type="float">
            <text:p>1584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ción de plantillas y estilos CSS</text:p>
          </table:table-cell>
          <table:table-cell office:value-type="string" calcext:value-type="string">
            <text:p>sergioks</text:p>
          </table:table-cell>
          <table:table-cell office:value-type="string" calcext:value-type="string">
            <text:p>https://www.youtube.com/watch?v=fB_ENInXdA4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2" calcext:value-type="float">
            <text:p>1591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Cafetera Bunn VPR-VPS</text:p>
          </table:table-cell>
          <table:table-cell office:value-type="string" calcext:value-type="string">
            <text:p>Servitronic C.A.</text:p>
          </table:table-cell>
          <table:table-cell office:value-type="string" calcext:value-type="string">
            <text:p>https://www.youtube.com/watch?v=9F9ByFpVCcw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9" calcext:value-type="float">
            <text:p>928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logotipos e imágenes</text:p>
          </table:table-cell>
          <table:table-cell office:value-type="string" calcext:value-type="string">
            <text:p>Shopify - Español</text:p>
          </table:table-cell>
          <table:table-cell office:value-type="string" calcext:value-type="string">
            <text:p>https://www.youtube.com/watch?v=akPdO4YC6S0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1" calcext:value-type="float">
            <text:p>1599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ificación de estrategias a largo plazo</text:p>
          </table:table-cell>
          <table:table-cell office:value-type="string" calcext:value-type="string">
            <text:p>Shopify - Español</text:p>
          </table:table-cell>
          <table:table-cell office:value-type="string" calcext:value-type="string">
            <text:p>https://www.youtube.com/watch?v=Gji43qJuGxs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5" calcext:value-type="float">
            <text:p>1599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páginas personalizadas</text:p>
          </table:table-cell>
          <table:table-cell office:value-type="string" calcext:value-type="string">
            <text:p>Shopitek</text:p>
          </table:table-cell>
          <table:table-cell office:value-type="string" calcext:value-type="string">
            <text:p>https://www.youtube.com/watch?v=XENXkn6cOZo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46259" calcext:value-type="float">
            <text:p>1462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elementos</text:p>
          </table:table-cell>
          <table:table-cell office:value-type="string" calcext:value-type="string">
            <text:p>SINERGIA</text:p>
          </table:table-cell>
          <table:table-cell office:value-type="string" calcext:value-type="string">
            <text:p>https://www.youtube.com/watch?v=W5yYsWjYah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34" calcext:value-type="float">
            <text:p>661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cedimientos de actualización de contenidos (FTP, FTPS, SFTP, CMS)</text:p>
          </table:table-cell>
          <table:table-cell office:value-type="string" calcext:value-type="string">
            <text:p>SinFloo</text:p>
          </table:table-cell>
          <table:table-cell office:value-type="string" calcext:value-type="string">
            <text:p>https://www.youtube.com/watch?v=24-FE6X5Q_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8" calcext:value-type="float">
            <text:p>1402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criptar procedimiento almacenado</text:p>
          </table:table-cell>
          <table:table-cell office:value-type="string" calcext:value-type="string">
            <text:p>Sistek Peru</text:p>
          </table:table-cell>
          <table:table-cell office:value-type="string" calcext:value-type="string">
            <text:p>https://www.youtube.com/watch?v=aK77PBLsv7A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9" calcext:value-type="float">
            <text:p>1014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y evolución de los sistemas operativos</text:p>
          </table:table-cell>
          <table:table-cell office:value-type="string" calcext:value-type="string">
            <text:p>Sistemas Operativos 5TO LIA</text:p>
          </table:table-cell>
          <table:table-cell office:value-type="string" calcext:value-type="string">
            <text:p>https://www.youtube.com/watch?v=nO4R5qu-7Os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50" calcext:value-type="float">
            <text:p>1544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y configurar Visual Studio Code</text:p>
          </table:table-cell>
          <table:table-cell office:value-type="string" calcext:value-type="string">
            <text:p>Sistematts</text:p>
          </table:table-cell>
          <table:table-cell office:value-type="string" calcext:value-type="string">
            <text:p>https://www.youtube.com/watch?v=X_Z7d04x9-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1" calcext:value-type="float">
            <text:p>1527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enlaces permanentes (URLs amigables)</text:p>
          </table:table-cell>
          <table:table-cell office:value-type="string" calcext:value-type="string">
            <text:p>SmythSys IT Consulting</text:p>
          </table:table-cell>
          <table:table-cell office:value-type="string" calcext:value-type="string">
            <text:p>https://www.youtube.com/watch?v=5fC7R3JF8js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19" calcext:value-type="float">
            <text:p>1591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l reloj de cuarzo</text:p>
          </table:table-cell>
          <table:table-cell office:value-type="string" calcext:value-type="string">
            <text:p>Sobre Relojes</text:p>
          </table:table-cell>
          <table:table-cell office:value-type="string" calcext:value-type="string">
            <text:p>https://www.youtube.com/watch?v=148TqbyK9GE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8" calcext:value-type="float">
            <text:p>928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rop shadow</text:p>
          </table:table-cell>
          <table:table-cell office:value-type="string" calcext:value-type="string">
            <text:p>Socratech</text:p>
          </table:table-cell>
          <table:table-cell office:value-type="string" calcext:value-type="string">
            <text:p>https://www.youtube.com/watch?v=ZA_EACiNWSs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6" calcext:value-type="float">
            <text:p>1527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configuración de Xampp </text:p>
          </table:table-cell>
          <table:table-cell office:value-type="string" calcext:value-type="string">
            <text:p>SofBiz Technologies</text:p>
          </table:table-cell>
          <table:table-cell office:value-type="string" calcext:value-type="string">
            <text:p>https://www.youtube.com/watch?v=Gll_3jgXkR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8" calcext:value-type="float">
            <text:p>918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ncipales características de Ionic Framework</text:p>
          </table:table-cell>
          <table:table-cell office:value-type="string" calcext:value-type="string">
            <text:p>Soy Dalto</text:p>
          </table:table-cell>
          <table:table-cell office:value-type="string" calcext:value-type="string">
            <text:p>https://www.youtube.com/watch?v=Mv7hHrw1ymQ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12" calcext:value-type="float">
            <text:p>1434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 las adquisiciones</text:p>
          </table:table-cell>
          <table:table-cell office:value-type="string" calcext:value-type="string">
            <text:p>Soy PM</text:p>
          </table:table-cell>
          <table:table-cell office:value-type="string" calcext:value-type="string">
            <text:p>https://www.youtube.com/watch?v=_8WbI0S4jN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1" calcext:value-type="float">
            <text:p>1143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iblioteca de acceso JDBC ADO.NET y JDBC</text:p>
          </table:table-cell>
          <table:table-cell office:value-type="string" calcext:value-type="string">
            <text:p>surflaweb</text:p>
          </table:table-cell>
          <table:table-cell office:value-type="string" calcext:value-type="string">
            <text:p>https://www.youtube.com/watch?v=GCZmOfhyciY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63" calcext:value-type="float">
            <text:p>1402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es web Windows o Linux</text:p>
          </table:table-cell>
          <table:table-cell office:value-type="string" calcext:value-type="string">
            <text:p>TeamXPro</text:p>
          </table:table-cell>
          <table:table-cell office:value-type="string" calcext:value-type="string">
            <text:p>https://www.youtube.com/watch?v=XJ0OmGHiy3M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0" calcext:value-type="float">
            <text:p>1402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un mapa</text:p>
          </table:table-cell>
          <table:table-cell office:value-type="string" calcext:value-type="string">
            <text:p>TechNesis</text:p>
          </table:table-cell>
          <table:table-cell office:value-type="string" calcext:value-type="string">
            <text:p>https://www.youtube.com/watch?v=DFRREgQp9IE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3" calcext:value-type="float">
            <text:p>1053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entarios</text:p>
          </table:table-cell>
          <table:table-cell office:value-type="string" calcext:value-type="string">
            <text:p>technooblogy</text:p>
          </table:table-cell>
          <table:table-cell office:value-type="string" calcext:value-type="string">
            <text:p>https://www.youtube.com/watch?v=-EIl_M4a0C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6" calcext:value-type="float">
            <text:p>1021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claración y asignación de variables</text:p>
          </table:table-cell>
          <table:table-cell office:value-type="string" calcext:value-type="string">
            <text:p>technooblogy</text:p>
          </table:table-cell>
          <table:table-cell office:value-type="string" calcext:value-type="string">
            <text:p>https://www.youtube.com/watch?v=OlQTsztqgxM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0" calcext:value-type="float">
            <text:p>1633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en PostgreSQL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exA_8GndN1c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8" calcext:value-type="float">
            <text:p>1016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here y operadores de comparación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DTtvx5sXhkA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11" calcext:value-type="float">
            <text:p>1016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lave primaria [Primary Key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0RqHgrhkftc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0" calcext:value-type="float">
            <text:p>1016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uto-incrementar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krPMVUuKLyY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2" calcext:value-type="float">
            <text:p>1016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rop y truncate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xB8iuumdyhQ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3" calcext:value-type="float">
            <text:p>1016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lores por default en una tabla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2KDx-k7h9c4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5" calcext:value-type="float">
            <text:p>1016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lumnas calculadas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7EZi_yw5Iwc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7" calcext:value-type="float">
            <text:p>1016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Order by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_AmB4ereQ3w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9" calcext:value-type="float">
            <text:p>1016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Like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qUxNDdazn-Q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31" calcext:value-type="float">
            <text:p>1016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Count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Ktq4d615Gf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32" calcext:value-type="float">
            <text:p>1016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Sum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2yzhIDwrLbA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34" calcext:value-type="float">
            <text:p>1016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Max, min y group by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KwHa_CfD4s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37" calcext:value-type="float">
            <text:p>1016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AVG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TuO5eUne-RA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0" calcext:value-type="float">
            <text:p>1016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Having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A7R5ClLR0KI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2" calcext:value-type="float">
            <text:p>1016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Distinct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iFC-4VDoGYw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4" calcext:value-type="float">
            <text:p>1016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Between 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T3jB5wOJA4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6" calcext:value-type="float">
            <text:p>1016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Unique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Ex1ftDjs5oY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8" calcext:value-type="float">
            <text:p>1016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restricción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lhQY8paKcUQ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9" calcext:value-type="float">
            <text:p>1016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lacionar dos tablas [Foreign Key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eXffk2fUbW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51" calcext:value-type="float">
            <text:p>1016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sin parámetros y sin retornar resultado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6j9D15tutDQ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56" calcext:value-type="float">
            <text:p>1016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hacer TOP # en PostgreSQL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lyAylg6lKx8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57" calcext:value-type="float">
            <text:p>1016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 triggers <text:s/>[Trigger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bDfjvvlaL4w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58" calcext:value-type="float">
            <text:p>1016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After para el insert [Trigger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taarBAksHUQ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0" calcext:value-type="float">
            <text:p>1016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IN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Kt7K0qEDg78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1" calcext:value-type="float">
            <text:p>1016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LIMIT y OFFSET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chPmUIfF-Zc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2" calcext:value-type="float">
            <text:p>1016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una vista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FBYdhk0pEe4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3" calcext:value-type="float">
            <text:p>1016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binar dos o más tablas [INNER JOIN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8BJdD_QoC3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4" calcext:value-type="float">
            <text:p>1016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binación externa izquierda [LEFT JOIN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nj3O5bwYowc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5" calcext:value-type="float">
            <text:p>1016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binación externa derecha [RIGHT JOIN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d84h1T3hg_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6" calcext:value-type="float">
            <text:p>1016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r combinación de ambos lados [FULL JOIN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C6mwPsqvCu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7" calcext:value-type="float">
            <text:p>10166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r todas las combinaciones posibles [CROSS JOIN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KXe-G7ePh7s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8" calcext:value-type="float">
            <text:p>1016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matemáticas: ABS, CBRT, CEILING y FLOOR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SJw55OXZcG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9" calcext:value-type="float">
            <text:p>1016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matemáticas: POWER, ROUND, SIGN Y SQRT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pSrEF8bkVi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0" calcext:value-type="float">
            <text:p>1016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matemáticas: MOD, PI, RANDOM y TRUNC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Zp6jRVi5eBg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1" calcext:value-type="float">
            <text:p>1016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ejo de caracteres: SUBSTRING y TRIM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hJFa8FjQ4I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3" calcext:value-type="float">
            <text:p>1016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ejo de caracteres: LTRIM, RTRIM, SUBSTR, LPAD Y RPAD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M1V-iD6swy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4" calcext:value-type="float">
            <text:p>1016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para fechas: Date, Time , Timestamp y Extract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TXa5ZxYwojU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5" calcext:value-type="float">
            <text:p>1016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subconsulta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cLSge20j8CI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6" calcext:value-type="float">
            <text:p>1016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terar tablas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wOsQrMARIqI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10" calcext:value-type="float">
            <text:p>1014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[Select]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sa7lK3hrzT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9" calcext:value-type="float">
            <text:p>1016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entari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Nsv3a-y1EcU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14" calcext:value-type="float">
            <text:p>1016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r una tabla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eEbqN7Hz7F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16" calcext:value-type="float">
            <text:p>1016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r una columna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sKWCb_ZEzo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18" calcext:value-type="float">
            <text:p>1016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función e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cQPcqIkBV-U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55" calcext:value-type="float">
            <text:p>1016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ejo de caracteres: Char_length, Upper, Lower y Position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Ht9Og1WOja8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2" calcext:value-type="float">
            <text:p>1016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subconsulta como expresión en un where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61eKJ5AiefY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7" calcext:value-type="float">
            <text:p>1016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consulta con WHERE IN 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iYQiPHY5Tp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8" calcext:value-type="float">
            <text:p>1016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lete o Update con Subconsulta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YqJZ_GLmvH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9" calcext:value-type="float">
            <text:p>1016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ert con una subconsulta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nn8j_4Ij5T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0" calcext:value-type="float">
            <text:p>1016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dicional IF EXIST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bP-fo3qC-u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2" calcext:value-type="float">
            <text:p>1016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while e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Oa9Azx1QqQ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3" calcext:value-type="float">
            <text:p>1016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login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UY8nWieArI4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0" calcext:value-type="float">
            <text:p>1014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y/o eliminar base de dat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8YYoUlpziC8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5" calcext:value-type="float">
            <text:p>1014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stinct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QNboaSgPJY4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5" calcext:value-type="float">
            <text:p>1014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fundamentales en POO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Ajhea7juEW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0" calcext:value-type="float">
            <text:p>1001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o crear una clase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4Og1WHmNDl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1" calcext:value-type="float">
            <text:p>1001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abajando con el namespace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mMdNPXDXBQQ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2" calcext:value-type="float">
            <text:p>1001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 públicas y privadas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eepZ_3Cpzj8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3" calcext:value-type="float">
            <text:p>1001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étodo constructor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M8c_F1HXRT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4" calcext:value-type="float">
            <text:p>1001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tructores múltiple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Z6MjaKIZZrc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5" calcext:value-type="float">
            <text:p>1001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étodos para retornar datos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jAN5i8kAI6o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6" calcext:value-type="float">
            <text:p>1001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étodos y variables estáticas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upP4i-KSRE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7" calcext:value-type="float">
            <text:p>1001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étodos SET y GET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I-c7OyTBoY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9" calcext:value-type="float">
            <text:p>1001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base de datos e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GruJjmfm_gs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5" calcext:value-type="float">
            <text:p>1001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una base de datos e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iqRathev-Zw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6" calcext:value-type="float">
            <text:p>1001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tabla e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LIUW0XWdy8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7" calcext:value-type="float">
            <text:p>1001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ertar registros en la base de dat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nsU3IwSASDg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8" calcext:value-type="float">
            <text:p>1001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ualizar registros en la base de dat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2EN1amBNZvQ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9" calcext:value-type="float">
            <text:p>1001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registros en la base de dat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eJQCl5zIknA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0" calcext:value-type="float">
            <text:p>1001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alizar una consulta en la base de dat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sa7lK3hrzTE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1" calcext:value-type="float">
            <text:p>1001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ectar C# co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E2wzULtP5Cc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2" calcext:value-type="float">
            <text:p>1001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 a la base de datos desde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PRuoHrm1DX4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3" calcext:value-type="float">
            <text:p>1001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ertar datos en PostgreSQL desde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yIPXR1Y0Ars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4" calcext:value-type="float">
            <text:p>1001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datos en PostgreSQL desde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K1BIMAJdtC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5" calcext:value-type="float">
            <text:p>1001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ualizar registros en PostgreSQL desde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QQvOYo_phdU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6" calcext:value-type="float">
            <text:p>1001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rificación de la conexión a la base de datos</text:p>
          </table:table-cell>
          <table:table-cell office:value-type="string" calcext:value-type="string">
            <text:p>Tecnología 4.0</text:p>
          </table:table-cell>
          <table:table-cell office:value-type="string" calcext:value-type="string">
            <text:p>https://www.youtube.com/watch?v=WBBMcYsoRG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64" calcext:value-type="float">
            <text:p>1402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s de los servidores web</text:p>
          </table:table-cell>
          <table:table-cell office:value-type="string" calcext:value-type="string">
            <text:p>Tecnologias De La Información</text:p>
          </table:table-cell>
          <table:table-cell office:value-type="string" calcext:value-type="string">
            <text:p>https://www.youtube.com/watch?v=KLOyMBVg02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2" calcext:value-type="float">
            <text:p>1402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los transistores</text:p>
          </table:table-cell>
          <table:table-cell office:value-type="string" calcext:value-type="string">
            <text:p>TED-Ed</text:p>
          </table:table-cell>
          <table:table-cell office:value-type="string" calcext:value-type="string">
            <text:p>https://www.youtube.com/watch?v=WhNyURBiJcU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5" calcext:value-type="float">
            <text:p>928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la memoria del computador </text:p>
          </table:table-cell>
          <table:table-cell office:value-type="string" calcext:value-type="string">
            <text:p>TED-Ed</text:p>
          </table:table-cell>
          <table:table-cell office:value-type="string" calcext:value-type="string">
            <text:p>https://www.youtube.com/watch?v=p3q5zWCw8J4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2" calcext:value-type="float">
            <text:p>929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goritmos para situaciones simples y complejas</text:p>
          </table:table-cell>
          <table:table-cell office:value-type="string" calcext:value-type="string">
            <text:p>TED-Ed</text:p>
          </table:table-cell>
          <table:table-cell office:value-type="string" calcext:value-type="string">
            <text:p>https://www.youtube.com/watch?v=6hfOvs8pY1k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5" calcext:value-type="float">
            <text:p>929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esting</text:p>
          </table:table-cell>
          <table:table-cell office:value-type="string" calcext:value-type="string">
            <text:p>Testing Para Todos</text:p>
          </table:table-cell>
          <table:table-cell office:value-type="string" calcext:value-type="string">
            <text:p>https://www.youtube.com/watch?v=9b8zcDVWM9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1" calcext:value-type="float">
            <text:p>1392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cenarios de Prueba de software</text:p>
          </table:table-cell>
          <table:table-cell office:value-type="string" calcext:value-type="string">
            <text:p>Testing Para Todos</text:p>
          </table:table-cell>
          <table:table-cell office:value-type="string" calcext:value-type="string">
            <text:p>https://www.youtube.com/watch?v=UyaRph_jgyU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4" calcext:value-type="float">
            <text:p>1392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sos de prueba</text:p>
          </table:table-cell>
          <table:table-cell office:value-type="string" calcext:value-type="string">
            <text:p>Testing Para Todos</text:p>
          </table:table-cell>
          <table:table-cell office:value-type="string" calcext:value-type="string">
            <text:p>https://www.youtube.com/watch?v=rQf50sYvgJ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0" calcext:value-type="float">
            <text:p>1393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sas que necesitas saber si quieres estudiar testing</text:p>
          </table:table-cell>
          <table:table-cell office:value-type="string" calcext:value-type="string">
            <text:p>Testing Para Todos</text:p>
          </table:table-cell>
          <table:table-cell office:value-type="string" calcext:value-type="string">
            <text:p>https://www.youtube.com/watch?v=9zXC5fz3QtA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30" calcext:value-type="float">
            <text:p>1393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 servidor web</text:p>
          </table:table-cell>
          <table:table-cell office:value-type="string" calcext:value-type="string">
            <text:p>Teto Tutoriales</text:p>
          </table:table-cell>
          <table:table-cell office:value-type="string" calcext:value-type="string">
            <text:p>https://www.youtube.com/watch?v=MXItSKPpJc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5" calcext:value-type="float">
            <text:p>1431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de carpetas y archivos</text:p>
          </table:table-cell>
          <table:table-cell office:value-type="string" calcext:value-type="string">
            <text:p>The Coder Cave esp</text:p>
          </table:table-cell>
          <table:table-cell office:value-type="string" calcext:value-type="string">
            <text:p>https://www.youtube.com/watch?v=XXllX0A_9KQ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0" calcext:value-type="float">
            <text:p>1592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o-Vista-Controlador (MVC)</text:p>
          </table:table-cell>
          <table:table-cell office:value-type="string" calcext:value-type="string">
            <text:p>The Coder Cave esp</text:p>
          </table:table-cell>
          <table:table-cell office:value-type="string" calcext:value-type="string">
            <text:p>https://www.youtube.com/watch?v=UU8AKk8Slqg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08" calcext:value-type="float">
            <text:p>1593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# o Java</text:p>
          </table:table-cell>
          <table:table-cell office:value-type="string" calcext:value-type="string">
            <text:p>The Learn Programming Channel</text:p>
          </table:table-cell>
          <table:table-cell office:value-type="string" calcext:value-type="string">
            <text:p>https://www.youtube.com/watch?v=BBNdyJnCAAg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19" calcext:value-type="float">
            <text:p>1001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esting Exploratorio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C1C6SyJp-ww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34" calcext:value-type="float">
            <text:p>986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abilidades de un Tester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WoSC6kN_HXk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41" calcext:value-type="float">
            <text:p>986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usa de los defectos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nWg1d8KHys8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0" calcext:value-type="float">
            <text:p>1392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de vida de un defecto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LPEKOtVwiF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3" calcext:value-type="float">
            <text:p>1392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ificación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Hy_zqwJiR5U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02" calcext:value-type="float">
            <text:p>1393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ntos a considerar en una gestión de prueba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Ki2X5oypQX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1" calcext:value-type="float">
            <text:p>139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écnicas de prueba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Y3khU1lrc-A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4" calcext:value-type="float">
            <text:p>1393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tocolos</text:p>
          </table:table-cell>
          <table:table-cell office:value-type="string" calcext:value-type="string">
            <text:p>TICnoticos</text:p>
          </table:table-cell>
          <table:table-cell office:value-type="string" calcext:value-type="string">
            <text:p>https://www.youtube.com/watch?v=-NToJj1y9m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4" calcext:value-type="float">
            <text:p>1402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ja Blanca</text:p>
          </table:table-cell>
          <table:table-cell office:value-type="string" calcext:value-type="string">
            <text:p>TKTKASE</text:p>
          </table:table-cell>
          <table:table-cell office:value-type="string" calcext:value-type="string">
            <text:p>https://www.youtube.com/watch?v=9tJbunCrOm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11" calcext:value-type="float">
            <text:p>986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sadas en la Experiencia</text:p>
          </table:table-cell>
          <table:table-cell office:value-type="string" calcext:value-type="string">
            <text:p>TKTKASE</text:p>
          </table:table-cell>
          <table:table-cell office:value-type="string" calcext:value-type="string">
            <text:p>https://www.youtube.com/watch?v=RQRkRLYujWA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33" calcext:value-type="float">
            <text:p>986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tones de formularios y formulario de inicio</text:p>
          </table:table-cell>
          <table:table-cell office:value-type="string" calcext:value-type="string">
            <text:p>Todo en sistemas Computacionales</text:p>
          </table:table-cell>
          <table:table-cell office:value-type="string" calcext:value-type="string">
            <text:p>https://www.youtube.com/watch?v=elZzkzYluZ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47" calcext:value-type="float">
            <text:p>1081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componentes</text:p>
          </table:table-cell>
          <table:table-cell office:value-type="string" calcext:value-type="string">
            <text:p>TodoCalls &amp; DataScience</text:p>
          </table:table-cell>
          <table:table-cell office:value-type="string" calcext:value-type="string">
            <text:p>https://www.youtube.com/watch?v=oLDoNwbptfE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0" calcext:value-type="float">
            <text:p>1004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operadores</text:p>
          </table:table-cell>
          <table:table-cell office:value-type="string" calcext:value-type="string">
            <text:p>TodoCode</text:p>
          </table:table-cell>
          <table:table-cell office:value-type="string" calcext:value-type="string">
            <text:p>https://www.youtube.com/watch?v=A9TBH7tKwVk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04" calcext:value-type="float">
            <text:p>996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ntencias condicionales</text:p>
          </table:table-cell>
          <table:table-cell office:value-type="string" calcext:value-type="string">
            <text:p>TodoCode</text:p>
          </table:table-cell>
          <table:table-cell office:value-type="string" calcext:value-type="string">
            <text:p>https://www.youtube.com/watch?v=XYs3nHEKfeY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0" calcext:value-type="float">
            <text:p>997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, modificar y eliminar branches</text:p>
          </table:table-cell>
          <table:table-cell office:value-type="string" calcext:value-type="string">
            <text:p>TodoCode</text:p>
          </table:table-cell>
          <table:table-cell office:value-type="string" calcext:value-type="string">
            <text:p>https://www.youtube.com/watch?v=gjKKtQVVCZU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77" calcext:value-type="float">
            <text:p>1032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mail marketing con Shopify</text:p>
          </table:table-cell>
          <table:table-cell office:value-type="string" calcext:value-type="string">
            <text:p>TonyRodriz - Shopify</text:p>
          </table:table-cell>
          <table:table-cell office:value-type="string" calcext:value-type="string">
            <text:p>https://www.youtube.com/watch?v=kAtej8it4O0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0" calcext:value-type="float">
            <text:p>1599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uncios en redes sociales</text:p>
          </table:table-cell>
          <table:table-cell office:value-type="string" calcext:value-type="string">
            <text:p>TonyRodriz - Shopify</text:p>
          </table:table-cell>
          <table:table-cell office:value-type="string" calcext:value-type="string">
            <text:p>https://www.youtube.com/watch?v=7_SJMmtVI8U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1" calcext:value-type="float">
            <text:p>1599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datos de una hoja de cálculo de Excel a Access</text:p>
          </table:table-cell>
          <table:table-cell office:value-type="string" calcext:value-type="string">
            <text:p>TU CANAL EDUCATIVO BY AOLIVERO</text:p>
          </table:table-cell>
          <table:table-cell office:value-type="string" calcext:value-type="string">
            <text:p>https://www.youtube.com/watch?v=KXlkqaPZlY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81" calcext:value-type="float">
            <text:p>1080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op-up menu y listbox [GUI]</text:p>
          </table:table-cell>
          <table:table-cell office:value-type="string" calcext:value-type="string">
            <text:p>Tutoingeniero</text:p>
          </table:table-cell>
          <table:table-cell office:value-type="string" calcext:value-type="string">
            <text:p>https://www.youtube.com/watch?v=QwcgZmI3i3s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4" calcext:value-type="float">
            <text:p>1015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lider [GUI]</text:p>
          </table:table-cell>
          <table:table-cell office:value-type="string" calcext:value-type="string">
            <text:p>Tutoingeniero</text:p>
          </table:table-cell>
          <table:table-cell office:value-type="string" calcext:value-type="string">
            <text:p>https://www.youtube.com/watch?v=c4O9FePmlhc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6" calcext:value-type="float">
            <text:p>1015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base de datos en Access</text:p>
          </table:table-cell>
          <table:table-cell office:value-type="string" calcext:value-type="string">
            <text:p>Tutoriales Fáciles</text:p>
          </table:table-cell>
          <table:table-cell office:value-type="string" calcext:value-type="string">
            <text:p>https://www.youtube.com/watch?v=W-C5uFtocK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75" calcext:value-type="float">
            <text:p>1080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de sistemas</text:p>
          </table:table-cell>
          <table:table-cell office:value-type="string" calcext:value-type="string">
            <text:p>Tyap Connectis</text:p>
          </table:table-cell>
          <table:table-cell office:value-type="string" calcext:value-type="string">
            <text:p>https://www.youtube.com/watch?v=vTOGtc0mv7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4" calcext:value-type="float">
            <text:p>1392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funcionales</text:p>
          </table:table-cell>
          <table:table-cell office:value-type="string" calcext:value-type="string">
            <text:p>Tyap Connectis</text:p>
          </table:table-cell>
          <table:table-cell office:value-type="string" calcext:value-type="string">
            <text:p>https://www.youtube.com/watch?v=gumWQvvMygI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7" calcext:value-type="float">
            <text:p>1392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no funcionales</text:p>
          </table:table-cell>
          <table:table-cell office:value-type="string" calcext:value-type="string">
            <text:p>Tyap Connectis</text:p>
          </table:table-cell>
          <table:table-cell office:value-type="string" calcext:value-type="string">
            <text:p>https://www.youtube.com/watch?v=hqSX1DEwo4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8" calcext:value-type="float">
            <text:p>1392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estructurales y asociadas a cambios</text:p>
          </table:table-cell>
          <table:table-cell office:value-type="string" calcext:value-type="string">
            <text:p>Tyap Connectis</text:p>
          </table:table-cell>
          <table:table-cell office:value-type="string" calcext:value-type="string">
            <text:p>https://www.youtube.com/watch?v=40U8Ad3uSi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9" calcext:value-type="float">
            <text:p>1392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casos de uso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eStxoMGVqm8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2" calcext:value-type="float">
            <text:p>1004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interacción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jOXdN0ZkZtM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4" calcext:value-type="float">
            <text:p>1004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ML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sxJEYOtkfj0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6" calcext:value-type="float">
            <text:p>1004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ado de software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jDaEx7OCztY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22" calcext:value-type="float">
            <text:p>1004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ociendo las pruebas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CSgdhH5gp_U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3" calcext:value-type="float">
            <text:p>1392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lidad del software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Hf-47kSvkHc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9" calcext:value-type="float">
            <text:p>1392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abajo decente y crecimiento económico</text:p>
          </table:table-cell>
          <table:table-cell office:value-type="string" calcext:value-type="string">
            <text:p>UN Etxea - Asociación del País Vasco para la UNESCO</text:p>
          </table:table-cell>
          <table:table-cell office:value-type="string" calcext:value-type="string">
            <text:p>https://www.youtube.com/watch?v=UnVQRrxwkaQ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25" calcext:value-type="float">
            <text:p>1466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Por qué usar UML?</text:p>
          </table:table-cell>
          <table:table-cell office:value-type="string" calcext:value-type="string">
            <text:p>Uneduc | Gabriel Flores-Rozas</text:p>
          </table:table-cell>
          <table:table-cell office:value-type="string" calcext:value-type="string">
            <text:p>https://www.youtube.com/watch?v=Hn2VtYfPLtM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1" calcext:value-type="float">
            <text:p>1004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s objetivos de desarrollo sostenible</text:p>
          </table:table-cell>
          <table:table-cell office:value-type="string" calcext:value-type="string">
            <text:p>UNESCO en español</text:p>
          </table:table-cell>
          <table:table-cell office:value-type="string" calcext:value-type="string">
            <text:p>https://www.youtube.com/watch?v=MCKH5xk8X-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22" calcext:value-type="float">
            <text:p>1466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stemas de gestión de base de datos</text:p>
          </table:table-cell>
          <table:table-cell office:value-type="string" calcext:value-type="string">
            <text:p>Uniremington Virtual</text:p>
          </table:table-cell>
          <table:table-cell office:value-type="string" calcext:value-type="string">
            <text:p>https://www.youtube.com/watch?v=L4WB2Tt55hs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53" calcext:value-type="float">
            <text:p>1092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ción de variables y funciones</text:p>
          </table:table-cell>
          <table:table-cell office:value-type="string" calcext:value-type="string">
            <text:p>Universitat de les Illes Balears. Som UIB</text:p>
          </table:table-cell>
          <table:table-cell office:value-type="string" calcext:value-type="string">
            <text:p>https://www.youtube.com/watch?v=mHjLcDRKuz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58" calcext:value-type="float">
            <text:p>1011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úmeros complejos</text:p>
          </table:table-cell>
          <table:table-cell office:value-type="string" calcext:value-type="string">
            <text:p>Universitat de les Illes Balears. Som UIB</text:p>
          </table:table-cell>
          <table:table-cell office:value-type="string" calcext:value-type="string">
            <text:p>https://www.youtube.com/watch?v=eXb5WDwCUY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62" calcext:value-type="float">
            <text:p>1011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s tipos de datos en un ordenador</text:p>
          </table:table-cell>
          <table:table-cell office:value-type="string" calcext:value-type="string">
            <text:p>Universitat Politècnica de València - UPV</text:p>
          </table:table-cell>
          <table:table-cell office:value-type="string" calcext:value-type="string">
            <text:p>https://www.youtube.com/watch?v=hkJUT2wgnXM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53" calcext:value-type="float">
            <text:p>1544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oftware engineering (ingeniería del software)</text:p>
          </table:table-cell>
          <table:table-cell office:value-type="string" calcext:value-type="string">
            <text:p>Universitat Politècnica de València - UPV</text:p>
          </table:table-cell>
          <table:table-cell office:value-type="string" calcext:value-type="string">
            <text:p>https://www.youtube.com/watch?v=2LRWpubRlLo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7" calcext:value-type="float">
            <text:p>929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de caja blanca</text:p>
          </table:table-cell>
          <table:table-cell office:value-type="string" calcext:value-type="string">
            <text:p>Universitat Politècnica de València - UPV</text:p>
          </table:table-cell>
          <table:table-cell office:value-type="string" calcext:value-type="string">
            <text:p>https://www.youtube.com/watch?v=O6Cg4ing5bo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14" calcext:value-type="float">
            <text:p>986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unitarias</text:p>
          </table:table-cell>
          <table:table-cell office:value-type="string" calcext:value-type="string">
            <text:p>Universitat Politècnica de València - UPV</text:p>
          </table:table-cell>
          <table:table-cell office:value-type="string" calcext:value-type="string">
            <text:p>https://www.youtube.com/watch?v=6EqQWVQNwlw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1" calcext:value-type="float">
            <text:p>1392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de caja negra</text:p>
          </table:table-cell>
          <table:table-cell office:value-type="string" calcext:value-type="string">
            <text:p>Universitat Politècnica de València - UPV</text:p>
          </table:table-cell>
          <table:table-cell office:value-type="string" calcext:value-type="string">
            <text:p>https://www.youtube.com/watch?v=pAVc6SY__cA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8" calcext:value-type="float">
            <text:p>1393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quitectura cliente-servidor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KA7Ngcgth0Q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06" calcext:value-type="float">
            <text:p>1593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IN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bPDN6WBXCYg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6" calcext:value-type="float">
            <text:p>1014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Join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tXzMjIGbMxQ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7" calcext:value-type="float">
            <text:p>1014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Sum()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ZGZrEmWA2h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8" calcext:value-type="float">
            <text:p>1014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Avg()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q96vejXI0u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3" calcext:value-type="float">
            <text:p>1014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y ejecutar procedimiento almacenado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27GCC4Faodw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8" calcext:value-type="float">
            <text:p>1014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Cliente / Servidor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KA7Ngcgth0Q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0" calcext:value-type="float">
            <text:p>1402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étodos abreviados en Access</text:p>
          </table:table-cell>
          <table:table-cell office:value-type="string" calcext:value-type="string">
            <text:p>VBA Access</text:p>
          </table:table-cell>
          <table:table-cell office:value-type="string" calcext:value-type="string">
            <text:p>https://www.youtube.com/watch?v=k511ABjheC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14" calcext:value-type="float">
            <text:p>1081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y exportar datos</text:p>
          </table:table-cell>
          <table:table-cell office:value-type="string" calcext:value-type="string">
            <text:p>VBA Access</text:p>
          </table:table-cell>
          <table:table-cell office:value-type="string" calcext:value-type="string">
            <text:p>https://www.youtube.com/watch?v=-OEYmysn9p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43" calcext:value-type="float">
            <text:p>1082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CAST y CONVERT</text:p>
          </table:table-cell>
          <table:table-cell office:value-type="string" calcext:value-type="string">
            <text:p>Victor Cardenas</text:p>
          </table:table-cell>
          <table:table-cell office:value-type="string" calcext:value-type="string">
            <text:p>https://www.youtube.com/watch?v=3tDrGOei1xo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61277" calcext:value-type="float">
            <text:p>1612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dificación del contenido en HTTP</text:p>
          </table:table-cell>
          <table:table-cell office:value-type="string" calcext:value-type="string">
            <text:p>Victor Robles WEB</text:p>
          </table:table-cell>
          <table:table-cell office:value-type="string" calcext:value-type="string">
            <text:p>https://www.youtube.com/watch?v=_xid5rGIk8k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6" calcext:value-type="float">
            <text:p>1402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rsonalización avanzada de temas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CCUI-JkuD-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0" calcext:value-type="float">
            <text:p>1592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rsonalización de componentes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CCUI-JkuD-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02" calcext:value-type="float">
            <text:p>1593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 de Ajax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w8q0C2Fb-G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8" calcext:value-type="float">
            <text:p>996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O76bVqXgP6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82393" calcext:value-type="float">
            <text:p>823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exión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JhXfp8Hza7k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6" calcext:value-type="float">
            <text:p>1563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o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MlpOfInAEag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7" calcext:value-type="float">
            <text:p>1563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ertar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FJaBQLwtlgs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8" calcext:value-type="float">
            <text:p>1563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ualizar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wnpIYZhZkaw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9" calcext:value-type="float">
            <text:p>1563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LPBmhblODeg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40" calcext:value-type="float">
            <text:p>1563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ront-end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xWoA8IEoO5o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41" calcext:value-type="float">
            <text:p>1563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ir y filtrar datos</text:p>
          </table:table-cell>
          <table:table-cell office:value-type="string" calcext:value-type="string">
            <text:p>Videos HV 2020</text:p>
          </table:table-cell>
          <table:table-cell office:value-type="string" calcext:value-type="string">
            <text:p>https://www.youtube.com/watch?v=utDrL0FCxx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11" calcext:value-type="float">
            <text:p>1081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l análisis de datos</text:p>
          </table:table-cell>
          <table:table-cell office:value-type="string" calcext:value-type="string">
            <text:p>Virtual Training Lteam</text:p>
          </table:table-cell>
          <table:table-cell office:value-type="string" calcext:value-type="string">
            <text:p>https://www.youtube.com/watch?v=sv6yaVunVms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50" calcext:value-type="float">
            <text:p>1053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akeholders</text:p>
          </table:table-cell>
          <table:table-cell office:value-type="string" calcext:value-type="string">
            <text:p>Virtual Training Lteam</text:p>
          </table:table-cell>
          <table:table-cell office:value-type="string" calcext:value-type="string">
            <text:p>https://www.youtube.com/watch?v=9AtaIAZEu0c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7" calcext:value-type="float">
            <text:p>1143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l micrófono</text:p>
          </table:table-cell>
          <table:table-cell office:value-type="string" calcext:value-type="string">
            <text:p>VirtualBrain</text:p>
          </table:table-cell>
          <table:table-cell office:value-type="string" calcext:value-type="string">
            <text:p>https://www.youtube.com/watch?v=Te1ZByiW4Fc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6" calcext:value-type="float">
            <text:p>928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écnicas avanzadas de SEO</text:p>
          </table:table-cell>
          <table:table-cell office:value-type="string" calcext:value-type="string">
            <text:p>VIVA! Conversion · Performance Marketing</text:p>
          </table:table-cell>
          <table:table-cell office:value-type="string" calcext:value-type="string">
            <text:p>https://www.youtube.com/watch?v=yXH6y5ayMWU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2" calcext:value-type="float">
            <text:p>1599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robación y moderación de comentarios de usuarios</text:p>
          </table:table-cell>
          <table:table-cell office:value-type="string" calcext:value-type="string">
            <text:p>webempresa.com</text:p>
          </table:table-cell>
          <table:table-cell office:value-type="string" calcext:value-type="string">
            <text:p>https://www.youtube.com/watch?v=ICi8NgSnpr8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3" calcext:value-type="float">
            <text:p>1591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, activación y configuración de plugins</text:p>
          </table:table-cell>
          <table:table-cell office:value-type="string" calcext:value-type="string">
            <text:p>webempresa.com</text:p>
          </table:table-cell>
          <table:table-cell office:value-type="string" calcext:value-type="string">
            <text:p>https://www.youtube.com/watch?v=z31WaXbcQcc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0" calcext:value-type="float">
            <text:p>1591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oración de plugins de seguridad populares</text:p>
          </table:table-cell>
          <table:table-cell office:value-type="string" calcext:value-type="string">
            <text:p>WORDPRESS EN ESPAÑOL (by GabiFlorensa)</text:p>
          </table:table-cell>
          <table:table-cell office:value-type="string" calcext:value-type="string">
            <text:p>https://www.youtube.com/watch?v=5NOqrGCzT70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806" calcext:value-type="float">
            <text:p>1018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ferencias entre WordPress.org y WordPress.com</text:p>
          </table:table-cell>
          <table:table-cell office:value-type="string" calcext:value-type="string">
            <text:p>WORDPRESS EN ESPAÑOL (by GabiFlorensa)</text:p>
          </table:table-cell>
          <table:table-cell office:value-type="string" calcext:value-type="string">
            <text:p>https://www.youtube.com/watch?v=jHUD9bYnAsQ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16" calcext:value-type="float">
            <text:p>1591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HTML y su relevancia para CSS</text:p>
          </table:table-cell>
          <table:table-cell office:value-type="string" calcext:value-type="string">
            <text:p>Xk Web</text:p>
          </table:table-cell>
          <table:table-cell office:value-type="string" calcext:value-type="string">
            <text:p>https://www.youtube.com/watch?v=cWWQ-HIIg-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31" calcext:value-type="float">
            <text:p>661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dato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mEeWiNwa_PI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8664" calcext:value-type="float">
            <text:p>1086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i primera línea de código - "Hola mundo"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jxvgVTYcsnc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5" calcext:value-type="float">
            <text:p>1021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 y constantes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E_CMFtj-YJA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7" calcext:value-type="float">
            <text:p>10216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primitivos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owxBT8bMv7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8" calcext:value-type="float">
            <text:p>1021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while - repeat while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XA2ePLxvuy4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4" calcext:value-type="float">
            <text:p>1021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for-in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8Yobo02yPws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5" calcext:value-type="float">
            <text:p>1021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fundamentales del dato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mEeWiNwa_PI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51" calcext:value-type="float">
            <text:p>1092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ses de datos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eirNt2d9z6E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52" calcext:value-type="float">
            <text:p>1092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plan de acción</text:p>
          </table:table-cell>
          <table:table-cell office:value-type="string" calcext:value-type="string">
            <text:p>Yeni Pérez Salazar</text:p>
          </table:table-cell>
          <table:table-cell office:value-type="string" calcext:value-type="string">
            <text:p>https://www.youtube.com/watch?v=u5hJEpgQ1iA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5" calcext:value-type="float">
            <text:p>1466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ando Insertar</text:p>
          </table:table-cell>
          <table:table-cell office:value-type="string" calcext:value-type="string">
            <text:p>Yo Androide</text:p>
          </table:table-cell>
          <table:table-cell office:value-type="string" calcext:value-type="string">
            <text:p>https://www.youtube.com/watch?v=x8xFKP8peEI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74" calcext:value-type="float">
            <text:p>1515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ando Eliminar </text:p>
          </table:table-cell>
          <table:table-cell office:value-type="string" calcext:value-type="string">
            <text:p>Yo Androide</text:p>
          </table:table-cell>
          <table:table-cell office:value-type="string" calcext:value-type="string">
            <text:p>https://www.youtube.com/watch?v=zGPxY-d6tzU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76" calcext:value-type="float">
            <text:p>1515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ertar registros en una tabla [Insert]</text:p>
          </table:table-cell>
          <table:table-cell office:value-type="string" calcext:value-type="string">
            <text:p>Yo Androide</text:p>
          </table:table-cell>
          <table:table-cell office:value-type="string" calcext:value-type="string">
            <text:p>https://www.youtube.com/watch?v=ANX6nDybTO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4" calcext:value-type="float">
            <text:p>1016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egando nuevas colecciones a Firebase</text:p>
          </table:table-cell>
          <table:table-cell office:value-type="string" calcext:value-type="string">
            <text:p>YouTics</text:p>
          </table:table-cell>
          <table:table-cell office:value-type="string" calcext:value-type="string">
            <text:p>https://www.youtube.com/watch?v=xUT9hpujlKc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61" calcext:value-type="float">
            <text:p>1007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s herramientas de los servidores web</text:p>
          </table:table-cell>
          <table:table-cell office:value-type="string" calcext:value-type="string">
            <text:p>ZoneClass</text:p>
          </table:table-cell>
          <table:table-cell office:value-type="string" calcext:value-type="string">
            <text:p>https://www.youtube.com/watch?v=Uw9QdF-4qp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3" calcext:value-type="float">
            <text:p>918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un servidor FTP</text:p>
          </table:table-cell>
          <table:table-cell office:value-type="string" calcext:value-type="string">
            <text:p>ZoneClass</text:p>
          </table:table-cell>
          <table:table-cell office:value-type="string" calcext:value-type="string">
            <text:p>https://www.youtube.com/watch?v=TNL_6-Ia0P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9" calcext:value-type="float">
            <text:p>918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servidores web en Linux </text:p>
          </table:table-cell>
          <table:table-cell office:value-type="string" calcext:value-type="string">
            <text:p>ZoneClass</text:p>
          </table:table-cell>
          <table:table-cell office:value-type="string" calcext:value-type="string">
            <text:p>https://www.youtube.com/watch?v=w7L2W1naSGQ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1" calcext:value-type="float">
            <text:p>918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buntu Terminal</text:p>
          </table:table-cell>
          <table:table-cell office:value-type="string" calcext:value-type="string">
            <text:p>ZoneClass</text:p>
          </table:table-cell>
          <table:table-cell office:value-type="string" calcext:value-type="string">
            <text:p>https://www.youtube.com/watch?v=DjveKGPe8F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7" calcext:value-type="float">
            <text:p>918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spectos a tener en cuenta sobre los servidores web</text:p>
          </table:table-cell>
          <table:table-cell office:value-type="string" calcext:value-type="string">
            <text:p>ZoneClass</text:p>
          </table:table-cell>
          <table:table-cell office:value-type="string" calcext:value-type="string">
            <text:p>https://www.youtube.com/watch?v=tInf0cD9z7w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3" calcext:value-type="float">
            <text:p>1402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egar colaboradores en Github</text:p>
          </table:table-cell>
          <table:table-cell office:value-type="string" calcext:value-type="string">
            <text:p>Zurck'z</text:p>
          </table:table-cell>
          <table:table-cell office:value-type="string" calcext:value-type="string">
            <text:p>https://www.youtube.com/watch?v=d5Af4FGM0c0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05" calcext:value-type="float">
            <text:p>103305</text:p>
          </table:table-cell>
          <table:table-cell table:number-columns-repeated="16377"/>
        </table:table-row>
      </table:table>
      <table:named-expressions/>
      <table:database-ranges>
        <table:database-range table:name="__Anonymous_Sheet_DB__0" table:target-range-address="'Canales-y-videos-afectados'.A1:'Canales-y-videos-afectados'.G1215" table:display-filter-buttons="true">
          <table:filter>
            <table:filter-and>
              <table:filter-condition table:value="Bluuweb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4T18:39:37.593916530</dc:date>
    <meta:editing-duration>PT24M54S</meta:editing-duration>
    <meta:editing-cycles>1</meta:editing-cycles>
    <meta:document-statistic meta:table-count="1" meta:cell-count="8505" meta:object-count="0"/>
    <meta:generator>LibreOffice/24.2.3.2$Linux_X86_64 LibreOffice_project/433d9c2ded56988e8a90e6b2e771ee4e6a5ab2ba</meta:generator>
  </office:meta>
</office:document-meta>
</file>